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7563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1.2189in"/>
    </style:style>
    <style:style style:name="co7" style:family="table-column">
      <style:table-column-properties fo:break-before="auto" style:column-width="1.6008in"/>
    </style:style>
    <style:style style:name="co10" style:family="table-column">
      <style:table-column-properties fo:break-before="auto" style:column-width="1.0035in"/>
    </style:style>
    <style:style style:name="co11" style:family="table-column">
      <style:table-column-properties fo:break-before="auto" style:column-width="0.9in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7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style:text-position=""/>
    </style:style>
    <style:style style:name="ce18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19" style:family="table-cell" style:parent-style-name="Pivot_20_Table_20_Category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20" style:family="table-cell" style:parent-style-name="Pivot_20_Table_20_Category">
      <style:table-cell-properties fo:border-bottom="none" fo:border-left="2.01pt solid #000000" fo:border-right="0.99pt solid #000000" fo:border-top="none"/>
      <style:text-properties style:text-position=""/>
    </style:style>
    <style:style style:name="ce21" style:family="table-cell" style:parent-style-name="Pivot_20_Table_20_Title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22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23" style:family="table-cell" style:parent-style-name="Pivot_20_Table_20_Category">
      <style:table-cell-properties fo:border-bottom="0.99pt solid #000000" fo:border-left="0.99pt solid #000000" fo:border-right="none" fo:border-top="none"/>
      <style:text-properties style:text-position=""/>
    </style:style>
    <style:style style:name="ce24" style:family="table-cell" style:parent-style-name="Pivot_20_Table_20_Value">
      <style:table-cell-properties fo:border-bottom="none" fo:border-left="0.99pt solid #000000" fo:border-right="none" fo:border-top="0.99pt solid #000000"/>
      <style:text-properties style:text-position=""/>
    </style:style>
    <style:style style:name="ce25" style:family="table-cell" style:parent-style-name="Pivot_20_Table_20_Value">
      <style:table-cell-properties fo:border-bottom="none" fo:border-left="0.99pt solid #000000" fo:border-right="none" fo:border-top="none"/>
      <style:text-properties style:text-position=""/>
    </style:style>
    <style:style style:name="ce26" style:family="table-cell" style:parent-style-name="Pivot_20_Table_20_Value">
      <style:table-cell-properties fo:border-bottom="0.99pt solid #000000" fo:border-left="0.99pt solid #000000" fo:border-right="none" fo:border-top="none"/>
      <style:text-properties style:text-position=""/>
    </style:style>
    <style:style style:name="ce27" style:family="table-cell" style:parent-style-name="Pivot_20_Table_20_Result">
      <style:table-cell-properties fo:border-bottom="2.01pt solid #000000" fo:border-left="0.99pt solid #000000" fo:border-right="none" fo:border-top="0.99pt solid #000000"/>
      <style:text-properties style:text-position=""/>
    </style:style>
    <style:style style:name="ce28" style:family="table-cell" style:parent-style-name="Pivot_20_Table_20_Corner">
      <style:table-cell-properties fo:border-bottom="0.99pt solid #000000" fo:border-left="none" fo:border-right="none" fo:border-top="2.01pt solid #000000"/>
      <style:text-properties style:text-position=""/>
    </style:style>
    <style:style style:name="ce29" style:family="table-cell" style:parent-style-name="Pivot_20_Table_20_Category">
      <style:table-cell-properties fo:border-bottom="0.99pt solid #000000" fo:border-left="none" fo:border-right="none" fo:border-top="none"/>
      <style:text-properties style:text-position=""/>
    </style:style>
    <style:style style:name="ce30" style:family="table-cell" style:parent-style-name="Pivot_20_Table_20_Value">
      <style:table-cell-properties fo:border-bottom="none" fo:border-left="none" fo:border-right="none" fo:border-top="0.99pt solid #000000"/>
      <style:text-properties style:text-position=""/>
    </style:style>
    <style:style style:name="ce31" style:family="table-cell" style:parent-style-name="Pivot_20_Table_20_Value">
      <style:table-cell-properties fo:border-bottom="0.99pt solid #000000" fo:border-left="none" fo:border-right="none" fo:border-top="none"/>
      <style:text-properties style:text-position=""/>
    </style:style>
    <style:style style:name="ce32" style:family="table-cell" style:parent-style-name="Pivot_20_Table_20_Result">
      <style:table-cell-properties fo:border-bottom="2.01pt solid #000000" fo:border-left="none" fo:border-right="none" fo:border-top="0.99pt solid #000000"/>
      <style:text-properties style:text-position=""/>
    </style:style>
    <style:style style:name="ce33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style:text-position=""/>
    </style:style>
    <style:style style:name="ce34" style:family="table-cell" style:parent-style-name="Pivot_20_Table_20_Category">
      <style:table-cell-properties fo:border-bottom="0.99pt solid #000000" fo:border-left="none" fo:border-right="2.01pt solid #000000" fo:border-top="none"/>
      <style:text-properties style:text-position=""/>
    </style:style>
    <style:style style:name="ce35" style:family="table-cell" style:parent-style-name="Pivot_20_Table_20_Value">
      <style:table-cell-properties fo:border-bottom="none" fo:border-left="none" fo:border-right="2.01pt solid #000000" fo:border-top="0.99pt solid #000000"/>
      <style:text-properties style:text-position=""/>
    </style:style>
    <style:style style:name="ce36" style:family="table-cell" style:parent-style-name="Pivot_20_Table_20_Value">
      <style:table-cell-properties fo:border-bottom="none" fo:border-left="none" fo:border-right="2.01pt solid #000000" fo:border-top="none"/>
      <style:text-properties style:text-position=""/>
    </style:style>
    <style:style style:name="ce37" style:family="table-cell" style:parent-style-name="Pivot_20_Table_20_Value">
      <style:table-cell-properties fo:border-bottom="0.99pt solid #000000" fo:border-left="none" fo:border-right="2.01pt solid #000000" fo:border-top="none"/>
      <style:text-properties style:text-position=""/>
    </style:style>
    <style:style style:name="ce38" style:family="table-cell" style:parent-style-name="Pivot_20_Table_20_Result">
      <style:table-cell-properties fo:border-bottom="2.01pt solid #000000" fo:border-left="none" fo:border-right="2.01pt solid #000000" fo:border-top="0.99pt solid #000000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9" style:family="table-cell" style:parent-style-name="Default">
      <style:table-cell-properties fo:background-color="#ff6633"/>
      <style:text-properties fo:color="#ffff00" style:text-position=""/>
    </style:style>
    <style:style style:name="ce40" style:family="table-cell" style:parent-style-name="Default">
      <style:text-properties fo:color="#ffff00" style:text-position="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2pt solid #c0c0c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style:rotation-align="none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37"/>
    <style:style style:name="ce51" style:family="table-cell" style:parent-style-name="Default" style:data-style-name="N100"/>
    <style:style style:name="ce52" style:family="table-cell" style:parent-style-name="Default">
      <style:table-cell-properties fo:background-color="#cfe7f5"/>
    </style:style>
    <style:style style:name="ce53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0">
      <style:table-cell-properties style:glyph-orientation-vertical="0" fo:background-color="#99cc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" style:family="table-cell" style:parent-style-name="Default">
      <style:table-cell-properties fo:background-color="#cfe7f5" style:diagonal-bl-tr="none" style:diagonal-tl-br="none" fo:border="none" style:rotation-align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0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61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62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6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4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6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66" style:family="table-cell" style:parent-style-name="Pivot_20_Table_20_Value">
      <style:table-cell-properties fo:border-bottom="none" fo:border-left="0.99pt solid #000000" fo:border-right="none" fo:border-top="none"/>
    </style:style>
    <style:style style:name="ce6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68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6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70" style:family="table-cell" style:parent-style-name="Pivot_20_Table_20_Category">
      <style:table-cell-properties fo:border-bottom="0.99pt solid #000000" fo:border-left="none" fo:border-right="none" fo:border-top="none"/>
    </style:style>
    <style:style style:name="ce71" style:family="table-cell" style:parent-style-name="Pivot_20_Table_20_Value">
      <style:table-cell-properties fo:border-bottom="none" fo:border-left="none" fo:border-right="none" fo:border-top="0.99pt solid #000000"/>
    </style:style>
    <style:style style:name="ce72" style:family="table-cell" style:parent-style-name="Pivot_20_Table_20_Value">
      <style:table-cell-properties fo:border-bottom="0.99pt solid #000000" fo:border-left="none" fo:border-right="none" fo:border-top="none"/>
    </style:style>
    <style:style style:name="ce73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7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5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76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77" style:family="table-cell" style:parent-style-name="Pivot_20_Table_20_Value">
      <style:table-cell-properties fo:border-bottom="none" fo:border-left="none" fo:border-right="2.01pt solid #000000" fo:border-top="none"/>
    </style:style>
    <style:style style:name="ce78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79" style:family="table-cell" style:parent-style-name="Pivot_20_Table_20_Result">
      <style:table-cell-properties fo:border-bottom="2.01pt solid #000000" fo:border-left="none" fo:border-right="2.01pt solid #000000" fo:border-top="0.99pt solid #000000"/>
    </style:style>
    <style:style style:name="ce80" style:family="table-cell" style:parent-style-name="Default">
      <style:table-cell-properties fo:background-color="#ff6633"/>
      <style:text-properties fo:color="#ffff00"/>
    </style:style>
    <style:style style:name="ce81" style:family="table-cell" style:parent-style-name="Default">
      <style:text-properties fo:color="#ffff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8" table:number-columns-repeated="9" table:default-cell-style-name="ce56"/>
        <table:table-column table:style-name="co8" table:number-columns-repeated="1001" table:default-cell-style-name="Default"/>
        <table:table-row table:style-name="ro3">
          <table:table-cell table:style-name="ce42" office:value-type="string" calcext:value-type="string">
            <text:p>UFID</text:p>
          </table:table-cell>
          <table:table-cell table:style-name="ce42" office:value-type="string" calcext:value-type="string">
            <text:p>Genus</text:p>
          </table:table-cell>
          <table:table-cell table:style-name="ce42" office:value-type="string" calcext:value-type="string">
            <text:p>Species</text:p>
          </table:table-cell>
          <table:table-cell table:style-name="ce42" office:value-type="string" calcext:value-type="string">
            <text:p>consensusESU</text:p>
          </table:table-cell>
          <table:table-cell table:style-name="ce42" office:value-type="string" calcext:value-type="string">
            <text:p>molecularESU</text:p>
          </table:table-cell>
          <table:table-cell table:style-name="ce42" office:value-type="string" calcext:value-type="string">
            <text:p>morphologicalESU</text:p>
          </table:table-cell>
          <table:table-cell table:style-name="ce42" office:value-type="string" calcext:value-type="string">
            <text:p>Country</text:p>
          </table:table-cell>
          <table:table-cell table:style-name="ce42" office:value-type="string" calcext:value-type="string">
            <text:p>Lat</text:p>
          </table:table-cell>
          <table:table-cell table:style-name="ce42" office:value-type="string" calcext:value-type="string">
            <text:p>Long</text:p>
          </table:table-cell>
          <table:table-cell table:style-name="ce42" office:value-type="string" calcext:value-type="string">
            <text:p>Date Collected</text:p>
          </table:table-cell>
          <table:table-cell table:style-name="ce42" office:value-type="string" calcext:value-type="string">
            <text:p>Extract</text:p>
          </table:table-cell>
          <table:table-cell table:style-name="ce42" office:value-type="string" calcext:value-type="string">
            <text:p>notes</text:p>
          </table:table-cell>
          <table:table-cell table:style-name="ce42" office:value-type="string" calcext:value-type="string">
            <text:p>ossicle_pictures</text:p>
          </table:table-cell>
          <table:table-cell table:style-name="ce42" office:value-type="string" calcext:value-type="string">
            <text:p>Photo</text:p>
          </table:table-cell>
          <table:table-cell table:style-name="Default" office:value-type="string" calcext:value-type="string">
            <text:p>n16S</text:p>
          </table:table-cell>
          <table:table-cell table:style-name="Default" office:value-type="string" calcext:value-type="string">
            <text:p>n16Sc</text:p>
          </table:table-cell>
          <table:table-cell table:style-name="Default" office:value-type="string" calcext:value-type="string">
            <text:p>nCOI</text:p>
          </table:table-cell>
          <table:table-cell table:style-name="Default" office:value-type="string" calcext:value-type="string">
            <text:p>nATP6</text:p>
          </table:table-cell>
          <table:table-cell table:style-name="Default" office:value-type="string" calcext:value-type="string">
            <text:p>nc0036</text:p>
          </table:table-cell>
          <table:table-cell table:style-name="Default" office:value-type="string" calcext:value-type="string">
            <text:p>nc0775</text:p>
          </table:table-cell>
          <table:table-cell table:style-name="Default" office:value-type="string" calcext:value-type="string">
            <text:p>nITS</text:p>
          </table:table-cell>
          <table:table-cell table:style-name="Default" office:value-type="string" calcext:value-type="string">
            <text:p>nLSU</text:p>
          </table:table-cell>
          <table:table-cell table:style-name="Default" office:value-type="string" calcext:value-type="string">
            <text:p>nH3a</text:p>
          </table:table-cell>
          <table:table-cell office:value-type="string" calcext:value-type="string">
            <text:p>sumLoci</text:p>
          </table:table-cell>
          <table:table-cell table:number-columns-repeated="1000"/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8/22/1984</text:p>
          </table:table-cell>
          <table:table-cell office:value-type="string" calcext:value-type="string">
            <text:p>N012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:.W2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8/22/1984</text:p>
          </table:table-cell>
          <table:table-cell office:value-type="string" calcext:value-type="string">
            <text:p>N012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3:.W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Rangiroa</text:p>
          </table:table-cell>
          <table:table-cell office:value-type="float" office:value="-14.9833333333" calcext:value-type="float">
            <text:p>-14.9833333333</text:p>
          </table:table-cell>
          <table:table-cell office:value-type="float" office:value="-147.6166666667" calcext:value-type="float">
            <text:p>-147.6166666667</text:p>
          </table:table-cell>
          <table:table-cell office:value-type="string" calcext:value-type="string">
            <text:p>10/29/2001</text:p>
          </table:table-cell>
          <table:table-cell office:value-type="string" calcext:value-type="string">
            <text:p>X00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4:.W4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460" calcext:value-type="float">
            <text:p>46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Fiji</text:p>
          </table:table-cell>
          <table:table-cell office:value-type="float" office:value="-18.1788166667" calcext:value-type="float">
            <text:p>-18.1788166667</text:p>
          </table:table-cell>
          <table:table-cell office:value-type="float" office:value="178.4574333333" calcext:value-type="float">
            <text:p>178.4574333333</text:p>
          </table:table-cell>
          <table:table-cell office:value-type="string" calcext:value-type="string">
            <text:p>11/10/2001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5:.W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574" calcext:value-type="float">
            <text:p>57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Tikehau</text:p>
          </table:table-cell>
          <table:table-cell office:value-type="float" office:value="-15.133333" calcext:value-type="float">
            <text:p>-15.133333</text:p>
          </table:table-cell>
          <table:table-cell office:value-type="float" office:value="-148.233333" calcext:value-type="float">
            <text:p>-148.233333</text:p>
          </table:table-cell>
          <table:table-cell office:value-type="string" calcext:value-type="string">
            <text:p>6/10/2001</text:p>
          </table:table-cell>
          <table:table-cell office:value-type="string" calcext:value-type="string">
            <text:p>N01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:.W6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5" calcext:value-type="float">
            <text:p>-17.5</text:p>
          </table:table-cell>
          <table:table-cell office:value-type="float" office:value="-149.8" calcext:value-type="float">
            <text:p>-149.8</text:p>
          </table:table-cell>
          <table:table-cell office:value-type="string" calcext:value-type="string">
            <text:p>10/26/2001</text:p>
          </table:table-cell>
          <table:table-cell office:value-type="string" calcext:value-type="string">
            <text:p>N0148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7:.W7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929" calcext:value-type="float">
            <text:p>92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Hawaii</text:p>
          </table:table-cell>
          <table:table-cell office:value-type="float" office:value="20.999748" calcext:value-type="float">
            <text:p>20.999748</text:p>
          </table:table-cell>
          <table:table-cell office:value-type="float" office:value="-156.667097" calcext:value-type="float">
            <text:p>-156.667097</text:p>
          </table:table-cell>
          <table:table-cell office:value-type="string" calcext:value-type="string">
            <text:p>10/10/2000</text:p>
          </table:table-cell>
          <table:table-cell table:style-name="ce43" office:value-type="string" calcext:value-type="string">
            <text:p>J0321</text:p>
          </table:table-cell>
          <table:table-cell table:style-name="ce43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3" table:formula="of:=SUM([.O8:.W8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932" calcext:value-type="float">
            <text:p>93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Hawaii</text:p>
          </table:table-cell>
          <table:table-cell office:value-type="float" office:value="20.93765" calcext:value-type="float">
            <text:p>20.93765</text:p>
          </table:table-cell>
          <table:table-cell office:value-type="float" office:value="-156.34048" calcext:value-type="float">
            <text:p>-156.34048</text:p>
          </table:table-cell>
          <table:table-cell table:style-name="ce50" office:value-type="string" calcext:value-type="string">
            <text:p>10/08/2000</text:p>
          </table:table-cell>
          <table:table-cell office:value-type="string" calcext:value-type="string">
            <text:p>N114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9:.W9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62" calcext:value-type="float">
            <text:p>96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Hawaii</text:p>
          </table:table-cell>
          <table:table-cell office:value-type="float" office:value="19.4769166667" calcext:value-type="float">
            <text:p>19.4769166667</text:p>
          </table:table-cell>
          <table:table-cell office:value-type="float" office:value="-155.9398611111" calcext:value-type="float">
            <text:p>-155.9398611111</text:p>
          </table:table-cell>
          <table:table-cell office:value-type="string" calcext:value-type="string">
            <text:p>11/4/1997</text:p>
          </table:table-cell>
          <table:table-cell table:style-name="ce52" office:value-type="string" calcext:value-type="string">
            <text:p>N1150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2" table:formula="of:=SUM([.O10:.W10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975" calcext:value-type="float">
            <text:p>97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New Caledonia</text:p>
          </table:table-cell>
          <table:table-cell office:value-type="float" office:value="-22.258119" calcext:value-type="float">
            <text:p>-22.258119</text:p>
          </table:table-cell>
          <table:table-cell office:value-type="float" office:value="166.38936" calcext:value-type="float">
            <text:p>166.38936</text:p>
          </table:table-cell>
          <table:table-cell office:value-type="string" calcext:value-type="string">
            <text:p>1/26/1999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1:.W11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77" calcext:value-type="float">
            <text:p>127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Maui</text:p>
          </table:table-cell>
          <table:table-cell office:value-type="float" office:value="20.810833" calcext:value-type="float">
            <text:p>20.810833</text:p>
          </table:table-cell>
          <table:table-cell office:value-type="float" office:value="-156.621389" calcext:value-type="float">
            <text:p>-156.621389</text:p>
          </table:table-cell>
          <table:table-cell office:value-type="string" calcext:value-type="string">
            <text:p>11/26/2002</text:p>
          </table:table-cell>
          <table:table-cell office:value-type="string" calcext:value-type="string">
            <text:p>X00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2:.W12])"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1280" calcext:value-type="float">
            <text:p>128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tiger</text:p>
          </table:table-cell>
          <table:table-cell office:value-type="string" calcext:value-type="string">
            <text:p>Maui</text:p>
          </table:table-cell>
          <table:table-cell office:value-type="float" office:value="21.001197" calcext:value-type="float">
            <text:p>21.001197</text:p>
          </table:table-cell>
          <table:table-cell office:value-type="float" office:value="-156.668389" calcext:value-type="float">
            <text:p>-156.668389</text:p>
          </table:table-cell>
          <table:table-cell office:value-type="string" calcext:value-type="string">
            <text:p>11/12/2002</text:p>
          </table:table-cell>
          <table:table-cell table:style-name="ce52" office:value-type="string" calcext:value-type="string">
            <text:p>J0419</text:p>
          </table:table-cell>
          <table:table-cell table:style-name="ce52"/>
          <table:table-cell table:style-name="ce52" office:value-type="string" calcext:value-type="string">
            <text:p>yes (buttons only)</text:p>
          </table:table-cell>
          <table:table-cell table:style-name="ce52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13:.W13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1352" calcext:value-type="float">
            <text:p>135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Cooks</text:p>
          </table:table-cell>
          <table:table-cell office:value-type="float" office:value="-18.9" calcext:value-type="float">
            <text:p>-18.9</text:p>
          </table:table-cell>
          <table:table-cell office:value-type="float" office:value="-159.8" calcext:value-type="float">
            <text:p>-159.8</text:p>
          </table:table-cell>
          <table:table-cell office:value-type="string" calcext:value-type="string">
            <text:p>10/18/198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4:.W14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583" calcext:value-type="float">
            <text:p>158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Niue Island</text:p>
          </table:table-cell>
          <table:table-cell office:value-type="float" office:value="-19.1" calcext:value-type="float">
            <text:p>-19.1</text:p>
          </table:table-cell>
          <table:table-cell office:value-type="float" office:value="-169.9" calcext:value-type="float">
            <text:p>-169.9</text:p>
          </table:table-cell>
          <table:table-cell office:value-type="string" calcext:value-type="string">
            <text:p>8/27/198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5:.W1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587" calcext:value-type="float">
            <text:p>158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Hawaii</text:p>
          </table:table-cell>
          <table:table-cell office:value-type="float" office:value="20.96403" calcext:value-type="float">
            <text:p>20.96403</text:p>
          </table:table-cell>
          <table:table-cell office:value-type="float" office:value="-156.667884" calcext:value-type="float">
            <text:p>-156.667884</text:p>
          </table:table-cell>
          <table:table-cell/>
          <table:table-cell table:style-name="ce43" office:value-type="string" calcext:value-type="string">
            <text:p>N0149</text:p>
          </table:table-cell>
          <table:table-cell table:style-name="ce43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3" table:formula="of:=SUM([.O16:.W16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1611" calcext:value-type="float">
            <text:p>161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Palau</text:p>
          </table:table-cell>
          <table:table-cell office:value-type="float" office:value="7.324715" calcext:value-type="float">
            <text:p>7.324715</text:p>
          </table:table-cell>
          <table:table-cell office:value-type="float" office:value="134.495003" calcext:value-type="float">
            <text:p>134.495003</text:p>
          </table:table-cell>
          <table:table-cell office:value-type="string" calcext:value-type="string">
            <text:p>3/5/2003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7:.W17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620" calcext:value-type="float">
            <text:p>162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Niue Island</text:p>
          </table:table-cell>
          <table:table-cell office:value-type="float" office:value="-19.1" calcext:value-type="float">
            <text:p>-19.1</text:p>
          </table:table-cell>
          <table:table-cell office:value-type="float" office:value="-169.9" calcext:value-type="float">
            <text:p>-169.9</text:p>
          </table:table-cell>
          <table:table-cell office:value-type="string" calcext:value-type="string">
            <text:p>8/25/198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8:.W1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626" calcext:value-type="float">
            <text:p>162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SU1?</text:p>
          </table:table-cell>
          <table:table-cell office:value-type="string" calcext:value-type="string">
            <text:p>Niue Island</text:p>
          </table:table-cell>
          <table:table-cell office:value-type="float" office:value="-19.1" calcext:value-type="float">
            <text:p>-19.1</text:p>
          </table:table-cell>
          <table:table-cell office:value-type="float" office:value="-169.9" calcext:value-type="float">
            <text:p>-169.9</text:p>
          </table:table-cell>
          <table:table-cell office:value-type="string" calcext:value-type="string">
            <text:p>8/25/198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9:.W19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835" calcext:value-type="float">
            <text:p>183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SU2?</text:p>
          </table:table-cell>
          <table:table-cell office:value-type="string" calcext:value-type="string">
            <text:p>Niue Island</text:p>
          </table:table-cell>
          <table:table-cell office:value-type="float" office:value="-19.1" calcext:value-type="float">
            <text:p>-19.1</text:p>
          </table:table-cell>
          <table:table-cell office:value-type="float" office:value="-169.9" calcext:value-type="float">
            <text:p>-169.9</text:p>
          </table:table-cell>
          <table:table-cell office:value-type="string" calcext:value-type="string">
            <text:p>4/30/198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0:.W2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838" calcext:value-type="float">
            <text:p>183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Fiji</text:p>
          </table:table-cell>
          <table:table-cell office:value-type="float" office:value="-18.762457" calcext:value-type="float">
            <text:p>-18.762457</text:p>
          </table:table-cell>
          <table:table-cell office:value-type="float" office:value="178.522084" calcext:value-type="float">
            <text:p>178.522084</text:p>
          </table:table-cell>
          <table:table-cell table:number-columns-repeated="5"/>
          <table:table-cell table:number-columns-repeated="9" table:style-name="ce57" office:value-type="string" calcext:value-type="string">
            <text:p>NA</text:p>
          </table:table-cell>
          <table:table-cell table:formula="of:=SUM([.O21:.W21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table:style-name="ce43" office:value-type="float" office:value="1842" calcext:value-type="float">
            <text:p>1842</text:p>
          </table:table-cell>
          <table:table-cell table:style-name="ce43" office:value-type="string" calcext:value-type="string">
            <text:p>Holothuria</text:p>
          </table:table-cell>
          <table:table-cell table:style-name="ce43" office:value-type="string" calcext:value-type="string">
            <text:p>impatiens</text:p>
          </table:table-cell>
          <table:table-cell office:value-type="string" calcext:value-type="string">
            <text:p>Hawaii</text:p>
          </table:table-cell>
          <table:table-cell table:style-name="ce43" office:value-type="string" calcext:value-type="string">
            <text:p>Hawaii</text:p>
          </table:table-cell>
          <table:table-cell table:style-name="ce43" office:value-type="string" calcext:value-type="string">
            <text:p>ESU1/hawaii</text:p>
          </table:table-cell>
          <table:table-cell table:style-name="ce43" office:value-type="string" calcext:value-type="string">
            <text:p>Maui</text:p>
          </table:table-cell>
          <table:table-cell office:value-type="float" office:value="20.810833" calcext:value-type="float">
            <text:p>20.810833</text:p>
          </table:table-cell>
          <table:table-cell office:value-type="float" office:value="-156.621389" calcext:value-type="float">
            <text:p>-156.621389</text:p>
          </table:table-cell>
          <table:table-cell table:style-name="ce43" office:value-type="string" calcext:value-type="string">
            <text:p>11/5/1998</text:p>
          </table:table-cell>
          <table:table-cell table:style-name="ce43" office:value-type="string" calcext:value-type="string">
            <text:p>C0024</text:p>
          </table:table-cell>
          <table:table-cell table:style-name="ce43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3" table:formula="of:=SUM([.O22:.W22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table:style-name="ce43" office:value-type="float" office:value="1850" calcext:value-type="float">
            <text:p>1850</text:p>
          </table:table-cell>
          <table:table-cell table:style-name="ce43" office:value-type="string" calcext:value-type="string">
            <text:p>Holothuria</text:p>
          </table:table-cell>
          <table:table-cell table:style-name="ce43"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table:style-name="ce43" office:value-type="string" calcext:value-type="string">
            <text:p>ESU1/hawaii</text:p>
          </table:table-cell>
          <table:table-cell table:style-name="ce43" office:value-type="string" calcext:value-type="string">
            <text:p>Oahu</text:p>
          </table:table-cell>
          <table:table-cell office:value-type="float" office:value="21.287347" calcext:value-type="float">
            <text:p>21.287347</text:p>
          </table:table-cell>
          <table:table-cell office:value-type="float" office:value="-157.672663" calcext:value-type="float">
            <text:p>-157.672663</text:p>
          </table:table-cell>
          <table:table-cell table:style-name="ce43" office:value-type="string" calcext:value-type="string">
            <text:p>8/31/1999</text:p>
          </table:table-cell>
          <table:table-cell table:style-name="ce52" office:value-type="string" calcext:value-type="string">
            <text:p>N0147,C0023</text:p>
          </table:table-cell>
          <table:table-cell table:style-name="ce52" table:number-columns-repeated="3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23:.W23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Maui</text:p>
          </table:table-cell>
          <table:table-cell office:value-type="float" office:value="20.810833" calcext:value-type="float">
            <text:p>20.810833</text:p>
          </table:table-cell>
          <table:table-cell office:value-type="float" office:value="-156.621389" calcext:value-type="float">
            <text:p>-156.621389</text:p>
          </table:table-cell>
          <table:table-cell office:value-type="string" calcext:value-type="string">
            <text:p>11/5/1998</text:p>
          </table:table-cell>
          <table:table-cell table:style-name="ce52" office:value-type="string" calcext:value-type="string">
            <text:p>C0022</text:p>
          </table:table-cell>
          <table:table-cell table:style-name="ce52"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24:.W24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887" calcext:value-type="float">
            <text:p>188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Tahiti</text:p>
          </table:table-cell>
          <table:table-cell office:value-type="float" office:value="-17.6" calcext:value-type="float">
            <text:p>-17.6</text:p>
          </table:table-cell>
          <table:table-cell office:value-type="float" office:value="-149.4" calcext:value-type="float">
            <text:p>-149.4</text:p>
          </table:table-cell>
          <table:table-cell office:value-type="string" calcext:value-type="string">
            <text:p>9/1/1984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5:.W2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895" calcext:value-type="float">
            <text:p>189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bad shape, juvenile, inconclusive</text:p>
          </table:table-cell>
          <table:table-cell office:value-type="string" calcext:value-type="string">
            <text:p>Cook Islands</text:p>
          </table:table-cell>
          <table:table-cell office:value-type="float" office:value="-18.9" calcext:value-type="float">
            <text:p>-18.9</text:p>
          </table:table-cell>
          <table:table-cell office:value-type="float" office:value="-159.8" calcext:value-type="float">
            <text:p>-159.8</text:p>
          </table:table-cell>
          <table:table-cell office:value-type="string" calcext:value-type="string">
            <text:p>11/15/198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6:.W26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909" calcext:value-type="float">
            <text:p>190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?</text:p>
          </table:table-cell>
          <table:table-cell/>
          <table:table-cell table:style-name="ce46"/>
          <table:table-cell office:value-type="string" calcext:value-type="string">
            <text:p>Niue Island</text:p>
          </table:table-cell>
          <table:table-cell office:value-type="float" office:value="-19.1" calcext:value-type="float">
            <text:p>-19.1</text:p>
          </table:table-cell>
          <table:table-cell office:value-type="float" office:value="-169.9" calcext:value-type="float">
            <text:p>-169.9</text:p>
          </table:table-cell>
          <table:table-cell office:value-type="string" calcext:value-type="string">
            <text:p>8/25/198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7:.W27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981" calcext:value-type="float">
            <text:p>198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Cook Islands</text:p>
          </table:table-cell>
          <table:table-cell office:value-type="float" office:value="-21.2" calcext:value-type="float">
            <text:p>-21.2</text:p>
          </table:table-cell>
          <table:table-cell office:value-type="float" office:value="-159.8" calcext:value-type="float">
            <text:p>-159.8</text:p>
          </table:table-cell>
          <table:table-cell office:value-type="string" calcext:value-type="string">
            <text:p>10/1/1984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8:.W2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Fiji</text:p>
          </table:table-cell>
          <table:table-cell office:value-type="float" office:value="-18.183205" calcext:value-type="float">
            <text:p>-18.183205</text:p>
          </table:table-cell>
          <table:table-cell office:value-type="float" office:value="177.561427" calcext:value-type="float">
            <text:p>177.561427</text:p>
          </table:table-cell>
          <table:table-cell office:value-type="string" calcext:value-type="string">
            <text:p>7/3/198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9:.W29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2100" calcext:value-type="float">
            <text:p>210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WA</text:p>
          </table:table-cell>
          <table:table-cell office:value-type="string" calcext:value-type="string">
            <text:p>Virgin Islands</text:p>
          </table:table-cell>
          <table:table-cell office:value-type="float" office:value="18.3390972222" calcext:value-type="float">
            <text:p>18.3390972222</text:p>
          </table:table-cell>
          <table:table-cell office:value-type="float" office:value="-64.6761444444" calcext:value-type="float">
            <text:p>-64.6761444444</text:p>
          </table:table-cell>
          <table:table-cell/>
          <table:table-cell table:style-name="ce52" office:value-type="string" calcext:value-type="string">
            <text:p>G0222</text:p>
          </table:table-cell>
          <table:table-cell table:style-name="ce52"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30:.W30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268" calcext:value-type="float">
            <text:p>226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Papua New Guinea</text:p>
          </table:table-cell>
          <table:table-cell office:value-type="float" office:value="-3.5908333333" calcext:value-type="float">
            <text:p>-3.5908333333</text:p>
          </table:table-cell>
          <table:table-cell office:value-type="float" office:value="148.0319444444" calcext:value-type="float">
            <text:p>148.0319444444</text:p>
          </table:table-cell>
          <table:table-cell office:value-type="string" calcext:value-type="string">
            <text:p>6/20/2003</text:p>
          </table:table-cell>
          <table:table-cell office:value-type="string" calcext:value-type="string">
            <text:p>N01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31:.W31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2516" calcext:value-type="float">
            <text:p>251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?</text:p>
          </table:table-cell>
          <table:table-cell/>
          <table:table-cell table:style-name="ce46"/>
          <table:table-cell office:value-type="string" calcext:value-type="string">
            <text:p>Mauritius</text:p>
          </table:table-cell>
          <table:table-cell office:value-type="float" office:value="-20.21" calcext:value-type="float">
            <text:p>-20.21</text:p>
          </table:table-cell>
          <table:table-cell office:value-type="float" office:value="57.55" calcext:value-type="float">
            <text:p>57.55</text:p>
          </table:table-cell>
          <table:table-cell table:number-columns-repeated="5"/>
          <table:table-cell table:number-columns-repeated="9" table:style-name="ce57" office:value-type="string" calcext:value-type="string">
            <text:p>NA</text:p>
          </table:table-cell>
          <table:table-cell table:formula="of:=SUM([.O32:.W32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3430" calcext:value-type="float">
            <text:p>343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P</text:p>
          </table:table-cell>
          <table:table-cell office:value-type="string" calcext:value-type="string">
            <text:p>Panama</text:p>
          </table:table-cell>
          <table:table-cell office:value-type="float" office:value="8.243" calcext:value-type="float">
            <text:p>8.243</text:p>
          </table:table-cell>
          <table:table-cell office:value-type="float" office:value="-78.8723333333" calcext:value-type="float">
            <text:p>-78.8723333333</text:p>
          </table:table-cell>
          <table:table-cell office:value-type="string" calcext:value-type="string">
            <text:p>4/7/2004</text:p>
          </table:table-cell>
          <table:table-cell office:value-type="string" calcext:value-type="string">
            <text:p>G01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33:.W33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3625" calcext:value-type="float">
            <text:p>362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Palau</text:p>
          </table:table-cell>
          <table:table-cell office:value-type="float" office:value="7.161111" calcext:value-type="float">
            <text:p>7.161111</text:p>
          </table:table-cell>
          <table:table-cell office:value-type="float" office:value="134.376111" calcext:value-type="float">
            <text:p>134.376111</text:p>
          </table:table-cell>
          <table:table-cell/>
          <table:table-cell office:value-type="string" calcext:value-type="string">
            <text:p>N0122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34:.W34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3631" calcext:value-type="float">
            <text:p>363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Palau</text:p>
          </table:table-cell>
          <table:table-cell office:value-type="float" office:value="7.161111" calcext:value-type="float">
            <text:p>7.161111</text:p>
          </table:table-cell>
          <table:table-cell office:value-type="float" office:value="134.376111" calcext:value-type="float">
            <text:p>134.376111</text:p>
          </table:table-cell>
          <table:table-cell office:value-type="string" calcext:value-type="string">
            <text:p>8/22/1995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35:.W3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3928" calcext:value-type="float">
            <text:p>392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7/26/2004</text:p>
          </table:table-cell>
          <table:table-cell office:value-type="string" calcext:value-type="string">
            <text:p>N01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36:.W36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3929" calcext:value-type="float">
            <text:p>392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7/4/2004</text:p>
          </table:table-cell>
          <table:table-cell office:value-type="string" calcext:value-type="string">
            <text:p>N012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37:.W3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4098" calcext:value-type="float">
            <text:p>409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Taiwan</text:p>
          </table:table-cell>
          <table:table-cell office:value-type="float" office:value="21.9333" calcext:value-type="float">
            <text:p>21.9333</text:p>
          </table:table-cell>
          <table:table-cell office:value-type="float" office:value="120.8167" calcext:value-type="float">
            <text:p>120.8167</text:p>
          </table:table-cell>
          <table:table-cell office:value-type="string" calcext:value-type="string">
            <text:p>5/14/2005</text:p>
          </table:table-cell>
          <table:table-cell office:value-type="string" calcext:value-type="string">
            <text:p>X00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38:.W38])"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4255" calcext:value-type="float">
            <text:p>425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man</text:p>
          </table:table-cell>
          <table:table-cell office:value-type="float" office:value="23.637545" calcext:value-type="float">
            <text:p>23.637545</text:p>
          </table:table-cell>
          <table:table-cell office:value-type="float" office:value="58.48879" calcext:value-type="float">
            <text:p>58.48879</text:p>
          </table:table-cell>
          <table:table-cell office:value-type="string" calcext:value-type="string">
            <text:p>1/26/2005</text:p>
          </table:table-cell>
          <table:table-cell office:value-type="string" calcext:value-type="string">
            <text:p>X001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O39:.W39])" office:value-type="float" office:value="1" calcext:value-type="float">
            <text:p>1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4257" calcext:value-type="float">
            <text:p>425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man</text:p>
          </table:table-cell>
          <table:table-cell office:value-type="float" office:value="23.637545" calcext:value-type="float">
            <text:p>23.637545</text:p>
          </table:table-cell>
          <table:table-cell office:value-type="float" office:value="58.48879" calcext:value-type="float">
            <text:p>58.48879</text:p>
          </table:table-cell>
          <table:table-cell office:value-type="string" calcext:value-type="string">
            <text:p>1/26/2005</text:p>
          </table:table-cell>
          <table:table-cell office:value-type="string" calcext:value-type="string">
            <text:p>X003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40:.W40])"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4258" calcext:value-type="float">
            <text:p>425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man</text:p>
          </table:table-cell>
          <table:table-cell office:value-type="float" office:value="23.637545" calcext:value-type="float">
            <text:p>23.637545</text:p>
          </table:table-cell>
          <table:table-cell office:value-type="float" office:value="58.48879" calcext:value-type="float">
            <text:p>58.48879</text:p>
          </table:table-cell>
          <table:table-cell office:value-type="string" calcext:value-type="string">
            <text:p>1/26/2005</text:p>
          </table:table-cell>
          <table:table-cell office:value-type="string" calcext:value-type="string">
            <text:p>X003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41:.W41])"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table:style-name="ce43" office:value-type="float" office:value="4264" calcext:value-type="float">
            <text:p>4264</text:p>
          </table:table-cell>
          <table:table-cell table:style-name="ce43" office:value-type="string" calcext:value-type="string">
            <text:p>Holothuria</text:p>
          </table:table-cell>
          <table:table-cell table:style-name="ce43"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Oman</text:p>
          </table:table-cell>
          <table:table-cell office:value-type="float" office:value="23.637545" calcext:value-type="float">
            <text:p>23.637545</text:p>
          </table:table-cell>
          <table:table-cell office:value-type="float" office:value="58.48879" calcext:value-type="float">
            <text:p>58.48879</text:p>
          </table:table-cell>
          <table:table-cell table:style-name="ce43" office:value-type="string" calcext:value-type="string">
            <text:p>1/26/2005</text:p>
          </table:table-cell>
          <table:table-cell table:style-name="ce43" office:value-type="string" calcext:value-type="string">
            <text:p>N0146,C0021</text:p>
          </table:table-cell>
          <table:table-cell table:style-name="ce43"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42:.W42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4307" calcext:value-type="float">
            <text:p>430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Vanuatu</text:p>
          </table:table-cell>
          <table:table-cell office:value-type="float" office:value="-15.5325" calcext:value-type="float">
            <text:p>-15.5325</text:p>
          </table:table-cell>
          <table:table-cell office:value-type="float" office:value="167.2141666667" calcext:value-type="float">
            <text:p>167.2141666667</text:p>
          </table:table-cell>
          <table:table-cell office:value-type="string" calcext:value-type="string">
            <text:p>1/16/2005</text:p>
          </table:table-cell>
          <table:table-cell office:value-type="string" calcext:value-type="string">
            <text:p>N01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43:.W43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4343" calcext:value-type="float">
            <text:p>434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Vanuatu</text:p>
          </table:table-cell>
          <table:table-cell office:value-type="float" office:value="-15.4777777778" calcext:value-type="float">
            <text:p>-15.4777777778</text:p>
          </table:table-cell>
          <table:table-cell office:value-type="float" office:value="167.2583333333" calcext:value-type="float">
            <text:p>167.2583333333</text:p>
          </table:table-cell>
          <table:table-cell office:value-type="string" calcext:value-type="string">
            <text:p>1/18/2005</text:p>
          </table:table-cell>
          <table:table-cell office:value-type="string" calcext:value-type="string">
            <text:p>N01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44:.W44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4606" calcext:value-type="float">
            <text:p>460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needsSeq</text:p>
          </table:table-cell>
          <table:table-cell/>
          <table:table-cell table:style-name="ce46"/>
          <table:table-cell office:value-type="string" calcext:value-type="string">
            <text:p>Maui</text:p>
          </table:table-cell>
          <table:table-cell office:value-type="float" office:value="21.001197" calcext:value-type="float">
            <text:p>21.001197</text:p>
          </table:table-cell>
          <table:table-cell office:value-type="float" office:value="-156.668389" calcext:value-type="float">
            <text:p>-156.668389</text:p>
          </table:table-cell>
          <table:table-cell office:value-type="string" calcext:value-type="string">
            <text:p>12/11/2002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45:.W4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4709" calcext:value-type="float">
            <text:p>470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tiger</text:p>
          </table:table-cell>
          <table:table-cell table:style-name="ce43" office:value-type="string" calcext:value-type="string">
            <text:p>tiger</text:p>
          </table:table-cell>
          <table:table-cell office:value-type="string" calcext:value-type="string">
            <text:p>Guam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float" office:value="2003" calcext:value-type="float">
            <text:p>2003</text:p>
          </table:table-cell>
          <table:table-cell table:style-name="ce52" office:value-type="string" calcext:value-type="string">
            <text:p>G0108</text:p>
          </table:table-cell>
          <table:table-cell table:style-name="ce52"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2" table:formula="of:=SUM([.O46:.W46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4713" calcext:value-type="float">
            <text:p>471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tiger</text:p>
          </table:table-cell>
          <table:table-cell office:value-type="string" calcext:value-type="string">
            <text:p>Marianas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float" office:value="2003" calcext:value-type="float">
            <text:p>2003</text:p>
          </table:table-cell>
          <table:table-cell table:style-name="ce43" office:value-type="string" calcext:value-type="string">
            <text:p>FLMNH_112_G06</text:p>
          </table:table-cell>
          <table:table-cell table:style-name="ce43"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3" table:formula="of:=SUM([.O47:.W4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4737" calcext:value-type="float">
            <text:p>473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tiger</text:p>
          </table:table-cell>
          <table:table-cell office:value-type="string" calcext:value-type="string">
            <text:p>tiger?</text:p>
          </table:table-cell>
          <table:table-cell office:value-type="string" calcext:value-type="string">
            <text:p>Guam</text:p>
          </table:table-cell>
          <table:table-cell office:value-type="float" office:value="13.5403" calcext:value-type="float">
            <text:p>13.5403</text:p>
          </table:table-cell>
          <table:table-cell office:value-type="float" office:value="144.804831" calcext:value-type="float">
            <text:p>144.804831</text:p>
          </table:table-cell>
          <table:table-cell office:value-type="float" office:value="2003" calcext:value-type="float">
            <text:p>2003</text:p>
          </table:table-cell>
          <table:table-cell table:style-name="ce52" office:value-type="string" calcext:value-type="string">
            <text:p>G0095</text:p>
          </table:table-cell>
          <table:table-cell table:style-name="ce52"/>
          <table:table-cell table:style-name="ce52" office:value-type="string" calcext:value-type="string">
            <text:p>yes</text:p>
          </table:table-cell>
          <table:table-cell table:style-name="ce52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2" table:formula="of:=SUM([.O48:.W48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4805" calcext:value-type="float">
            <text:p>480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Oahu</text:p>
          </table:table-cell>
          <table:table-cell office:value-type="float" office:value="19.99667" calcext:value-type="float">
            <text:p>19.99667</text:p>
          </table:table-cell>
          <table:table-cell office:value-type="float" office:value="-155.24556" calcext:value-type="float">
            <text:p>-155.24556</text:p>
          </table:table-cell>
          <table:table-cell office:value-type="string" calcext:value-type="string">
            <text:p>2/24/2006</text:p>
          </table:table-cell>
          <table:table-cell table:style-name="ce43" office:value-type="string" calcext:value-type="string">
            <text:p>X0027</text:p>
          </table:table-cell>
          <table:table-cell table:style-name="ce43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3" table:formula="of:=SUM([.O49:.W49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4808" calcext:value-type="float">
            <text:p>480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Oahu</text:p>
          </table:table-cell>
          <table:table-cell office:value-type="float" office:value="19.99667" calcext:value-type="float">
            <text:p>19.99667</text:p>
          </table:table-cell>
          <table:table-cell office:value-type="float" office:value="-155.24556" calcext:value-type="float">
            <text:p>-155.24556</text:p>
          </table:table-cell>
          <table:table-cell office:value-type="string" calcext:value-type="string">
            <text:p>2/24/2006</text:p>
          </table:table-cell>
          <table:table-cell table:style-name="ce43" office:value-type="string" calcext:value-type="string">
            <text:p>G0181</text:p>
          </table:table-cell>
          <table:table-cell table:style-name="ce43"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3" table:formula="of:=SUM([.O50:.W50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4812" calcext:value-type="float">
            <text:p>481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Oahu</text:p>
          </table:table-cell>
          <table:table-cell office:value-type="float" office:value="19.99667" calcext:value-type="float">
            <text:p>19.99667</text:p>
          </table:table-cell>
          <table:table-cell office:value-type="float" office:value="-155.24556" calcext:value-type="float">
            <text:p>-155.24556</text:p>
          </table:table-cell>
          <table:table-cell office:value-type="string" calcext:value-type="string">
            <text:p>2/24/2006</text:p>
          </table:table-cell>
          <table:table-cell table:style-name="ce52" office:value-type="string" calcext:value-type="string">
            <text:p>C0020</text:p>
          </table:table-cell>
          <table:table-cell table:style-name="ce52" table:number-columns-repeated="3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51:.W51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5027" calcext:value-type="float">
            <text:p>502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533333" calcext:value-type="float">
            <text:p>-17.533333</text:p>
          </table:table-cell>
          <table:table-cell office:value-type="float" office:value="-149.833333" calcext:value-type="float">
            <text:p>-149.833333</text:p>
          </table:table-cell>
          <table:table-cell office:value-type="string" calcext:value-type="string">
            <text:p>4/30/200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52:.W52])" office:value-type="float" office:value="0" calcext:value-type="float">
            <text:p>0</text:p>
          </table:table-cell>
          <table:table-cell table:style-name="ce53" table:number-columns-repeated="2"/>
          <table:table-cell table:number-columns-repeated="998"/>
        </table:table-row>
        <table:table-row table:style-name="ro3">
          <table:table-cell office:value-type="float" office:value="5156" calcext:value-type="float">
            <text:p>515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5" calcext:value-type="float">
            <text:p>-17.5</text:p>
          </table:table-cell>
          <table:table-cell office:value-type="float" office:value="-149.8" calcext:value-type="float">
            <text:p>-149.8</text:p>
          </table:table-cell>
          <table:table-cell office:value-type="string" calcext:value-type="string">
            <text:p>5/31/200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53:.W5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5174" calcext:value-type="float">
            <text:p>517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Cooks</text:p>
          </table:table-cell>
          <table:table-cell office:value-type="float" office:value="-21.2566666667" calcext:value-type="float">
            <text:p>-21.2566666667</text:p>
          </table:table-cell>
          <table:table-cell office:value-type="float" office:value="-159.8168333333" calcext:value-type="float">
            <text:p>-159.8168333333</text:p>
          </table:table-cell>
          <table:table-cell office:value-type="string" calcext:value-type="string">
            <text:p>6/18/200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54:.W54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5206" calcext:value-type="float">
            <text:p>520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964" calcext:value-type="float">
            <text:p>-17.4964</text:p>
          </table:table-cell>
          <table:table-cell office:value-type="float" office:value="-149.7528" calcext:value-type="float">
            <text:p>-149.7528</text:p>
          </table:table-cell>
          <table:table-cell office:value-type="string" calcext:value-type="string">
            <text:p>6/20/2006</text:p>
          </table:table-cell>
          <table:table-cell office:value-type="string" calcext:value-type="string">
            <text:p>X004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55:.W55])"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263" calcext:value-type="float">
            <text:p>526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Moorea</text:p>
          </table:table-cell>
          <table:table-cell office:value-type="float" office:value="-17.4842" calcext:value-type="float">
            <text:p>-17.4842</text:p>
          </table:table-cell>
          <table:table-cell office:value-type="float" office:value="-149.8578" calcext:value-type="float">
            <text:p>-149.8578</text:p>
          </table:table-cell>
          <table:table-cell office:value-type="string" calcext:value-type="string">
            <text:p>8/2/2006</text:p>
          </table:table-cell>
          <table:table-cell office:value-type="string" calcext:value-type="string">
            <text:p>X003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56:.W56])"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9"/>
          <table:table-cell table:style-name="ce53" table:number-columns-repeated="2"/>
          <table:table-cell table:number-columns-repeated="993"/>
        </table:table-row>
        <table:table-row table:style-name="ro3">
          <table:table-cell office:value-type="float" office:value="5271" calcext:value-type="float">
            <text:p>527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Moorea</text:p>
          </table:table-cell>
          <table:table-cell office:value-type="float" office:value="-17.4747" calcext:value-type="float">
            <text:p>-17.4747</text:p>
          </table:table-cell>
          <table:table-cell office:value-type="float" office:value="-149.7981" calcext:value-type="float">
            <text:p>-149.7981</text:p>
          </table:table-cell>
          <table:table-cell office:value-type="string" calcext:value-type="string">
            <text:p>8/3/2006</text:p>
          </table:table-cell>
          <table:table-cell office:value-type="string" calcext:value-type="string">
            <text:p>X003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57:.W57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290" calcext:value-type="float">
            <text:p>529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747" calcext:value-type="float">
            <text:p>-17.4747</text:p>
          </table:table-cell>
          <table:table-cell office:value-type="float" office:value="-149.7981" calcext:value-type="float">
            <text:p>-149.7981</text:p>
          </table:table-cell>
          <table:table-cell office:value-type="string" calcext:value-type="string">
            <text:p>8/3/2006</text:p>
          </table:table-cell>
          <table:table-cell office:value-type="string" calcext:value-type="string">
            <text:p>X0042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58:.W58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294" calcext:value-type="float">
            <text:p>529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836" calcext:value-type="float">
            <text:p>-17.4836</text:p>
          </table:table-cell>
          <table:table-cell office:value-type="float" office:value="-149.8581" calcext:value-type="float">
            <text:p>-149.8581</text:p>
          </table:table-cell>
          <table:table-cell office:value-type="string" calcext:value-type="string">
            <text:p>7/24/2006</text:p>
          </table:table-cell>
          <table:table-cell office:value-type="string" calcext:value-type="string">
            <text:p>X003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59:.W59])" office:value-type="float" office:value="2" calcext:value-type="float">
            <text:p>2</text:p>
          </table:table-cell>
          <table:table-cell table:style-name="ce53"/>
          <table:table-cell table:style-name="ce49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315" calcext:value-type="float">
            <text:p>531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Moorea</text:p>
          </table:table-cell>
          <table:table-cell office:value-type="float" office:value="-17.4836" calcext:value-type="float">
            <text:p>-17.4836</text:p>
          </table:table-cell>
          <table:table-cell office:value-type="float" office:value="-149.765" calcext:value-type="float">
            <text:p>-149.765</text:p>
          </table:table-cell>
          <table:table-cell office:value-type="string" calcext:value-type="string">
            <text:p>8/6/2006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60:.W6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5320" calcext:value-type="float">
            <text:p>532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764" calcext:value-type="float">
            <text:p>-17.4764</text:p>
          </table:table-cell>
          <table:table-cell office:value-type="float" office:value="-149.8306" calcext:value-type="float">
            <text:p>-149.8306</text:p>
          </table:table-cell>
          <table:table-cell office:value-type="string" calcext:value-type="string">
            <text:p>7/18/2006</text:p>
          </table:table-cell>
          <table:table-cell office:value-type="string" calcext:value-type="string">
            <text:p>X004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1:.W61])"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326" calcext:value-type="float">
            <text:p>532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748" calcext:value-type="float">
            <text:p>-17.4748</text:p>
          </table:table-cell>
          <table:table-cell office:value-type="float" office:value="-149.8188" calcext:value-type="float">
            <text:p>-149.8188</text:p>
          </table:table-cell>
          <table:table-cell office:value-type="string" calcext:value-type="string">
            <text:p>8/5/2006</text:p>
          </table:table-cell>
          <table:table-cell office:value-type="string" calcext:value-type="string">
            <text:p>X003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2:.W62])"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339" calcext:value-type="float">
            <text:p>533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964" calcext:value-type="float">
            <text:p>-17.4964</text:p>
          </table:table-cell>
          <table:table-cell office:value-type="float" office:value="-149.7528" calcext:value-type="float">
            <text:p>-149.7528</text:p>
          </table:table-cell>
          <table:table-cell office:value-type="string" calcext:value-type="string">
            <text:p>6/20/2006</text:p>
          </table:table-cell>
          <table:table-cell office:value-type="string" calcext:value-type="string">
            <text:p>X003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3:.W63])" office:value-type="float" office:value="2" calcext:value-type="float">
            <text:p>2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5340" calcext:value-type="float">
            <text:p>534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Moorea</text:p>
          </table:table-cell>
          <table:table-cell office:value-type="float" office:value="-17.4964" calcext:value-type="float">
            <text:p>-17.4964</text:p>
          </table:table-cell>
          <table:table-cell office:value-type="float" office:value="-149.7528" calcext:value-type="float">
            <text:p>-149.7528</text:p>
          </table:table-cell>
          <table:table-cell office:value-type="string" calcext:value-type="string">
            <text:p>6/20/2006</text:p>
          </table:table-cell>
          <table:table-cell office:value-type="string" calcext:value-type="string">
            <text:p>X0036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4:.W64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556" calcext:value-type="float">
            <text:p>555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Vanuatu</text:p>
          </table:table-cell>
          <table:table-cell office:value-type="float" office:value="-15.300355" calcext:value-type="float">
            <text:p>-15.300355</text:p>
          </table:table-cell>
          <table:table-cell office:value-type="float" office:value="166.91821" calcext:value-type="float">
            <text:p>166.91821</text:p>
          </table:table-cell>
          <table:table-cell office:value-type="string" calcext:value-type="string">
            <text:p>10/9/2006</text:p>
          </table:table-cell>
          <table:table-cell office:value-type="string" calcext:value-type="string">
            <text:p>S005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5:.W6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5566" calcext:value-type="float">
            <text:p>556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Vanuatu</text:p>
          </table:table-cell>
          <table:table-cell office:value-type="float" office:value="-15.300355" calcext:value-type="float">
            <text:p>-15.300355</text:p>
          </table:table-cell>
          <table:table-cell office:value-type="float" office:value="166.91821" calcext:value-type="float">
            <text:p>166.91821</text:p>
          </table:table-cell>
          <table:table-cell office:value-type="string" calcext:value-type="string">
            <text:p>10/9/2006</text:p>
          </table:table-cell>
          <table:table-cell office:value-type="string" calcext:value-type="string">
            <text:p>S005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6:.W6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5597" calcext:value-type="float">
            <text:p>559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Bohol</text:p>
          </table:table-cell>
          <table:table-cell office:value-type="float" office:value="9.633092" calcext:value-type="float">
            <text:p>9.633092</text:p>
          </table:table-cell>
          <table:table-cell office:value-type="float" office:value="123.782025" calcext:value-type="float">
            <text:p>123.782025</text:p>
          </table:table-cell>
          <table:table-cell office:value-type="string" calcext:value-type="string">
            <text:p>6/11/2006</text:p>
          </table:table-cell>
          <table:table-cell office:value-type="string" calcext:value-type="string">
            <text:p>X004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7:.W67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608" calcext:value-type="float">
            <text:p>560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Bohol</text:p>
          </table:table-cell>
          <table:table-cell office:value-type="float" office:value="9.633092" calcext:value-type="float">
            <text:p>9.633092</text:p>
          </table:table-cell>
          <table:table-cell office:value-type="float" office:value="123.782025" calcext:value-type="float">
            <text:p>123.782025</text:p>
          </table:table-cell>
          <table:table-cell office:value-type="string" calcext:value-type="string">
            <text:p>6/13/2006</text:p>
          </table:table-cell>
          <table:table-cell office:value-type="string" calcext:value-type="string">
            <text:p>X00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8:.W68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610" calcext:value-type="float">
            <text:p>561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Bohol</text:p>
          </table:table-cell>
          <table:table-cell office:value-type="float" office:value="9.633092" calcext:value-type="float">
            <text:p>9.633092</text:p>
          </table:table-cell>
          <table:table-cell office:value-type="float" office:value="123.782025" calcext:value-type="float">
            <text:p>123.782025</text:p>
          </table:table-cell>
          <table:table-cell office:value-type="string" calcext:value-type="string">
            <text:p>6/13/2006</text:p>
          </table:table-cell>
          <table:table-cell office:value-type="string" calcext:value-type="string">
            <text:p>X00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69:.W69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620" calcext:value-type="float">
            <text:p>562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racilis</text:p>
          </table:table-cell>
          <table:table-cell office:value-type="string" calcext:value-type="string">
            <text:p>Bohol</text:p>
          </table:table-cell>
          <table:table-cell office:value-type="float" office:value="9.55361" calcext:value-type="float">
            <text:p>9.55361</text:p>
          </table:table-cell>
          <table:table-cell office:value-type="float" office:value="123.72852" calcext:value-type="float">
            <text:p>123.72852</text:p>
          </table:table-cell>
          <table:table-cell office:value-type="string" calcext:value-type="string">
            <text:p>6/11/2006</text:p>
          </table:table-cell>
          <table:table-cell table:style-name="ce52" office:value-type="string" calcext:value-type="string">
            <text:p>N0372</text:p>
          </table:table-cell>
          <table:table-cell table:style-name="ce52" table:number-columns-repeated="3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70:.W70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5624" calcext:value-type="float">
            <text:p>562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3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Siquijor Prov.</text:p>
          </table:table-cell>
          <table:table-cell office:value-type="float" office:value="9.22212" calcext:value-type="float">
            <text:p>9.22212</text:p>
          </table:table-cell>
          <table:table-cell office:value-type="float" office:value="123.44926" calcext:value-type="float">
            <text:p>123.44926</text:p>
          </table:table-cell>
          <table:table-cell office:value-type="string" calcext:value-type="string">
            <text:p>5/21/2006</text:p>
          </table:table-cell>
          <table:table-cell table:style-name="ce52" office:value-type="string" calcext:value-type="string">
            <text:p>N0575,X0043</text:p>
          </table:table-cell>
          <table:table-cell table:style-name="ce52"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71:.W71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5625" calcext:value-type="float">
            <text:p>562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Bohol</text:p>
          </table:table-cell>
          <table:table-cell office:value-type="float" office:value="9.633092" calcext:value-type="float">
            <text:p>9.633092</text:p>
          </table:table-cell>
          <table:table-cell office:value-type="float" office:value="123.782025" calcext:value-type="float">
            <text:p>123.782025</text:p>
          </table:table-cell>
          <table:table-cell office:value-type="string" calcext:value-type="string">
            <text:p>6/13/2006</text:p>
          </table:table-cell>
          <table:table-cell office:value-type="string" calcext:value-type="string">
            <text:p>X00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72:.W72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5634" calcext:value-type="float">
            <text:p>563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Bohol</text:p>
          </table:table-cell>
          <table:table-cell office:value-type="float" office:value="9.633092" calcext:value-type="float">
            <text:p>9.633092</text:p>
          </table:table-cell>
          <table:table-cell office:value-type="float" office:value="123.782025" calcext:value-type="float">
            <text:p>123.782025</text:p>
          </table:table-cell>
          <table:table-cell office:value-type="string" calcext:value-type="string">
            <text:p>6/13/200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73:.W7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5679" calcext:value-type="float">
            <text:p>567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Philippines</text:p>
          </table:table-cell>
          <table:table-cell office:value-type="float" office:value="9.43301" calcext:value-type="float">
            <text:p>9.43301</text:p>
          </table:table-cell>
          <table:table-cell office:value-type="float" office:value="123.38418" calcext:value-type="float">
            <text:p>123.38418</text:p>
          </table:table-cell>
          <table:table-cell office:value-type="string" calcext:value-type="string">
            <text:p>5/23/2006</text:p>
          </table:table-cell>
          <table:table-cell office:value-type="string" calcext:value-type="string">
            <text:p>X004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74:.W7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5877" calcext:value-type="float">
            <text:p>587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3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Yap</text:p>
          </table:table-cell>
          <table:table-cell office:value-type="float" office:value="9.54901" calcext:value-type="float">
            <text:p>9.54901</text:p>
          </table:table-cell>
          <table:table-cell office:value-type="float" office:value="138.08598" calcext:value-type="float">
            <text:p>138.08598</text:p>
          </table:table-cell>
          <table:table-cell office:value-type="string" calcext:value-type="string">
            <text:p>8/4/2007</text:p>
          </table:table-cell>
          <table:table-cell table:style-name="ce52" office:value-type="string" calcext:value-type="string">
            <text:p>S0066</text:p>
          </table:table-cell>
          <table:table-cell table:style-name="ce52" table:number-columns-repeated="3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75:.W75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5970" calcext:value-type="float">
            <text:p>597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tiger</text:p>
          </table:table-cell>
          <table:table-cell office:value-type="string" calcext:value-type="string">
            <text:p>tiger?</text:p>
          </table:table-cell>
          <table:table-cell office:value-type="string" calcext:value-type="string">
            <text:p>Maui</text:p>
          </table:table-cell>
          <table:table-cell office:value-type="float" office:value="20.75938" calcext:value-type="float">
            <text:p>20.75938</text:p>
          </table:table-cell>
          <table:table-cell office:value-type="float" office:value="-156.466356" calcext:value-type="float">
            <text:p>-156.466356</text:p>
          </table:table-cell>
          <table:table-cell office:value-type="string" calcext:value-type="string">
            <text:p>7/14/2007</text:p>
          </table:table-cell>
          <table:table-cell table:style-name="ce52" office:value-type="string" calcext:value-type="string">
            <text:p>S0072</text:p>
          </table:table-cell>
          <table:table-cell table:style-name="ce52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76:.W76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6034" calcext:value-type="float">
            <text:p>603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FFS</text:p>
          </table:table-cell>
          <table:table-cell office:value-type="float" office:value="23.8539" calcext:value-type="float">
            <text:p>23.8539</text:p>
          </table:table-cell>
          <table:table-cell office:value-type="float" office:value="-166.3268" calcext:value-type="float">
            <text:p>-166.3268</text:p>
          </table:table-cell>
          <table:table-cell office:value-type="string" calcext:value-type="string">
            <text:p>10/26/200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77:.W77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6058" calcext:value-type="float">
            <text:p>605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/>
          <table:table-cell office:value-type="string" calcext:value-type="string">
            <text:p>missing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Oahu</text:p>
          </table:table-cell>
          <table:table-cell office:value-type="float" office:value="21.405246" calcext:value-type="float">
            <text:p>21.405246</text:p>
          </table:table-cell>
          <table:table-cell office:value-type="float" office:value="-157.984712" calcext:value-type="float">
            <text:p>-157.984712</text:p>
          </table:table-cell>
          <table:table-cell office:value-type="string" calcext:value-type="string">
            <text:p>10/2006</text:p>
          </table:table-cell>
          <table:table-cell office:value-type="string" calcext:value-type="string">
            <text:p>FLMNH_023_A1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O78:.W7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6059" calcext:value-type="float">
            <text:p>605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Oahu</text:p>
          </table:table-cell>
          <table:table-cell office:value-type="float" office:value="21.405246" calcext:value-type="float">
            <text:p>21.405246</text:p>
          </table:table-cell>
          <table:table-cell office:value-type="float" office:value="-157.984712" calcext:value-type="float">
            <text:p>-157.984712</text:p>
          </table:table-cell>
          <table:table-cell office:value-type="string" calcext:value-type="string">
            <text:p>10/2006</text:p>
          </table:table-cell>
          <table:table-cell table:style-name="ce52" office:value-type="string" calcext:value-type="string">
            <text:p>N1151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79:.W79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6138" calcext:value-type="float">
            <text:p>613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FFS</text:p>
          </table:table-cell>
          <table:table-cell office:value-type="float" office:value="23.8732" calcext:value-type="float">
            <text:p>23.8732</text:p>
          </table:table-cell>
          <table:table-cell office:value-type="float" office:value="-166.2348" calcext:value-type="float">
            <text:p>-166.2348</text:p>
          </table:table-cell>
          <table:table-cell office:value-type="string" calcext:value-type="string">
            <text:p>10/16/2006</text:p>
          </table:table-cell>
          <table:table-cell office:value-type="string" calcext:value-type="string">
            <text:p>FLMNH_038_C0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80:.W8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139" calcext:value-type="float">
            <text:p>613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FFS</text:p>
          </table:table-cell>
          <table:table-cell office:value-type="float" office:value="23.8732" calcext:value-type="float">
            <text:p>23.8732</text:p>
          </table:table-cell>
          <table:table-cell office:value-type="float" office:value="-166.2348" calcext:value-type="float">
            <text:p>-166.2348</text:p>
          </table:table-cell>
          <table:table-cell office:value-type="string" calcext:value-type="string">
            <text:p>10/16/2006</text:p>
          </table:table-cell>
          <table:table-cell office:value-type="string" calcext:value-type="string">
            <text:p>FLMNH_038_E0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81:.W81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140" calcext:value-type="float">
            <text:p>614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FFS</text:p>
          </table:table-cell>
          <table:table-cell office:value-type="float" office:value="23.8732" calcext:value-type="float">
            <text:p>23.8732</text:p>
          </table:table-cell>
          <table:table-cell office:value-type="float" office:value="-166.2348" calcext:value-type="float">
            <text:p>-166.2348</text:p>
          </table:table-cell>
          <table:table-cell office:value-type="string" calcext:value-type="string">
            <text:p>10/16/2006</text:p>
          </table:table-cell>
          <table:table-cell office:value-type="string" calcext:value-type="string">
            <text:p>FLMNH_038_D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82:.W82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141" calcext:value-type="float">
            <text:p>614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FFS</text:p>
          </table:table-cell>
          <table:table-cell office:value-type="float" office:value="23.8732" calcext:value-type="float">
            <text:p>23.8732</text:p>
          </table:table-cell>
          <table:table-cell office:value-type="float" office:value="-166.2348" calcext:value-type="float">
            <text:p>-166.2348</text:p>
          </table:table-cell>
          <table:table-cell office:value-type="string" calcext:value-type="string">
            <text:p>10/16/2006</text:p>
          </table:table-cell>
          <table:table-cell office:value-type="string" calcext:value-type="string">
            <text:p>FLMNH_038_E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83:.W8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142" calcext:value-type="float">
            <text:p>614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FFS</text:p>
          </table:table-cell>
          <table:table-cell office:value-type="float" office:value="23.8732" calcext:value-type="float">
            <text:p>23.8732</text:p>
          </table:table-cell>
          <table:table-cell office:value-type="float" office:value="-166.2348" calcext:value-type="float">
            <text:p>-166.2348</text:p>
          </table:table-cell>
          <table:table-cell office:value-type="string" calcext:value-type="string">
            <text:p>10/16/2006</text:p>
          </table:table-cell>
          <table:table-cell office:value-type="string" calcext:value-type="string">
            <text:p>FLMNH_038_F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84:.W8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143" calcext:value-type="float">
            <text:p>614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FFS</text:p>
          </table:table-cell>
          <table:table-cell office:value-type="float" office:value="23.8732" calcext:value-type="float">
            <text:p>23.8732</text:p>
          </table:table-cell>
          <table:table-cell office:value-type="float" office:value="-166.2348" calcext:value-type="float">
            <text:p>-166.2348</text:p>
          </table:table-cell>
          <table:table-cell office:value-type="string" calcext:value-type="string">
            <text:p>10/16/2006</text:p>
          </table:table-cell>
          <table:table-cell office:value-type="string" calcext:value-type="string">
            <text:p>FLMNH_038_G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85:.W8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243" calcext:value-type="float">
            <text:p>624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FFS</text:p>
          </table:table-cell>
          <table:table-cell office:value-type="float" office:value="23.7212" calcext:value-type="float">
            <text:p>23.7212</text:p>
          </table:table-cell>
          <table:table-cell office:value-type="float" office:value="-166.1328" calcext:value-type="float">
            <text:p>-166.1328</text:p>
          </table:table-cell>
          <table:table-cell office:value-type="string" calcext:value-type="string">
            <text:p>10/24/2006</text:p>
          </table:table-cell>
          <table:table-cell office:value-type="string" calcext:value-type="string">
            <text:p>FLMNH_023_F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86:.W8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267" calcext:value-type="float">
            <text:p>626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FFS</text:p>
          </table:table-cell>
          <table:table-cell office:value-type="float" office:value="23.8538" calcext:value-type="float">
            <text:p>23.8538</text:p>
          </table:table-cell>
          <table:table-cell office:value-type="float" office:value="-166.3267" calcext:value-type="float">
            <text:p>-166.3267</text:p>
          </table:table-cell>
          <table:table-cell office:value-type="string" calcext:value-type="string">
            <text:p>10/26/2006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87:.W87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6279" calcext:value-type="float">
            <text:p>627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ESU1/hawaii</text:p>
          </table:table-cell>
          <table:table-cell office:value-type="string" calcext:value-type="string">
            <text:p>Maui</text:p>
          </table:table-cell>
          <table:table-cell office:value-type="float" office:value="20.8108" calcext:value-type="float">
            <text:p>20.8108</text:p>
          </table:table-cell>
          <table:table-cell office:value-type="float" office:value="-156.6214" calcext:value-type="float">
            <text:p>-156.6214</text:p>
          </table:table-cell>
          <table:table-cell office:value-type="string" calcext:value-type="string">
            <text:p>12/8/2007</text:p>
          </table:table-cell>
          <table:table-cell table:style-name="ce52" office:value-type="string" calcext:value-type="string">
            <text:p>N1152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88:.W88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6280" calcext:value-type="float">
            <text:p>628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Maui</text:p>
          </table:table-cell>
          <table:table-cell office:value-type="float" office:value="20.8108" calcext:value-type="float">
            <text:p>20.8108</text:p>
          </table:table-cell>
          <table:table-cell office:value-type="float" office:value="-156.6214" calcext:value-type="float">
            <text:p>-156.6214</text:p>
          </table:table-cell>
          <table:table-cell office:value-type="string" calcext:value-type="string">
            <text:p>12/8/2007</text:p>
          </table:table-cell>
          <table:table-cell table:style-name="ce52" office:value-type="string" calcext:value-type="string">
            <text:p>N1153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89:.W89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6281" calcext:value-type="float">
            <text:p>628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Maui</text:p>
          </table:table-cell>
          <table:table-cell office:value-type="float" office:value="21.0031" calcext:value-type="float">
            <text:p>21.0031</text:p>
          </table:table-cell>
          <table:table-cell office:value-type="float" office:value="-156.6694" calcext:value-type="float">
            <text:p>-156.6694</text:p>
          </table:table-cell>
          <table:table-cell office:value-type="string" calcext:value-type="string">
            <text:p>10/17/2007</text:p>
          </table:table-cell>
          <table:table-cell table:style-name="ce52" office:value-type="string" calcext:value-type="string">
            <text:p>N1154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90:.W90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table:style-name="ce42" office:value-type="float" office:value="6370" calcext:value-type="float">
            <text:p>6370</text:p>
          </table:table-cell>
          <table:table-cell table:style-name="ce42" office:value-type="string" calcext:value-type="string">
            <text:p>Stichopus</text:p>
          </table:table-cell>
          <table:table-cell table:style-name="ce42" office:value-type="string" calcext:value-type="string">
            <text:p>monotuberculatus</text:p>
          </table:table-cell>
          <table:table-cell office:value-type="string" calcext:value-type="string">
            <text:p>NA</text:p>
          </table:table-cell>
          <table:table-cell table:number-columns-repeated="2" table:style-name="ce42" office:value-type="string" calcext:value-type="string">
            <text:p>outgroup</text:p>
          </table:table-cell>
          <table:table-cell table:style-name="ce42" office:value-type="string" calcext:value-type="string">
            <text:p>Reunion</text:p>
          </table:table-cell>
          <table:table-cell table:number-columns-repeated="2" office:value-type="string" calcext:value-type="string">
            <text:p>NA</text:p>
          </table:table-cell>
          <table:table-cell table:style-name="ce42"/>
          <table:table-cell table:style-name="ce42" office:value-type="string" calcext:value-type="string">
            <text:p>S0213</text:p>
          </table:table-cell>
          <table:table-cell table:style-name="ce42" table:number-columns-repeated="2"/>
          <table:table-cell table:style-name="ce4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O91:.W91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6371" calcext:value-type="float">
            <text:p>637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Réunion</text:p>
          </table:table-cell>
          <table:table-cell office:value-type="float" office:value="-21.0895" calcext:value-type="float">
            <text:p>-21.0895</text:p>
          </table:table-cell>
          <table:table-cell office:value-type="float" office:value="55.2312" calcext:value-type="float">
            <text:p>55.2312</text:p>
          </table:table-cell>
          <table:table-cell office:value-type="string" calcext:value-type="string">
            <text:p>8/1/2007</text:p>
          </table:table-cell>
          <table:table-cell table:style-name="ce52" office:value-type="string" calcext:value-type="string">
            <text:p>S0214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92:.W92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6485" calcext:value-type="float">
            <text:p>648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Réunion</text:p>
          </table:table-cell>
          <table:table-cell office:value-type="float" office:value="-21.1116" calcext:value-type="float">
            <text:p>-21.1116</text:p>
          </table:table-cell>
          <table:table-cell office:value-type="float" office:value="55.24895" calcext:value-type="float">
            <text:p>55.24895</text:p>
          </table:table-cell>
          <table:table-cell office:value-type="string" calcext:value-type="string">
            <text:p>8/9/2007</text:p>
          </table:table-cell>
          <table:table-cell office:value-type="string" calcext:value-type="string">
            <text:p>S019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93:.W93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6487" calcext:value-type="float">
            <text:p>648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Réunion</text:p>
          </table:table-cell>
          <table:table-cell office:value-type="float" office:value="-21.1116" calcext:value-type="float">
            <text:p>-21.1116</text:p>
          </table:table-cell>
          <table:table-cell office:value-type="float" office:value="55.24895" calcext:value-type="float">
            <text:p>55.24895</text:p>
          </table:table-cell>
          <table:table-cell office:value-type="string" calcext:value-type="string">
            <text:p>8/9/2007</text:p>
          </table:table-cell>
          <table:table-cell office:value-type="string" calcext:value-type="string">
            <text:p>S019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94:.W9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588" calcext:value-type="float">
            <text:p>658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Réunion</text:p>
          </table:table-cell>
          <table:table-cell office:value-type="float" office:value="-21.085556" calcext:value-type="float">
            <text:p>-21.085556</text:p>
          </table:table-cell>
          <table:table-cell office:value-type="float" office:value="55.220556" calcext:value-type="float">
            <text:p>55.220556</text:p>
          </table:table-cell>
          <table:table-cell office:value-type="string" calcext:value-type="string">
            <text:p>8/17/200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95:.W9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6663" calcext:value-type="float">
            <text:p>666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Réunion</text:p>
          </table:table-cell>
          <table:table-cell office:value-type="float" office:value="-21.085556" calcext:value-type="float">
            <text:p>-21.085556</text:p>
          </table:table-cell>
          <table:table-cell office:value-type="float" office:value="55.220556" calcext:value-type="float">
            <text:p>55.220556</text:p>
          </table:table-cell>
          <table:table-cell office:value-type="string" calcext:value-type="string">
            <text:p>8/17/2007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96:.W96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6711" calcext:value-type="float">
            <text:p>671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479906" calcext:value-type="float">
            <text:p>13.479906</text:p>
          </table:table-cell>
          <table:table-cell office:value-type="float" office:value="144.726632" calcext:value-type="float">
            <text:p>144.726632</text:p>
          </table:table-cell>
          <table:table-cell office:value-type="string" calcext:value-type="string">
            <text:p>2/6/2008</text:p>
          </table:table-cell>
          <table:table-cell table:style-name="ce52" office:value-type="string" calcext:value-type="string">
            <text:p>S0458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97:.W97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6712" calcext:value-type="float">
            <text:p>671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479906" calcext:value-type="float">
            <text:p>13.479906</text:p>
          </table:table-cell>
          <table:table-cell office:value-type="float" office:value="144.726632" calcext:value-type="float">
            <text:p>144.726632</text:p>
          </table:table-cell>
          <table:table-cell office:value-type="string" calcext:value-type="string">
            <text:p>2/6/2008</text:p>
          </table:table-cell>
          <table:table-cell table:style-name="ce52" office:value-type="string" calcext:value-type="string">
            <text:p>S0460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98:.W98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6722" calcext:value-type="float">
            <text:p>672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426695" calcext:value-type="float">
            <text:p>13.426695</text:p>
          </table:table-cell>
          <table:table-cell office:value-type="float" office:value="144.796052" calcext:value-type="float">
            <text:p>144.796052</text:p>
          </table:table-cell>
          <table:table-cell office:value-type="string" calcext:value-type="string">
            <text:p>2/14/2008</text:p>
          </table:table-cell>
          <table:table-cell office:value-type="string" calcext:value-type="string">
            <text:p>S046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99:.W99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6726" calcext:value-type="float">
            <text:p>672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426695" calcext:value-type="float">
            <text:p>13.426695</text:p>
          </table:table-cell>
          <table:table-cell office:value-type="float" office:value="144.796052" calcext:value-type="float">
            <text:p>144.796052</text:p>
          </table:table-cell>
          <table:table-cell office:value-type="string" calcext:value-type="string">
            <text:p>2/14/2008</text:p>
          </table:table-cell>
          <table:table-cell office:value-type="string" calcext:value-type="string">
            <text:p>S046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00:.W10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729" calcext:value-type="float">
            <text:p>672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479906" calcext:value-type="float">
            <text:p>13.479906</text:p>
          </table:table-cell>
          <table:table-cell office:value-type="float" office:value="144.726632" calcext:value-type="float">
            <text:p>144.726632</text:p>
          </table:table-cell>
          <table:table-cell office:value-type="string" calcext:value-type="string">
            <text:p>2/6/2008</text:p>
          </table:table-cell>
          <table:table-cell table:style-name="ce52" office:value-type="string" calcext:value-type="string">
            <text:p>S0459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101:.W101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6745" calcext:value-type="float">
            <text:p>674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ajuro</text:p>
          </table:table-cell>
          <table:table-cell office:value-type="float" office:value="7.15792" calcext:value-type="float">
            <text:p>7.15792</text:p>
          </table:table-cell>
          <table:table-cell office:value-type="float" office:value="171.21438" calcext:value-type="float">
            <text:p>171.21438</text:p>
          </table:table-cell>
          <table:table-cell office:value-type="string" calcext:value-type="string">
            <text:p>4/8/2008</text:p>
          </table:table-cell>
          <table:table-cell office:value-type="string" calcext:value-type="string">
            <text:p>S040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02:.W102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748" calcext:value-type="float">
            <text:p>674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ajuro</text:p>
          </table:table-cell>
          <table:table-cell office:value-type="float" office:value="7.12419" calcext:value-type="float">
            <text:p>7.12419</text:p>
          </table:table-cell>
          <table:table-cell office:value-type="float" office:value="171.35625" calcext:value-type="float">
            <text:p>171.35625</text:p>
          </table:table-cell>
          <table:table-cell office:value-type="string" calcext:value-type="string">
            <text:p>4/7/2008</text:p>
          </table:table-cell>
          <table:table-cell office:value-type="string" calcext:value-type="string">
            <text:p>S040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03:.W103])" office:value-type="float" office:value="3" calcext:value-type="float">
            <text:p>3</text:p>
          </table:table-cell>
          <table:table-cell table:style-name="ce53" table:number-columns-repeated="2"/>
          <table:table-cell/>
          <table:table-cell table:style-name="ce53"/>
          <table:table-cell table:style-name="ce49"/>
          <table:table-cell table:style-name="ce53" table:number-columns-repeated="2"/>
          <table:table-cell table:number-columns-repeated="993"/>
        </table:table-row>
        <table:table-row table:style-name="ro3">
          <table:table-cell office:value-type="float" office:value="6771" calcext:value-type="float">
            <text:p>677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Majuro</text:p>
          </table:table-cell>
          <table:table-cell office:value-type="float" office:value="7.12419" calcext:value-type="float">
            <text:p>7.12419</text:p>
          </table:table-cell>
          <table:table-cell office:value-type="float" office:value="171.35625" calcext:value-type="float">
            <text:p>171.35625</text:p>
          </table:table-cell>
          <table:table-cell office:value-type="string" calcext:value-type="string">
            <text:p>4/7/2008</text:p>
          </table:table-cell>
          <table:table-cell table:style-name="ce52" office:value-type="string" calcext:value-type="string">
            <text:p>S0402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104:.W104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6774" calcext:value-type="float">
            <text:p>677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ajuro</text:p>
          </table:table-cell>
          <table:table-cell office:value-type="float" office:value="7.12419" calcext:value-type="float">
            <text:p>7.12419</text:p>
          </table:table-cell>
          <table:table-cell office:value-type="float" office:value="171.35625" calcext:value-type="float">
            <text:p>171.35625</text:p>
          </table:table-cell>
          <table:table-cell office:value-type="string" calcext:value-type="string">
            <text:p>4/7/2008</text:p>
          </table:table-cell>
          <table:table-cell office:value-type="string" calcext:value-type="string">
            <text:p>S040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05:.W10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809" calcext:value-type="float">
            <text:p>680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table:style-name="ce52" office:value-type="string" calcext:value-type="string">
            <text:p>S0450</text:p>
          </table:table-cell>
          <table:table-cell table:style-name="ce52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106:.W106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6929" calcext:value-type="float">
            <text:p>692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tiger</text:p>
          </table:table-cell>
          <table:table-cell office:value-type="string" calcext:value-type="string">
            <text:p>Kosrae</text:p>
          </table:table-cell>
          <table:table-cell office:value-type="float" office:value="5.29649" calcext:value-type="float">
            <text:p>5.29649</text:p>
          </table:table-cell>
          <table:table-cell office:value-type="float" office:value="162.8981" calcext:value-type="float">
            <text:p>162.8981</text:p>
          </table:table-cell>
          <table:table-cell office:value-type="string" calcext:value-type="string">
            <text:p>2/27/2008</text:p>
          </table:table-cell>
          <table:table-cell table:style-name="ce52" office:value-type="string" calcext:value-type="string">
            <text:p>S0441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107:.W107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6957" calcext:value-type="float">
            <text:p>695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4222" calcext:value-type="float">
            <text:p>5.34222</text:p>
          </table:table-cell>
          <table:table-cell office:value-type="float" office:value="163.01986" calcext:value-type="float">
            <text:p>163.01986</text:p>
          </table:table-cell>
          <table:table-cell office:value-type="string" calcext:value-type="string">
            <text:p>2/23/2008</text:p>
          </table:table-cell>
          <table:table-cell office:value-type="string" calcext:value-type="string">
            <text:p>S041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08:.W108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6967" calcext:value-type="float">
            <text:p>696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3/4/2008</text:p>
          </table:table-cell>
          <table:table-cell office:value-type="string" calcext:value-type="string">
            <text:p>S045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09:.W109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982" calcext:value-type="float">
            <text:p>698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office:value-type="string" calcext:value-type="string">
            <text:p>S044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10:.W11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983" calcext:value-type="float">
            <text:p>698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table:style-name="ce52" office:value-type="string" calcext:value-type="string">
            <text:p>S0449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111:.W111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6987" calcext:value-type="float">
            <text:p>698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office:value-type="string" calcext:value-type="string">
            <text:p>S044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12:.W112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float" office:value="6988" calcext:value-type="float">
            <text:p>698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office:value-type="string" calcext:value-type="string">
            <text:p>S044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13:.W11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989" calcext:value-type="float">
            <text:p>698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office:value-type="string" calcext:value-type="string">
            <text:p>S044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14:.W11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6990" calcext:value-type="float">
            <text:p>699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Kosrae</text:p>
          </table:table-cell>
          <table:table-cell office:value-type="float" office:value="5.36916" calcext:value-type="float">
            <text:p>5.36916</text:p>
          </table:table-cell>
          <table:table-cell office:value-type="float" office:value="163.01382" calcext:value-type="float">
            <text:p>163.01382</text:p>
          </table:table-cell>
          <table:table-cell office:value-type="string" calcext:value-type="string">
            <text:p>2/28/2008</text:p>
          </table:table-cell>
          <table:table-cell office:value-type="string" calcext:value-type="string">
            <text:p>S044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15:.W11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076" calcext:value-type="float">
            <text:p>707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426695" calcext:value-type="float">
            <text:p>13.426695</text:p>
          </table:table-cell>
          <table:table-cell office:value-type="float" office:value="144.796052" calcext:value-type="float">
            <text:p>144.796052</text:p>
          </table:table-cell>
          <table:table-cell office:value-type="string" calcext:value-type="string">
            <text:p>2/14/2008</text:p>
          </table:table-cell>
          <table:table-cell office:value-type="string" calcext:value-type="string">
            <text:p>S046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16:.W11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081" calcext:value-type="float">
            <text:p>708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Guam</text:p>
          </table:table-cell>
          <table:table-cell office:value-type="float" office:value="13.426695" calcext:value-type="float">
            <text:p>13.426695</text:p>
          </table:table-cell>
          <table:table-cell office:value-type="float" office:value="144.796052" calcext:value-type="float">
            <text:p>144.796052</text:p>
          </table:table-cell>
          <table:table-cell office:value-type="string" calcext:value-type="string">
            <text:p>2/14/2008</text:p>
          </table:table-cell>
          <table:table-cell office:value-type="string" calcext:value-type="string">
            <text:p>S046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O117:.W117])" office:value-type="float" office:value="8" calcext:value-type="float">
            <text:p>8</text:p>
          </table:table-cell>
          <table:table-cell table:number-columns-repeated="1000"/>
        </table:table-row>
        <table:table-row table:style-name="ro3">
          <table:table-cell office:value-type="float" office:value="7156" calcext:value-type="float">
            <text:p>715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18/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18:.W11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158" calcext:value-type="float">
            <text:p>715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needsSeq</text:p>
          </table:table-cell>
          <table:table-cell/>
          <table:table-cell office:value-type="string" calcext:value-type="string">
            <text:p>gracilis</text:p>
          </table:table-cell>
          <table:table-cell office:value-type="string" calcext:value-type="string">
            <text:p>Nosy Bé</text:p>
          </table:table-cell>
          <table:table-cell office:value-type="float" office:value="-13.2989" calcext:value-type="float">
            <text:p>-13.2989</text:p>
          </table:table-cell>
          <table:table-cell office:value-type="float" office:value="48.1472" calcext:value-type="float">
            <text:p>48.1472</text:p>
          </table:table-cell>
          <table:table-cell office:value-type="string" calcext:value-type="string">
            <text:p>5/18/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19:.W119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221" calcext:value-type="float">
            <text:p>722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26/2008</text:p>
          </table:table-cell>
          <table:table-cell office:value-type="string" calcext:value-type="string">
            <text:p>N115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20:.W12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287" calcext:value-type="float">
            <text:p>728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?</text:p>
          </table:table-cell>
          <table:table-cell office:value-type="string" calcext:value-type="string">
            <text:p>Nosy Bé</text:p>
          </table:table-cell>
          <table:table-cell office:value-type="float" office:value="-13.58018" calcext:value-type="float">
            <text:p>-13.58018</text:p>
          </table:table-cell>
          <table:table-cell office:value-type="float" office:value="47.82011" calcext:value-type="float">
            <text:p>47.82011</text:p>
          </table:table-cell>
          <table:table-cell office:value-type="string" calcext:value-type="string">
            <text:p>5/24/2008</text:p>
          </table:table-cell>
          <table:table-cell table:style-name="ce52" office:value-type="string" calcext:value-type="string">
            <text:p>N1156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121:.W121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7318" calcext:value-type="float">
            <text:p>731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26/2008</text:p>
          </table:table-cell>
          <table:table-cell table:style-name="ce52" office:value-type="string" calcext:value-type="string">
            <text:p>N1158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122:.W122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7320" calcext:value-type="float">
            <text:p>732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26/2008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123:.W12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339" calcext:value-type="float">
            <text:p>733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Nosy Bé</text:p>
          </table:table-cell>
          <table:table-cell office:value-type="float" office:value="-13.48" calcext:value-type="float">
            <text:p>-13.48</text:p>
          </table:table-cell>
          <table:table-cell office:value-type="float" office:value="48.23" calcext:value-type="float">
            <text:p>48.23</text:p>
          </table:table-cell>
          <table:table-cell office:value-type="string" calcext:value-type="string">
            <text:p>5/11/2008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124:.W124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360" calcext:value-type="float">
            <text:p>736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 table:style-name="ce43" office:value-type="string" calcext:value-type="string">
            <text:p>ESU3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Nosy Bé</text:p>
          </table:table-cell>
          <table:table-cell office:value-type="float" office:value="-13.5039" calcext:value-type="float">
            <text:p>-13.5039</text:p>
          </table:table-cell>
          <table:table-cell office:value-type="float" office:value="47.9517" calcext:value-type="float">
            <text:p>47.9517</text:p>
          </table:table-cell>
          <table:table-cell office:value-type="string" calcext:value-type="string">
            <text:p>5/13/2008</text:p>
          </table:table-cell>
          <table:table-cell table:style-name="ce52" office:value-type="string" calcext:value-type="string">
            <text:p>N0576,FLMNH_043_H05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125:.W125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7383" calcext:value-type="float">
            <text:p>738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3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Nosy Bé</text:p>
          </table:table-cell>
          <table:table-cell office:value-type="float" office:value="-13.4806" calcext:value-type="float">
            <text:p>-13.4806</text:p>
          </table:table-cell>
          <table:table-cell office:value-type="float" office:value="48.2333" calcext:value-type="float">
            <text:p>48.2333</text:p>
          </table:table-cell>
          <table:table-cell office:value-type="string" calcext:value-type="string">
            <text:p>5/14/2008</text:p>
          </table:table-cell>
          <table:table-cell office:value-type="string" calcext:value-type="string">
            <text:p>FLMNH_043_A0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26:.W12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384" calcext:value-type="float">
            <text:p>738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2</text:p>
          </table:table-cell>
          <table:table-cell table:style-name="ce43"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806" calcext:value-type="float">
            <text:p>-13.4806</text:p>
          </table:table-cell>
          <table:table-cell office:value-type="float" office:value="48.2333" calcext:value-type="float">
            <text:p>48.2333</text:p>
          </table:table-cell>
          <table:table-cell office:value-type="string" calcext:value-type="string">
            <text:p>5/14/2008</text:p>
          </table:table-cell>
          <table:table-cell office:value-type="string" calcext:value-type="string">
            <text:p>FLMNH_043_G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27:.W12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417" calcext:value-type="float">
            <text:p>741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ubsample only</text:p>
          </table:table-cell>
          <table:table-cell office:value-type="string" calcext:value-type="string">
            <text:p>Réunion</text:p>
          </table:table-cell>
          <table:table-cell office:value-type="float" office:value="-21.0787" calcext:value-type="float">
            <text:p>-21.0787</text:p>
          </table:table-cell>
          <table:table-cell office:value-type="float" office:value="55.2256" calcext:value-type="float">
            <text:p>55.2256</text:p>
          </table:table-cell>
          <table:table-cell office:value-type="string" calcext:value-type="string">
            <text:p>7/25/2007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128:.W12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421" calcext:value-type="float">
            <text:p>742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2</text:p>
          </table:table-cell>
          <table:table-cell office:value-type="string" calcext:value-type="string">
            <text:p>subsample only</text:p>
          </table:table-cell>
          <table:table-cell office:value-type="string" calcext:value-type="string">
            <text:p>Réunion</text:p>
          </table:table-cell>
          <table:table-cell office:value-type="float" office:value="-21.0787" calcext:value-type="float">
            <text:p>-21.0787</text:p>
          </table:table-cell>
          <table:table-cell office:value-type="float" office:value="55.2256" calcext:value-type="float">
            <text:p>55.2256</text:p>
          </table:table-cell>
          <table:table-cell/>
          <table:table-cell office:value-type="string" calcext:value-type="string">
            <text:p>S041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29:.W129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7433" calcext:value-type="float">
            <text:p>743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Nosy Bé</text:p>
          </table:table-cell>
          <table:table-cell office:value-type="float" office:value="-13.4139" calcext:value-type="float">
            <text:p>-13.4139</text:p>
          </table:table-cell>
          <table:table-cell office:value-type="float" office:value="48.3056" calcext:value-type="float">
            <text:p>48.3056</text:p>
          </table:table-cell>
          <table:table-cell office:value-type="string" calcext:value-type="string">
            <text:p>5/16/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30:.W13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436" calcext:value-type="float">
            <text:p>743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789" calcext:value-type="float">
            <text:p>-13.4789</text:p>
          </table:table-cell>
          <table:table-cell office:value-type="float" office:value="48.23655" calcext:value-type="float">
            <text:p>48.23655</text:p>
          </table:table-cell>
          <table:table-cell office:value-type="string" calcext:value-type="string">
            <text:p>5/23/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31:.W131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469" calcext:value-type="float">
            <text:p>746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 table:style-name="ce43" office:value-type="string" calcext:value-type="string">
            <text:p>ESU3</text:p>
          </table:table-cell>
          <table:table-cell office:value-type="string" calcext:value-type="string">
            <text:p>ESU3</text:p>
          </table:table-cell>
          <table:table-cell office:value-type="string" calcext:value-type="string">
            <text:p>Nosy Bé</text:p>
          </table:table-cell>
          <table:table-cell office:value-type="float" office:value="-13.4806" calcext:value-type="float">
            <text:p>-13.4806</text:p>
          </table:table-cell>
          <table:table-cell office:value-type="float" office:value="48.2333" calcext:value-type="float">
            <text:p>48.2333</text:p>
          </table:table-cell>
          <table:table-cell office:value-type="string" calcext:value-type="string">
            <text:p>5/14/2008</text:p>
          </table:table-cell>
          <table:table-cell table:style-name="ce52" office:value-type="string" calcext:value-type="string">
            <text:p>N0580,FLMNH_043_D04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132:.W132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7488" calcext:value-type="float">
            <text:p>748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244" calcext:value-type="float">
            <text:p>-13.4244</text:p>
          </table:table-cell>
          <table:table-cell office:value-type="float" office:value="48.3642" calcext:value-type="float">
            <text:p>48.3642</text:p>
          </table:table-cell>
          <table:table-cell office:value-type="string" calcext:value-type="string">
            <text:p>5/15/2008</text:p>
          </table:table-cell>
          <table:table-cell office:value-type="string" calcext:value-type="string">
            <text:p>FLMNH_043_A0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33:.W13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531" calcext:value-type="float">
            <text:p>753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139" calcext:value-type="float">
            <text:p>-13.4139</text:p>
          </table:table-cell>
          <table:table-cell office:value-type="float" office:value="48.3056" calcext:value-type="float">
            <text:p>48.3056</text:p>
          </table:table-cell>
          <table:table-cell office:value-type="string" calcext:value-type="string">
            <text:p>5/16/2008</text:p>
          </table:table-cell>
          <table:table-cell office:value-type="string" calcext:value-type="string">
            <text:p>FLMNH_043_B0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34:.W13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541" calcext:value-type="float">
            <text:p>754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139" calcext:value-type="float">
            <text:p>-13.4139</text:p>
          </table:table-cell>
          <table:table-cell office:value-type="float" office:value="48.3056" calcext:value-type="float">
            <text:p>48.3056</text:p>
          </table:table-cell>
          <table:table-cell office:value-type="string" calcext:value-type="string">
            <text:p>5/16/2008</text:p>
          </table:table-cell>
          <table:table-cell office:value-type="string" calcext:value-type="string">
            <text:p>FLMNH_043_D1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35:.W13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831" calcext:value-type="float">
            <text:p>783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needsSeq</text:p>
          </table:table-cell>
          <table:table-cell/>
          <table:table-cell office:value-type="string" calcext:value-type="string">
            <text:p>ESU3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26/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36:.W136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902" calcext:value-type="float">
            <text:p>790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WA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Belize</text:p>
          </table:table-cell>
          <table:table-cell office:value-type="float" office:value="16.408" calcext:value-type="float">
            <text:p>16.408</text:p>
          </table:table-cell>
          <table:table-cell office:value-type="float" office:value="-88.114" calcext:value-type="float">
            <text:p>-88.114</text:p>
          </table:table-cell>
          <table:table-cell office:value-type="string" calcext:value-type="string">
            <text:p>10/10/2008</text:p>
          </table:table-cell>
          <table:table-cell office:value-type="string" calcext:value-type="string">
            <text:p>C019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37:.W13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7929" calcext:value-type="float">
            <text:p>792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gracilis</text:p>
          </table:table-cell>
          <table:table-cell/>
          <table:table-cell office:value-type="string" calcext:value-type="string">
            <text:p>gracilis</text:p>
          </table:table-cell>
          <table:table-cell office:value-type="string" calcext:value-type="string">
            <text:p>One Tree Island</text:p>
          </table:table-cell>
          <table:table-cell office:value-type="float" office:value="-23.502138" calcext:value-type="float">
            <text:p>-23.502138</text:p>
          </table:table-cell>
          <table:table-cell office:value-type="float" office:value="152.086632" calcext:value-type="float">
            <text:p>152.086632</text:p>
          </table:table-cell>
          <table:table-cell office:value-type="string" calcext:value-type="string">
            <text:p>11/2008</text:p>
          </table:table-cell>
          <table:table-cell table:style-name="ce52" office:value-type="string" calcext:value-type="string">
            <text:p>N0488, N0489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52" table:formula="of:=SUM([.O138:.W13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7966" calcext:value-type="float">
            <text:p>796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9631" calcext:value-type="float">
            <text:p>-17.49631</text:p>
          </table:table-cell>
          <table:table-cell office:value-type="float" office:value="-149.75295" calcext:value-type="float">
            <text:p>-149.75295</text:p>
          </table:table-cell>
          <table:table-cell office:value-type="string" calcext:value-type="string">
            <text:p>10/15/2008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139:.W139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8172" calcext:value-type="float">
            <text:p>817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Lizard Island</text:p>
          </table:table-cell>
          <table:table-cell office:value-type="float" office:value="-14.667892" calcext:value-type="float">
            <text:p>-14.667892</text:p>
          </table:table-cell>
          <table:table-cell office:value-type="float" office:value="145.4443815" calcext:value-type="float">
            <text:p>145.4443815</text:p>
          </table:table-cell>
          <table:table-cell office:value-type="string" calcext:value-type="string">
            <text:p>2/9/2009</text:p>
          </table:table-cell>
          <table:table-cell office:value-type="string" calcext:value-type="string">
            <text:p>FLMNH_036_C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40:.W14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174" calcext:value-type="float">
            <text:p>817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Lizard Island</text:p>
          </table:table-cell>
          <table:table-cell office:value-type="float" office:value="-14.667892" calcext:value-type="float">
            <text:p>-14.667892</text:p>
          </table:table-cell>
          <table:table-cell office:value-type="float" office:value="145.4443815" calcext:value-type="float">
            <text:p>145.4443815</text:p>
          </table:table-cell>
          <table:table-cell office:value-type="string" calcext:value-type="string">
            <text:p>2/9/2009</text:p>
          </table:table-cell>
          <table:table-cell office:value-type="string" calcext:value-type="string">
            <text:p>FLMNH_036_D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41:.W141])" office:value-type="float" office:value="1" calcext:value-type="float">
            <text:p>1</text:p>
          </table:table-cell>
          <table:table-cell table:style-name="ce43" table:number-columns-repeated="1000"/>
        </table:table-row>
        <table:table-row table:style-name="ro3">
          <table:table-cell office:value-type="float" office:value="8191" calcext:value-type="float">
            <text:p>819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805" calcext:value-type="float">
            <text:p>-14.6805</text:p>
          </table:table-cell>
          <table:table-cell office:value-type="float" office:value="145.4714" calcext:value-type="float">
            <text:p>145.4714</text:p>
          </table:table-cell>
          <table:table-cell office:value-type="string" calcext:value-type="string">
            <text:p>2/10/2009</text:p>
          </table:table-cell>
          <table:table-cell office:value-type="string" calcext:value-type="string">
            <text:p>N0581,FLMNH_036_G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142:.W142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8192" calcext:value-type="float">
            <text:p>819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805" calcext:value-type="float">
            <text:p>-14.6805</text:p>
          </table:table-cell>
          <table:table-cell office:value-type="float" office:value="145.4714" calcext:value-type="float">
            <text:p>145.4714</text:p>
          </table:table-cell>
          <table:table-cell office:value-type="string" calcext:value-type="string">
            <text:p>2/10/2009</text:p>
          </table:table-cell>
          <table:table-cell office:value-type="string" calcext:value-type="string">
            <text:p>FLMNH_036_F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43:.W14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193" calcext:value-type="float">
            <text:p>819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Lizard Island</text:p>
          </table:table-cell>
          <table:table-cell office:value-type="float" office:value="-14.6805" calcext:value-type="float">
            <text:p>-14.6805</text:p>
          </table:table-cell>
          <table:table-cell office:value-type="float" office:value="145.4714" calcext:value-type="float">
            <text:p>145.4714</text:p>
          </table:table-cell>
          <table:table-cell office:value-type="string" calcext:value-type="string">
            <text:p>2/10/2009</text:p>
          </table:table-cell>
          <table:table-cell office:value-type="string" calcext:value-type="string">
            <text:p>N0578,FLMNH_036_E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144:.W144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8288" calcext:value-type="float">
            <text:p>828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racilis</text:p>
          </table:table-cell>
          <table:table-cell office:value-type="string" calcext:value-type="string">
            <text:p>Lizard Island</text:p>
          </table:table-cell>
          <table:table-cell office:value-type="float" office:value="-14.6805" calcext:value-type="float">
            <text:p>-14.6805</text:p>
          </table:table-cell>
          <table:table-cell office:value-type="float" office:value="145.4714" calcext:value-type="float">
            <text:p>145.4714</text:p>
          </table:table-cell>
          <table:table-cell office:value-type="string" calcext:value-type="string">
            <text:p>2/10/2009</text:p>
          </table:table-cell>
          <table:table-cell office:value-type="string" calcext:value-type="string">
            <text:p>FLMNH_036_E0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45:.W14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336" calcext:value-type="float">
            <text:p>833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45434" calcext:value-type="float">
            <text:p>-14.45434</text:p>
          </table:table-cell>
          <table:table-cell office:value-type="float" office:value="145.308842" calcext:value-type="float">
            <text:p>145.308842</text:p>
          </table:table-cell>
          <table:table-cell office:value-type="string" calcext:value-type="string">
            <text:p>2/15/2009</text:p>
          </table:table-cell>
          <table:table-cell office:value-type="string" calcext:value-type="string">
            <text:p>FLMNH_036_D0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46:.W14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346" calcext:value-type="float">
            <text:p>834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juvenile, inconclusive</text:p>
          </table:table-cell>
          <table:table-cell office:value-type="string" calcext:value-type="string">
            <text:p>Lizard Island</text:p>
          </table:table-cell>
          <table:table-cell office:value-type="float" office:value="-14.45434" calcext:value-type="float">
            <text:p>-14.45434</text:p>
          </table:table-cell>
          <table:table-cell office:value-type="float" office:value="145.308842" calcext:value-type="float">
            <text:p>145.308842</text:p>
          </table:table-cell>
          <table:table-cell office:value-type="string" calcext:value-type="string">
            <text:p>2/15/2009</text:p>
          </table:table-cell>
          <table:table-cell office:value-type="string" calcext:value-type="string">
            <text:p>N115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47:.W14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348" calcext:value-type="float">
            <text:p>8348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Lizard Island</text:p>
          </table:table-cell>
          <table:table-cell office:value-type="float" office:value="-14.6068" calcext:value-type="float">
            <text:p>-14.6068</text:p>
          </table:table-cell>
          <table:table-cell office:value-type="float" office:value="145.3506" calcext:value-type="float">
            <text:p>145.3506</text:p>
          </table:table-cell>
          <table:table-cell office:value-type="string" calcext:value-type="string">
            <text:p>2/16/2009</text:p>
          </table:table-cell>
          <table:table-cell office:value-type="string" calcext:value-type="string">
            <text:p>FLMNH_036_D1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48:.W148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354" calcext:value-type="float">
            <text:p>835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racilis</text:p>
          </table:table-cell>
          <table:table-cell office:value-type="string" calcext:value-type="string">
            <text:p>Lizard Island</text:p>
          </table:table-cell>
          <table:table-cell office:value-type="float" office:value="-14.7746" calcext:value-type="float">
            <text:p>-14.7746</text:p>
          </table:table-cell>
          <table:table-cell office:value-type="float" office:value="145.3673" calcext:value-type="float">
            <text:p>145.3673</text:p>
          </table:table-cell>
          <table:table-cell office:value-type="string" calcext:value-type="string">
            <text:p>2/16/2009</text:p>
          </table:table-cell>
          <table:table-cell office:value-type="string" calcext:value-type="string">
            <text:p>FLMNH_036_E1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49:.W149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355" calcext:value-type="float">
            <text:p>835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Lizard Island</text:p>
          </table:table-cell>
          <table:table-cell office:value-type="float" office:value="-14.7746" calcext:value-type="float">
            <text:p>-14.7746</text:p>
          </table:table-cell>
          <table:table-cell office:value-type="float" office:value="145.3673" calcext:value-type="float">
            <text:p>145.3673</text:p>
          </table:table-cell>
          <table:table-cell office:value-type="string" calcext:value-type="string">
            <text:p>2/16/2009</text:p>
          </table:table-cell>
          <table:table-cell office:value-type="string" calcext:value-type="string">
            <text:p>FLMNH_036_G1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50:.W15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364" calcext:value-type="float">
            <text:p>836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racilis</text:p>
          </table:table-cell>
          <table:table-cell office:value-type="string" calcext:value-type="string">
            <text:p>Lizard Island</text:p>
          </table:table-cell>
          <table:table-cell office:value-type="float" office:value="-14.7746" calcext:value-type="float">
            <text:p>-14.7746</text:p>
          </table:table-cell>
          <table:table-cell office:value-type="float" office:value="145.3673" calcext:value-type="float">
            <text:p>145.3673</text:p>
          </table:table-cell>
          <table:table-cell office:value-type="string" calcext:value-type="string">
            <text:p>2/16/2009</text:p>
          </table:table-cell>
          <table:table-cell office:value-type="string" calcext:value-type="string">
            <text:p>FLMNH_036_F0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51:.W151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388" calcext:value-type="float">
            <text:p>838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7483" calcext:value-type="float">
            <text:p>-14.7483</text:p>
          </table:table-cell>
          <table:table-cell office:value-type="float" office:value="145.5165" calcext:value-type="float">
            <text:p>145.5165</text:p>
          </table:table-cell>
          <table:table-cell office:value-type="string" calcext:value-type="string">
            <text:p>2/17/2009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152:.W152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8406" calcext:value-type="float">
            <text:p>840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Lizard Island</text:p>
          </table:table-cell>
          <table:table-cell office:value-type="float" office:value="-14.7746" calcext:value-type="float">
            <text:p>-14.7746</text:p>
          </table:table-cell>
          <table:table-cell office:value-type="float" office:value="145.3673" calcext:value-type="float">
            <text:p>145.3673</text:p>
          </table:table-cell>
          <table:table-cell office:value-type="string" calcext:value-type="string">
            <text:p>2/16/2009</text:p>
          </table:table-cell>
          <table:table-cell office:value-type="string" calcext:value-type="string">
            <text:p>FLMNH_036_B0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53:.W15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459" calcext:value-type="float">
            <text:p>845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3902" calcext:value-type="float">
            <text:p>-14.3902</text:p>
          </table:table-cell>
          <table:table-cell office:value-type="float" office:value="145.2737" calcext:value-type="float">
            <text:p>145.2737</text:p>
          </table:table-cell>
          <table:table-cell office:value-type="string" calcext:value-type="string">
            <text:p>2/21/2009</text:p>
          </table:table-cell>
          <table:table-cell office:value-type="string" calcext:value-type="string">
            <text:p>FLMNH_036_E0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54:.W15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544" calcext:value-type="float">
            <text:p>854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857" calcext:value-type="float">
            <text:p>-14.6857</text:p>
          </table:table-cell>
          <table:table-cell office:value-type="float" office:value="145.4474" calcext:value-type="float">
            <text:p>145.4474</text:p>
          </table:table-cell>
          <table:table-cell office:value-type="string" calcext:value-type="string">
            <text:p>2/25/2009</text:p>
          </table:table-cell>
          <table:table-cell office:value-type="string" calcext:value-type="string">
            <text:p>FLMNH_036_C0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55:.W15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574" calcext:value-type="float">
            <text:p>857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67892" calcext:value-type="float">
            <text:p>-14.667892</text:p>
          </table:table-cell>
          <table:table-cell office:value-type="float" office:value="145.4443815" calcext:value-type="float">
            <text:p>145.4443815</text:p>
          </table:table-cell>
          <table:table-cell office:value-type="string" calcext:value-type="string">
            <text:p>2/2009</text:p>
          </table:table-cell>
          <table:table-cell office:value-type="string" calcext:value-type="string">
            <text:p>FLMNH_080_A0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56:.W156])" office:value-type="float" office:value="1" calcext:value-type="float">
            <text:p>1</text:p>
          </table:table-cell>
          <table:table-cell table:style-name="ce43" table:number-columns-repeated="1000"/>
        </table:table-row>
        <table:table-row table:style-name="ro3">
          <table:table-cell office:value-type="float" office:value="8585" calcext:value-type="float">
            <text:p>858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67892" calcext:value-type="float">
            <text:p>-14.667892</text:p>
          </table:table-cell>
          <table:table-cell office:value-type="float" office:value="145.4443815" calcext:value-type="float">
            <text:p>145.4443815</text:p>
          </table:table-cell>
          <table:table-cell office:value-type="string" calcext:value-type="string">
            <text:p>2/2009</text:p>
          </table:table-cell>
          <table:table-cell office:value-type="string" calcext:value-type="string">
            <text:p>FLMNH_036_B0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57:.W15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603" calcext:value-type="float">
            <text:p>860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67892" calcext:value-type="float">
            <text:p>-14.667892</text:p>
          </table:table-cell>
          <table:table-cell office:value-type="float" office:value="145.4443815" calcext:value-type="float">
            <text:p>145.4443815</text:p>
          </table:table-cell>
          <table:table-cell office:value-type="string" calcext:value-type="string">
            <text:p>2/2009</text:p>
          </table:table-cell>
          <table:table-cell office:value-type="string" calcext:value-type="string">
            <text:p>FLMNH_080_G03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58:.W158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604" calcext:value-type="float">
            <text:p>860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Lizard Island</text:p>
          </table:table-cell>
          <table:table-cell office:value-type="float" office:value="-14.667892" calcext:value-type="float">
            <text:p>-14.667892</text:p>
          </table:table-cell>
          <table:table-cell office:value-type="float" office:value="145.4443815" calcext:value-type="float">
            <text:p>145.4443815</text:p>
          </table:table-cell>
          <table:table-cell office:value-type="string" calcext:value-type="string">
            <text:p>2/2009</text:p>
          </table:table-cell>
          <table:table-cell office:value-type="string" calcext:value-type="string">
            <text:p>FLMNH_080_C06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59:.W159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690" calcext:value-type="float">
            <text:p>869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51448" calcext:value-type="float">
            <text:p>-17.51448</text:p>
          </table:table-cell>
          <table:table-cell office:value-type="float" office:value="-149.7616" calcext:value-type="float">
            <text:p>-149.7616</text:p>
          </table:table-cell>
          <table:table-cell office:value-type="string" calcext:value-type="string">
            <text:p>10/23/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60:.W16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8705" calcext:value-type="float">
            <text:p>870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table:style-name="ce43" office:value-type="string" calcext:value-type="string">
            <text:p>ESU2</text:p>
          </table:table-cell>
          <table:table-cell office:value-type="string" calcext:value-type="string">
            <text:p>Moorea</text:p>
          </table:table-cell>
          <table:table-cell office:value-type="float" office:value="-17.48" calcext:value-type="float">
            <text:p>-17.48</text:p>
          </table:table-cell>
          <table:table-cell office:value-type="float" office:value="-149.825" calcext:value-type="float">
            <text:p>-149.825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161:.W161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8706" calcext:value-type="float">
            <text:p>870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oorea</text:p>
          </table:table-cell>
          <table:table-cell office:value-type="float" office:value="-17.48" calcext:value-type="float">
            <text:p>-17.48</text:p>
          </table:table-cell>
          <table:table-cell office:value-type="float" office:value="-149.825" calcext:value-type="float">
            <text:p>-149.825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162:.W162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8928" calcext:value-type="float">
            <text:p>892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 table:style-name="ce43" office:value-type="string" calcext:value-type="string">
            <text:p>ESU3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Tanzania</text:p>
          </table:table-cell>
          <table:table-cell office:value-type="float" office:value="-6.14623" calcext:value-type="float">
            <text:p>-6.14623</text:p>
          </table:table-cell>
          <table:table-cell office:value-type="float" office:value="39.13786" calcext:value-type="float">
            <text:p>39.13786</text:p>
          </table:table-cell>
          <table:table-cell office:value-type="string" calcext:value-type="string">
            <text:p>8/13/2009</text:p>
          </table:table-cell>
          <table:table-cell table:style-name="ce52" office:value-type="string" calcext:value-type="string">
            <text:p>N0577,FLMNH_080_H09</text:p>
          </table:table-cell>
          <table:table-cell table:style-name="ce52"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163:.W163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8939" calcext:value-type="float">
            <text:p>893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Tanzania</text:p>
          </table:table-cell>
          <table:table-cell office:value-type="float" office:value="-6.38733" calcext:value-type="float">
            <text:p>-6.38733</text:p>
          </table:table-cell>
          <table:table-cell office:value-type="float" office:value="39.28727" calcext:value-type="float">
            <text:p>39.28727</text:p>
          </table:table-cell>
          <table:table-cell office:value-type="string" calcext:value-type="string">
            <text:p>8/16/2009</text:p>
          </table:table-cell>
          <table:table-cell office:value-type="string" calcext:value-type="string">
            <text:p>FLMNH_080_C1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64:.W16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941" calcext:value-type="float">
            <text:p>894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 table:style-name="ce43" office:value-type="string" calcext:value-type="string">
            <text:p>ESU3</text:p>
          </table:table-cell>
          <table:table-cell table:style-name="ce43" office:value-type="string" calcext:value-type="string">
            <text:p>gracilis</text:p>
          </table:table-cell>
          <table:table-cell office:value-type="string" calcext:value-type="string">
            <text:p>Tanzania</text:p>
          </table:table-cell>
          <table:table-cell office:value-type="float" office:value="-6.38733" calcext:value-type="float">
            <text:p>-6.38733</text:p>
          </table:table-cell>
          <table:table-cell office:value-type="float" office:value="39.28727" calcext:value-type="float">
            <text:p>39.28727</text:p>
          </table:table-cell>
          <table:table-cell office:value-type="string" calcext:value-type="string">
            <text:p>8/16/2009</text:p>
          </table:table-cell>
          <table:table-cell table:style-name="ce52" office:value-type="string" calcext:value-type="string">
            <text:p>N0579,FLMNH_080_G01</text:p>
          </table:table-cell>
          <table:table-cell table:style-name="ce52" table:number-columns-repeated="3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165:.W165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8942" calcext:value-type="float">
            <text:p>894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 table:style-name="ce43" office:value-type="string" calcext:value-type="string">
            <text:p>ESU3</text:p>
          </table:table-cell>
          <table:table-cell table:style-name="ce43" office:value-type="string" calcext:value-type="string">
            <text:p>gracilis</text:p>
          </table:table-cell>
          <table:table-cell office:value-type="string" calcext:value-type="string">
            <text:p>Tanzania</text:p>
          </table:table-cell>
          <table:table-cell office:value-type="float" office:value="-6.38733" calcext:value-type="float">
            <text:p>-6.38733</text:p>
          </table:table-cell>
          <table:table-cell office:value-type="float" office:value="39.28727" calcext:value-type="float">
            <text:p>39.28727</text:p>
          </table:table-cell>
          <table:table-cell office:value-type="string" calcext:value-type="string">
            <text:p>8/16/2009</text:p>
          </table:table-cell>
          <table:table-cell office:value-type="string" calcext:value-type="string">
            <text:p>FLMNH_080_A0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66:.W16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943" calcext:value-type="float">
            <text:p>894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 table:number-columns-repeated="2" table:style-name="ce43" office:value-type="string" calcext:value-type="string">
            <text:p>ESU2</text:p>
          </table:table-cell>
          <table:table-cell office:value-type="string" calcext:value-type="string">
            <text:p>Tanzania</text:p>
          </table:table-cell>
          <table:table-cell office:value-type="float" office:value="-6.38733" calcext:value-type="float">
            <text:p>-6.38733</text:p>
          </table:table-cell>
          <table:table-cell office:value-type="float" office:value="39.28727" calcext:value-type="float">
            <text:p>39.28727</text:p>
          </table:table-cell>
          <table:table-cell office:value-type="string" calcext:value-type="string">
            <text:p>8/16/2009</text:p>
          </table:table-cell>
          <table:table-cell office:value-type="string" calcext:value-type="string">
            <text:p>FLMNH_080_B0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67:.W16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944" calcext:value-type="float">
            <text:p>894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2</text:p>
          </table:table-cell>
          <table:table-cell table:style-name="ce43" office:value-type="string" calcext:value-type="string">
            <text:p>ESU2</text:p>
          </table:table-cell>
          <table:table-cell office:value-type="string" calcext:value-type="string">
            <text:p>Tanzania</text:p>
          </table:table-cell>
          <table:table-cell office:value-type="float" office:value="-6.38733" calcext:value-type="float">
            <text:p>-6.38733</text:p>
          </table:table-cell>
          <table:table-cell office:value-type="float" office:value="39.28727" calcext:value-type="float">
            <text:p>39.28727</text:p>
          </table:table-cell>
          <table:table-cell office:value-type="string" calcext:value-type="string">
            <text:p>8/16/2009</text:p>
          </table:table-cell>
          <table:table-cell office:value-type="string" calcext:value-type="string">
            <text:p>FLMNH_080_E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68:.W168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8951" calcext:value-type="float">
            <text:p>895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gracilis</text:p>
          </table:table-cell>
          <table:table-cell office:value-type="string" calcext:value-type="string">
            <text:p>ESU1</text:p>
          </table:table-cell>
          <table:table-cell/>
          <table:table-cell table:style-name="ce43" office:value-type="string" calcext:value-type="string">
            <text:p>ESU1</text:p>
          </table:table-cell>
          <table:table-cell office:value-type="string" calcext:value-type="string">
            <text:p>Palau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2/10/2004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69:.W169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9049" calcext:value-type="float">
            <text:p>904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P</text:p>
          </table:table-cell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Panama</text:p>
          </table:table-cell>
          <table:table-cell office:value-type="float" office:value="8.6317" calcext:value-type="float">
            <text:p>8.6317</text:p>
          </table:table-cell>
          <table:table-cell office:value-type="float" office:value="-79.0299" calcext:value-type="float">
            <text:p>-79.0299</text:p>
          </table:table-cell>
          <table:table-cell office:value-type="float" office:value="2008" calcext:value-type="float">
            <text:p>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70:.W17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9054" calcext:value-type="float">
            <text:p>905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P</text:p>
          </table:table-cell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Panama</text:p>
          </table:table-cell>
          <table:table-cell office:value-type="float" office:value="8.6317" calcext:value-type="float">
            <text:p>8.6317</text:p>
          </table:table-cell>
          <table:table-cell office:value-type="float" office:value="-79.0299" calcext:value-type="float">
            <text:p>-79.0299</text:p>
          </table:table-cell>
          <table:table-cell office:value-type="float" office:value="2008" calcext:value-type="float">
            <text:p>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71:.W171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9055" calcext:value-type="float">
            <text:p>905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P</text:p>
          </table:table-cell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Panama</text:p>
          </table:table-cell>
          <table:table-cell office:value-type="float" office:value="8.6317" calcext:value-type="float">
            <text:p>8.6317</text:p>
          </table:table-cell>
          <table:table-cell office:value-type="float" office:value="-79.0299" calcext:value-type="float">
            <text:p>-79.0299</text:p>
          </table:table-cell>
          <table:table-cell office:value-type="float" office:value="2008" calcext:value-type="float">
            <text:p>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72:.W172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9056" calcext:value-type="float">
            <text:p>905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P</text:p>
          </table:table-cell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Panama</text:p>
          </table:table-cell>
          <table:table-cell office:value-type="float" office:value="8.6317" calcext:value-type="float">
            <text:p>8.6317</text:p>
          </table:table-cell>
          <table:table-cell office:value-type="float" office:value="-79.0299" calcext:value-type="float">
            <text:p>-79.0299</text:p>
          </table:table-cell>
          <table:table-cell office:value-type="float" office:value="2008" calcext:value-type="float">
            <text:p>2008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73:.W17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9192" calcext:value-type="float">
            <text:p>919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Europa</text:p>
          </table:table-cell>
          <table:table-cell office:value-type="float" office:value="-22.34656667" calcext:value-type="float">
            <text:p>-22.34656667</text:p>
          </table:table-cell>
          <table:table-cell office:value-type="float" office:value="40.33203333" calcext:value-type="float">
            <text:p>40.33203333</text:p>
          </table:table-cell>
          <table:table-cell office:value-type="string" calcext:value-type="string">
            <text:p>4/23/2009</text:p>
          </table:table-cell>
          <table:table-cell office:value-type="string" calcext:value-type="string">
            <text:p>FLMNH_160_E0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74:.W17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343" calcext:value-type="float">
            <text:p>934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Ile du Lys</text:p>
          </table:table-cell>
          <table:table-cell office:value-type="float" office:value="-11.51576667" calcext:value-type="float">
            <text:p>-11.51576667</text:p>
          </table:table-cell>
          <table:table-cell office:value-type="float" office:value="47.37331667" calcext:value-type="float">
            <text:p>47.37331667</text:p>
          </table:table-cell>
          <table:table-cell office:value-type="string" calcext:value-type="string">
            <text:p>5/7/2009</text:p>
          </table:table-cell>
          <table:table-cell office:value-type="string" calcext:value-type="string">
            <text:p>FLMNH_160_D05</text:p>
          </table:table-cell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formula="of:=SUM([.O175:.W17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9353" calcext:value-type="float">
            <text:p>935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missing</text:p>
          </table:table-cell>
          <table:table-cell table:style-name="ce43" office:value-type="string" calcext:value-type="string">
            <text:p>ESU1</text:p>
          </table:table-cell>
          <table:table-cell office:value-type="string" calcext:value-type="string">
            <text:p>Glorieuses</text:p>
          </table:table-cell>
          <table:table-cell office:value-type="float" office:value="-11.5775" calcext:value-type="float">
            <text:p>-11.5775</text:p>
          </table:table-cell>
          <table:table-cell office:value-type="float" office:value="47.28366667" calcext:value-type="float">
            <text:p>47.28366667</text:p>
          </table:table-cell>
          <table:table-cell office:value-type="string" calcext:value-type="string">
            <text:p>5/8/2009</text:p>
          </table:table-cell>
          <table:table-cell office:value-type="string" calcext:value-type="string">
            <text:p>FLMNH_160_C05</text:p>
          </table:table-cell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formula="of:=SUM([.O176:.W176])" office:value-type="float" office:value="0" calcext:value-type="float">
            <text:p>0</text:p>
          </table:table-cell>
          <table:table-cell table:number-columns-repeated="1000"/>
        </table:table-row>
        <table:table-row table:style-name="ro6">
          <table:table-cell office:value-type="float" office:value="9412" calcext:value-type="float">
            <text:p>9412</text:p>
          </table:table-cell>
          <table:table-cell office:value-type="string" calcext:value-type="string">
            <text:p>Holothuria</text:p>
          </table:table-cell>
          <table:table-cell table:number-columns-repeated="3" office:value-type="string" calcext:value-type="string">
            <text:p>gracilis</text:p>
          </table:table-cell>
          <table:table-cell table:style-name="ce46"/>
          <table:table-cell office:value-type="string" calcext:value-type="string">
            <text:p>Ningaloo</text:p>
          </table:table-cell>
          <table:table-cell table:style-name="ce47" office:value-type="float" office:value="-22.67533" calcext:value-type="float">
            <text:p>-22.67533</text:p>
          </table:table-cell>
          <table:table-cell table:style-name="ce47" office:value-type="float" office:value="113.6843" calcext:value-type="float">
            <text:p>113.6843</text:p>
          </table:table-cell>
          <table:table-cell table:style-name="ce50" office:value-type="date" office:date-value="2009-05-01" calcext:value-type="date">
            <text:p>05/01/09</text:p>
          </table:table-cell>
          <table:table-cell office:value-type="string" calcext:value-type="string">
            <text:p>FLMNH_120_B0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77:.W17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440" calcext:value-type="float">
            <text:p>944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racilis</text:p>
          </table:table-cell>
          <table:table-cell office:value-type="string" calcext:value-type="string">
            <text:p>Ningaloo</text:p>
          </table:table-cell>
          <table:table-cell office:value-type="float" office:value="-22.74152" calcext:value-type="float">
            <text:p>-22.74152</text:p>
          </table:table-cell>
          <table:table-cell office:value-type="float" office:value="113.6836" calcext:value-type="float">
            <text:p>113.6836</text:p>
          </table:table-cell>
          <table:table-cell office:value-type="string" calcext:value-type="string">
            <text:p>5/15/2009</text:p>
          </table:table-cell>
          <table:table-cell office:value-type="string" calcext:value-type="string">
            <text:p>FLMNH_093_A0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78:.W178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544" calcext:value-type="float">
            <text:p>954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racilis</text:p>
          </table:table-cell>
          <table:table-cell office:value-type="string" calcext:value-type="string">
            <text:p>Ningaloo</text:p>
          </table:table-cell>
          <table:table-cell office:value-type="float" office:value="-22.49297" calcext:value-type="float">
            <text:p>-22.49297</text:p>
          </table:table-cell>
          <table:table-cell office:value-type="float" office:value="113.7258" calcext:value-type="float">
            <text:p>113.7258</text:p>
          </table:table-cell>
          <table:table-cell office:value-type="string" calcext:value-type="string">
            <text:p>5/2009</text:p>
          </table:table-cell>
          <table:table-cell office:value-type="string" calcext:value-type="string">
            <text:p>FLMNH_093_C06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79:.W179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611" calcext:value-type="float">
            <text:p>961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Ningaloo</text:p>
          </table:table-cell>
          <table:table-cell office:value-type="float" office:value="-22.59" calcext:value-type="float">
            <text:p>-22.59</text:p>
          </table:table-cell>
          <table:table-cell office:value-type="float" office:value="113.65" calcext:value-type="float">
            <text:p>113.65</text:p>
          </table:table-cell>
          <table:table-cell office:value-type="string" calcext:value-type="string">
            <text:p>5/2009</text:p>
          </table:table-cell>
          <table:table-cell office:value-type="string" calcext:value-type="string">
            <text:p>FLMNH_094_B0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80:.W18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628" calcext:value-type="float">
            <text:p>962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Ningaloo</text:p>
          </table:table-cell>
          <table:table-cell office:value-type="float" office:value="-22.72148" calcext:value-type="float">
            <text:p>-22.72148</text:p>
          </table:table-cell>
          <table:table-cell office:value-type="float" office:value="113.6424" calcext:value-type="float">
            <text:p>113.6424</text:p>
          </table:table-cell>
          <table:table-cell office:value-type="string" calcext:value-type="string">
            <text:p>5/2009</text:p>
          </table:table-cell>
          <table:table-cell office:value-type="string" calcext:value-type="string">
            <text:p>FLMNH_094_B0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81:.W181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637" calcext:value-type="float">
            <text:p>963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ala</text:p>
          </table:table-cell>
          <table:table-cell office:value-type="string" calcext:value-type="string">
            <text:p>Galapagos Islands</text:p>
          </table:table-cell>
          <table:table-cell office:value-type="float" office:value="-0.647814" calcext:value-type="float">
            <text:p>-0.647814</text:p>
          </table:table-cell>
          <table:table-cell office:value-type="float" office:value="-91.177374" calcext:value-type="float">
            <text:p>-91.177374</text:p>
          </table:table-cell>
          <table:table-cell office:value-type="string" calcext:value-type="string">
            <text:p>6/26/1991</text:p>
          </table:table-cell>
          <table:table-cell office:value-type="string" calcext:value-type="string">
            <text:p>FLMNH_154_A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82:.W182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640" calcext:value-type="float">
            <text:p>964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ala</text:p>
          </table:table-cell>
          <table:table-cell office:value-type="string" calcext:value-type="string">
            <text:p>Galapagos Islands</text:p>
          </table:table-cell>
          <table:table-cell office:value-type="float" office:value="0.011035" calcext:value-type="float">
            <text:p>0.011035</text:p>
          </table:table-cell>
          <table:table-cell office:value-type="float" office:value="-91.218653" calcext:value-type="float">
            <text:p>-91.218653</text:p>
          </table:table-cell>
          <table:table-cell office:value-type="string" calcext:value-type="string">
            <text:p>5/3/1996</text:p>
          </table:table-cell>
          <table:table-cell office:value-type="string" calcext:value-type="string">
            <text:p>FLMNH_154_D02</text:p>
          </table:table-cell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formula="of:=SUM([.O183:.W18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9641" calcext:value-type="float">
            <text:p>964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ala</text:p>
          </table:table-cell>
          <table:table-cell office:value-type="string" calcext:value-type="string">
            <text:p>Galapagos Islands</text:p>
          </table:table-cell>
          <table:table-cell office:value-type="float" office:value="-1.336557" calcext:value-type="float">
            <text:p>-1.336557</text:p>
          </table:table-cell>
          <table:table-cell office:value-type="float" office:value="-90.298985" calcext:value-type="float">
            <text:p>-90.298985</text:p>
          </table:table-cell>
          <table:table-cell office:value-type="string" calcext:value-type="string">
            <text:p>3/8/1997</text:p>
          </table:table-cell>
          <table:table-cell office:value-type="string" calcext:value-type="string">
            <text:p>FLMNH_154_E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84:.W18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655" calcext:value-type="float">
            <text:p>965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ala</text:p>
          </table:table-cell>
          <table:table-cell office:value-type="string" calcext:value-type="string">
            <text:p>Galapagos Islands</text:p>
          </table:table-cell>
          <table:table-cell office:value-type="float" office:value="-0.296018" calcext:value-type="float">
            <text:p>-0.296018</text:p>
          </table:table-cell>
          <table:table-cell office:value-type="float" office:value="-91.655883" calcext:value-type="float">
            <text:p>-91.655883</text:p>
          </table:table-cell>
          <table:table-cell office:value-type="string" calcext:value-type="string">
            <text:p>5/4/1994</text:p>
          </table:table-cell>
          <table:table-cell table:style-name="ce52" office:value-type="string" calcext:value-type="string">
            <text:p>N0184,FLMNH_154_G04</text:p>
          </table:table-cell>
          <table:table-cell table:style-name="ce52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185:.W185])" office:value-type="float" office:value="5" calcext:value-type="float">
            <text:p>5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9667" calcext:value-type="float">
            <text:p>966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ala</text:p>
          </table:table-cell>
          <table:table-cell office:value-type="string" calcext:value-type="string">
            <text:p>Galapagos Islands</text:p>
          </table:table-cell>
          <table:table-cell office:value-type="float" office:value="-0.761374" calcext:value-type="float">
            <text:p>-0.761374</text:p>
          </table:table-cell>
          <table:table-cell office:value-type="float" office:value="-90.304248" calcext:value-type="float">
            <text:p>-90.304248</text:p>
          </table:table-cell>
          <table:table-cell office:value-type="string" calcext:value-type="string">
            <text:p>4/29/1994</text:p>
          </table:table-cell>
          <table:table-cell office:value-type="string" calcext:value-type="string">
            <text:p>N0057,FLMNH_154_G06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186:.W18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9668" calcext:value-type="float">
            <text:p>966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Gala</text:p>
          </table:table-cell>
          <table:table-cell office:value-type="string" calcext:value-type="string">
            <text:p>Galapagos Islands</text:p>
          </table:table-cell>
          <table:table-cell office:value-type="float" office:value="-0.25922" calcext:value-type="float">
            <text:p>-0.25922</text:p>
          </table:table-cell>
          <table:table-cell office:value-type="float" office:value="-91.461394" calcext:value-type="float">
            <text:p>-91.461394</text:p>
          </table:table-cell>
          <table:table-cell office:value-type="string" calcext:value-type="string">
            <text:p>5/2/1996</text:p>
          </table:table-cell>
          <table:table-cell table:style-name="ce52" office:value-type="string" calcext:value-type="string">
            <text:p>N0061,N0185,FLMNH_154_H06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187:.W187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9699" calcext:value-type="float">
            <text:p>969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RedSea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27.32" calcext:value-type="float">
            <text:p>27.32</text:p>
          </table:table-cell>
          <table:table-cell office:value-type="float" office:value="33.71" calcext:value-type="float">
            <text:p>33.71</text:p>
          </table:table-cell>
          <table:table-cell table:style-name="ce50" office:value-type="date" office:date-value="2009-09-03" calcext:value-type="date">
            <text:p>09/03/09</text:p>
          </table:table-cell>
          <table:table-cell table:style-name="ce52" office:value-type="string" calcext:value-type="string">
            <text:p>N0583,FLMNH_084_H05</text:p>
          </table:table-cell>
          <table:table-cell table:style-name="ce55" office:value-type="string" calcext:value-type="string">
            <text:p>STA1EG004</text:p>
          </table:table-cell>
          <table:table-cell table:style-name="ce52" office:value-type="string" calcext:value-type="string">
            <text:p>yes</text:p>
          </table:table-cell>
          <table:table-cell table:style-name="ce5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2" table:formula="of:=SUM([.O188:.W188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9701" calcext:value-type="float">
            <text:p>970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RedSea</text:p>
          </table:table-cell>
          <table:table-cell/>
          <table:table-cell office:value-type="string" calcext:value-type="string">
            <text:p>Egypt</text:p>
          </table:table-cell>
          <table:table-cell office:value-type="float" office:value="27.32" calcext:value-type="float">
            <text:p>27.32</text:p>
          </table:table-cell>
          <table:table-cell office:value-type="float" office:value="33.71" calcext:value-type="float">
            <text:p>33.71</text:p>
          </table:table-cell>
          <table:table-cell table:style-name="ce50" office:value-type="date" office:date-value="2009-09-03" calcext:value-type="date">
            <text:p>09/03/09</text:p>
          </table:table-cell>
          <table:table-cell table:style-name="ce52" office:value-type="string" calcext:value-type="string">
            <text:p>N0584,FLMNH_084_D05</text:p>
          </table:table-cell>
          <table:table-cell table:style-name="ce55" office:value-type="string" calcext:value-type="string">
            <text:p>ST01EG026</text:p>
          </table:table-cell>
          <table:table-cell table:style-name="ce52" office:value-type="string" calcext:value-type="string">
            <text:p>yes</text:p>
          </table:table-cell>
          <table:table-cell table:style-name="ce5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2" table:formula="of:=SUM([.O189:.W189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9848" calcext:value-type="float">
            <text:p>984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Moorea</text:p>
          </table:table-cell>
          <table:table-cell office:value-type="float" office:value="-17.498214" calcext:value-type="float">
            <text:p>-17.498214</text:p>
          </table:table-cell>
          <table:table-cell office:value-type="float" office:value="-149.754865" calcext:value-type="float">
            <text:p>-149.754865</text:p>
          </table:table-cell>
          <table:table-cell office:value-type="string" calcext:value-type="string">
            <text:p>11/16/2009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190:.W190])" office:value-type="float" office:value="0" calcext:value-type="float">
            <text:p>0</text:p>
          </table:table-cell>
          <table:table-cell table:style-name="ce43" table:number-columns-repeated="1000"/>
        </table:table-row>
        <table:table-row table:style-name="ro3">
          <table:table-cell office:value-type="float" office:value="10043" calcext:value-type="float">
            <text:p>10043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3174166667" calcext:value-type="float">
            <text:p>-23.3174166667</text:p>
          </table:table-cell>
          <table:table-cell office:value-type="float" office:value="151.7169833333" calcext:value-type="float">
            <text:p>151.7169833333</text:p>
          </table:table-cell>
          <table:table-cell office:value-type="string" calcext:value-type="string">
            <text:p>11/17/2009</text:p>
          </table:table-cell>
          <table:table-cell office:value-type="string" calcext:value-type="string">
            <text:p>FLMNH_171_A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91:.W191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050" calcext:value-type="float">
            <text:p>1005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needsSeq</text:p>
          </table:table-cell>
          <table:table-cell office:value-type="string" calcext:value-type="string">
            <text:p>didn't amplify</text:p>
          </table:table-cell>
          <table:table-cell office:value-type="string" calcext:value-type="string">
            <text:p>juvenile, inconclusive</text:p>
          </table:table-cell>
          <table:table-cell office:value-type="string" calcext:value-type="string">
            <text:p>Heron Island</text:p>
          </table:table-cell>
          <table:table-cell office:value-type="float" office:value="-23.4732833333" calcext:value-type="float">
            <text:p>-23.4732833333</text:p>
          </table:table-cell>
          <table:table-cell office:value-type="float" office:value="151.9504666667" calcext:value-type="float">
            <text:p>151.9504666667</text:p>
          </table:table-cell>
          <table:table-cell office:value-type="string" calcext:value-type="string">
            <text:p>11/17/2009</text:p>
          </table:table-cell>
          <table:table-cell office:value-type="string" calcext:value-type="string">
            <text:p>N116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O192:.W192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0053" calcext:value-type="float">
            <text:p>1005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truncata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truncata</text:p>
          </table:table-cell>
          <table:table-cell office:value-type="string" calcext:value-type="string">
            <text:p>Heron Island</text:p>
          </table:table-cell>
          <table:table-cell office:value-type="float" office:value="-23.2891333333" calcext:value-type="float">
            <text:p>-23.2891333333</text:p>
          </table:table-cell>
          <table:table-cell office:value-type="float" office:value="151.76695" calcext:value-type="float">
            <text:p>151.76695</text:p>
          </table:table-cell>
          <table:table-cell office:value-type="string" calcext:value-type="string">
            <text:p>11/17/2009</text:p>
          </table:table-cell>
          <table:table-cell office:value-type="string" calcext:value-type="string">
            <text:p>FLMNH_171_D0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93:.W19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078" calcext:value-type="float">
            <text:p>1007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truncata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truncata</text:p>
          </table:table-cell>
          <table:table-cell office:value-type="string" calcext:value-type="string">
            <text:p>Heron Island</text:p>
          </table:table-cell>
          <table:table-cell office:value-type="float" office:value="-23.42996" calcext:value-type="float">
            <text:p>-23.42996</text:p>
          </table:table-cell>
          <table:table-cell office:value-type="float" office:value="151.9505" calcext:value-type="float">
            <text:p>151.9505</text:p>
          </table:table-cell>
          <table:table-cell office:value-type="string" calcext:value-type="string">
            <text:p>11/20/2009</text:p>
          </table:table-cell>
          <table:table-cell office:value-type="string" calcext:value-type="string">
            <text:p>FLMNH_162_E1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94:.W19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22" calcext:value-type="float">
            <text:p>10122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table:style-name="ce52" office:value-type="string" calcext:value-type="string">
            <text:p>N0484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2" table:formula="of:=SUM([.O195:.W195])" office:value-type="float" office:value="8" calcext:value-type="float">
            <text:p>8</text:p>
          </table:table-cell>
          <table:table-cell table:number-columns-repeated="1000"/>
        </table:table-row>
        <table:table-row table:style-name="ro3">
          <table:table-cell office:value-type="float" office:value="10123" calcext:value-type="float">
            <text:p>1012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style-name="ce43" office:value-type="string" calcext:value-type="string">
            <office:annotation draw:style-name="gr1" draw:text-style-name="P1" svg:width="1.1413in" svg:height="0.7012in" svg:x="4.0067in" svg:y="35.5354in" draw:caption-point-x="-0.2402in" draw:caption-point-y="-0.8394in">
              <dc:date>2013-03-11T00:00:00</dc:date>
              <text:p text:style-name="P1"><text:span text:style-name="T1">Morphology unambiguously ESU2!!!</text:span></text:p>
              <text:p text:style-name="P1"><text:span text:style-name="T1"/></text:p>
            </office:annotation>
            <text:p>ESU2</text:p>
          </table:table-cell>
          <table:table-cell table:number-columns-repeated="2" office:value-type="string" calcext:value-type="string">
            <text:p>ESU2</text:p>
          </table:table-cell>
          <table:table-cell office:value-type="string" calcext:value-type="string">
            <text:p>Heron Island</text:p>
          </table:table-cell>
          <table:table-cell office:value-type="float" office:value="-23.43304" calcext:value-type="float">
            <text:p>-23.43304</text:p>
          </table:table-cell>
          <table:table-cell office:value-type="float" office:value="152.04089" calcext:value-type="float">
            <text:p>152.04089</text:p>
          </table:table-cell>
          <table:table-cell office:value-type="string" calcext:value-type="string">
            <text:p>11/23/2009</text:p>
          </table:table-cell>
          <table:table-cell table:style-name="ce52" office:value-type="string" calcext:value-type="string">
            <text:p>N0485, N1161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2" table:formula="of:=SUM([.O196:.W196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10124" calcext:value-type="float">
            <text:p>1012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truncata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truncata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office:value-type="string" calcext:value-type="string">
            <text:p>FLMNH_171_G03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197:.W19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25" calcext:value-type="float">
            <text:p>10125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office:value-type="string" calcext:value-type="string">
            <text:p>N0486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O198:.W19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0126" calcext:value-type="float">
            <text:p>10126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table:style-name="ce52" office:value-type="string" calcext:value-type="string">
            <text:p>N0557,FLMNH_171_H01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199:.W199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10127" calcext:value-type="float">
            <text:p>1012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truncata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truncata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table:style-name="ce52" office:value-type="string" calcext:value-type="string">
            <text:p>N0556,FLMNH_171_E02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200:.W200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0129" calcext:value-type="float">
            <text:p>10129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office:value-type="string" calcext:value-type="string">
            <text:p>FLMNH_171_C03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01:.W201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30" calcext:value-type="float">
            <text:p>10130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4417666667" calcext:value-type="float">
            <text:p>-23.4417666667</text:p>
          </table:table-cell>
          <table:table-cell office:value-type="float" office:value="151.9004333333" calcext:value-type="float">
            <text:p>151.9004333333</text:p>
          </table:table-cell>
          <table:table-cell office:value-type="string" calcext:value-type="string">
            <text:p>11/16/2009</text:p>
          </table:table-cell>
          <table:table-cell office:value-type="string" calcext:value-type="string">
            <text:p>FLMNH_171_D03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02:.W202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45" calcext:value-type="float">
            <text:p>10145</text:p>
          </table:table-cell>
          <table:table-cell office:value-type="string" calcext:value-type="string">
            <text:p>Holothuria</text:p>
          </table:table-cell>
          <table:table-cell table:number-columns-repeated="3" office:value-type="string" calcext:value-type="string">
            <text:p>gracilis</text:p>
          </table:table-cell>
          <table:table-cell office:value-type="string" calcext:value-type="string">
            <text:p>gracilis?</text:p>
          </table:table-cell>
          <table:table-cell office:value-type="string" calcext:value-type="string">
            <text:p>Heron Island</text:p>
          </table:table-cell>
          <table:table-cell office:value-type="float" office:value="-23.4312833333" calcext:value-type="float">
            <text:p>-23.4312833333</text:p>
          </table:table-cell>
          <table:table-cell office:value-type="float" office:value="152.03375" calcext:value-type="float">
            <text:p>152.03375</text:p>
          </table:table-cell>
          <table:table-cell office:value-type="string" calcext:value-type="string">
            <text:p>11/23/2009</text:p>
          </table:table-cell>
          <table:table-cell office:value-type="string" calcext:value-type="string">
            <text:p>FLMNH_168_C0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03:.W20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46" calcext:value-type="float">
            <text:p>1014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gracilis</text:p>
          </table:table-cell>
          <table:table-cell table:style-name="ce43" office:value-type="string" calcext:value-type="string">
            <text:p>gracili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ron Island</text:p>
          </table:table-cell>
          <table:table-cell office:value-type="float" office:value="-23.4283666667" calcext:value-type="float">
            <text:p>-23.4283666667</text:p>
          </table:table-cell>
          <table:table-cell office:value-type="float" office:value="151.95455" calcext:value-type="float">
            <text:p>151.95455</text:p>
          </table:table-cell>
          <table:table-cell office:value-type="string" calcext:value-type="string">
            <text:p>11/25/2009</text:p>
          </table:table-cell>
          <table:table-cell office:value-type="string" calcext:value-type="string">
            <text:p>FLMNH_168_G0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04:.W20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84" calcext:value-type="float">
            <text:p>10184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.54396" calcext:value-type="float">
            <text:p>-23.54396</text:p>
          </table:table-cell>
          <table:table-cell office:value-type="float" office:value="151.72279" calcext:value-type="float">
            <text:p>151.72279</text:p>
          </table:table-cell>
          <table:table-cell office:value-type="string" calcext:value-type="string">
            <text:p>11/27/2009</text:p>
          </table:table-cell>
          <table:table-cell office:value-type="string" calcext:value-type="string">
            <text:p>FLMNH_168_F0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05:.W20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92" calcext:value-type="float">
            <text:p>10192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" calcext:value-type="float">
            <text:p>-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FLMNH_168_D08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06:.W20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193" calcext:value-type="float">
            <text:p>10193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" calcext:value-type="float">
            <text:p>-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FLMNH_168_H07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07:.W207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206" calcext:value-type="float">
            <text:p>10206</text:p>
          </table:table-cell>
          <table:table-cell office:value-type="string" calcext:value-type="string">
            <text:p>Holothuria</text:p>
          </table:table-cell>
          <table:table-cell table:number-columns-repeated="3" office:value-type="string" calcext:value-type="string">
            <text:p>gracilis</text:p>
          </table:table-cell>
          <table:table-cell table:style-name="ce43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" calcext:value-type="float">
            <text:p>-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FLMNH_168_H09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08:.W208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207" calcext:value-type="float">
            <text:p>10207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" calcext:value-type="float">
            <text:p>-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FLMNH_168_B09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09:.W209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208" calcext:value-type="float">
            <text:p>10208</text:p>
          </table:table-cell>
          <table:table-cell office:value-type="string" calcext:value-type="string">
            <text:p>Holothuria</text:p>
          </table:table-cell>
          <table:table-cell table:number-columns-repeated="4" office:value-type="string" calcext:value-type="string">
            <text:p>gracilis</text:p>
          </table:table-cell>
          <table:table-cell office:value-type="string" calcext:value-type="string">
            <text:p>Heron Island</text:p>
          </table:table-cell>
          <table:table-cell office:value-type="float" office:value="-23" calcext:value-type="float">
            <text:p>-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FLMNH_168_G08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10:.W210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0313" calcext:value-type="float">
            <text:p>1031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 office:value-type="string" calcext:value-type="string">
            <text:p>BandW</text:p>
          </table:table-cell>
          <table:table-cell office:value-type="string" calcext:value-type="string">
            <text:p>Guam</text:p>
          </table:table-cell>
          <table:table-cell office:value-type="float" office:value="13.4649" calcext:value-type="float">
            <text:p>13.4649</text:p>
          </table:table-cell>
          <table:table-cell office:value-type="float" office:value="144.6872" calcext:value-type="float">
            <text:p>144.6872</text:p>
          </table:table-cell>
          <table:table-cell office:value-type="string" calcext:value-type="string">
            <text:p>6/9/2010</text:p>
          </table:table-cell>
          <table:table-cell office:value-type="string" calcext:value-type="string">
            <text:p>N058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211:.W211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0341" calcext:value-type="float">
            <text:p>1034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Guam</text:p>
          </table:table-cell>
          <table:table-cell office:value-type="float" office:value="13.462" calcext:value-type="float">
            <text:p>13.462</text:p>
          </table:table-cell>
          <table:table-cell office:value-type="float" office:value="144.635" calcext:value-type="float">
            <text:p>144.635</text:p>
          </table:table-cell>
          <table:table-cell office:value-type="string" calcext:value-type="string">
            <text:p>6/15/201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212:.W212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0344" calcext:value-type="float">
            <text:p>1034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Guam</text:p>
          </table:table-cell>
          <table:table-cell office:value-type="float" office:value="13.494621" calcext:value-type="float">
            <text:p>13.494621</text:p>
          </table:table-cell>
          <table:table-cell office:value-type="float" office:value="144.770047" calcext:value-type="float">
            <text:p>144.770047</text:p>
          </table:table-cell>
          <table:table-cell office:value-type="string" calcext:value-type="string">
            <text:p>6/18/201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213:.W21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0392" calcext:value-type="float">
            <text:p>1039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26.406339" calcext:value-type="float">
            <text:p>26.406339</text:p>
          </table:table-cell>
          <table:table-cell office:value-type="float" office:value="127.844547" calcext:value-type="float">
            <text:p>127.844547</text:p>
          </table:table-cell>
          <table:table-cell office:value-type="string" calcext:value-type="string">
            <text:p>6/29/201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214:.W214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0658" calcext:value-type="float">
            <text:p>1065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Okinawa</text:p>
          </table:table-cell>
          <table:table-cell office:value-type="float" office:value="26.328821" calcext:value-type="float">
            <text:p>26.328821</text:p>
          </table:table-cell>
          <table:table-cell office:value-type="float" office:value="127.744105" calcext:value-type="float">
            <text:p>127.744105</text:p>
          </table:table-cell>
          <table:table-cell office:value-type="string" calcext:value-type="string">
            <text:p>7/20/201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215:.W21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0709" calcext:value-type="float">
            <text:p>1070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table:style-name="ce46"/>
          <table:table-cell office:value-type="string" calcext:value-type="string">
            <text:p>Guam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216:.W216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0950" calcext:value-type="float">
            <text:p>1095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26.444199" calcext:value-type="float">
            <text:p>26.444199</text:p>
          </table:table-cell>
          <table:table-cell office:value-type="float" office:value="127.772746" calcext:value-type="float">
            <text:p>127.772746</text:p>
          </table:table-cell>
          <table:table-cell office:value-type="string" calcext:value-type="string">
            <text:p>5/14/2011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217:.W217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0951" calcext:value-type="float">
            <text:p>1095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26.444199" calcext:value-type="float">
            <text:p>26.444199</text:p>
          </table:table-cell>
          <table:table-cell office:value-type="float" office:value="127.772746" calcext:value-type="float">
            <text:p>127.772746</text:p>
          </table:table-cell>
          <table:table-cell office:value-type="string" calcext:value-type="string">
            <text:p>5/14/2011</text:p>
          </table:table-cell>
          <table:table-cell office:value-type="string" calcext:value-type="string">
            <text:p>N055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218:.W218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0955" calcext:value-type="float">
            <text:p>1095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26.251732" calcext:value-type="float">
            <text:p>26.251732</text:p>
          </table:table-cell>
          <table:table-cell office:value-type="float" office:value="127.672239" calcext:value-type="float">
            <text:p>127.672239</text:p>
          </table:table-cell>
          <table:table-cell office:value-type="string" calcext:value-type="string">
            <text:p>5/15/2011</text:p>
          </table:table-cell>
          <table:table-cell office:value-type="string" calcext:value-type="string">
            <text:p>N055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219:.W219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0959" calcext:value-type="float">
            <text:p>1095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Okinawa</text:p>
          </table:table-cell>
          <table:table-cell office:value-type="float" office:value="26.251732" calcext:value-type="float">
            <text:p>26.251732</text:p>
          </table:table-cell>
          <table:table-cell office:value-type="float" office:value="127.672239" calcext:value-type="float">
            <text:p>127.672239</text:p>
          </table:table-cell>
          <table:table-cell office:value-type="string" calcext:value-type="string">
            <text:p>5/15/2011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9" table:style-name="ce57" office:value-type="string" calcext:value-type="string">
            <text:p>NA</text:p>
          </table:table-cell>
          <table:table-cell table:formula="of:=SUM([.O220:.W22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1012" calcext:value-type="float">
            <text:p>1101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2</text:p>
          </table:table-cell>
          <table:table-cell office:value-type="string" calcext:value-type="string">
            <text:p>Okinawa</text:p>
          </table:table-cell>
          <table:table-cell office:value-type="float" office:value="26.32577" calcext:value-type="float">
            <text:p>26.32577</text:p>
          </table:table-cell>
          <table:table-cell office:value-type="float" office:value="127.744874" calcext:value-type="float">
            <text:p>127.744874</text:p>
          </table:table-cell>
          <table:table-cell office:value-type="string" calcext:value-type="string">
            <text:p>5/19/2011</text:p>
          </table:table-cell>
          <table:table-cell table:style-name="ce52" office:value-type="string" calcext:value-type="string">
            <text:p>N0555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SUM([.O221:.W221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float" office:value="11210" calcext:value-type="float">
            <text:p>1121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1</text:p>
          </table:table-cell>
          <table:table-cell office:value-type="string" calcext:value-type="string">
            <text:p>Marquesas</text:p>
          </table:table-cell>
          <table:table-cell office:value-type="float" office:value="-7.9631666667" calcext:value-type="float">
            <text:p>-7.9631666667</text:p>
          </table:table-cell>
          <table:table-cell office:value-type="float" office:value="-140.6638" calcext:value-type="float">
            <text:p>-140.6638</text:p>
          </table:table-cell>
          <table:table-cell table:style-name="ce51" office:value-type="string" calcext:value-type="string">
            <text:p>11/26/2012</text:p>
          </table:table-cell>
          <table:table-cell office:value-type="string" calcext:value-type="string">
            <text:p>N100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222:.W222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1304" calcext:value-type="float">
            <text:p>1130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office:value-type="string" calcext:value-type="string">
            <text:p>7/2009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23:.W223])" office:value-type="float" office:value="0" calcext:value-type="float">
            <text:p>0</text:p>
          </table:table-cell>
          <table:table-cell table:style-name="ce53"/>
          <table:table-cell table:style-name="ce49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11305" calcext:value-type="float">
            <text:p>1130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office:value-type="float" office:value="13.5" calcext:value-type="float">
            <text:p>13.5</text:p>
          </table:table-cell>
          <table:table-cell office:value-type="float" office:value="144.8" calcext:value-type="float">
            <text:p>144.8</text:p>
          </table:table-cell>
          <table:table-cell table:style-name="ce51" office:value-type="string" calcext:value-type="string">
            <text:p>08/25/11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24:.W224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1383" calcext:value-type="float">
            <text:p>1138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Chuuk</text:p>
          </table:table-cell>
          <table:table-cell office:value-type="float" office:value="7.271582" calcext:value-type="float">
            <text:p>7.271582</text:p>
          </table:table-cell>
          <table:table-cell office:value-type="float" office:value="151.535942" calcext:value-type="float">
            <text:p>151.535942</text:p>
          </table:table-cell>
          <table:table-cell table:style-name="ce51" office:value-type="string" calcext:value-type="string">
            <text:p>07/10/11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25:.W22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1427" calcext:value-type="float">
            <text:p>1142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Yap</text:p>
          </table:table-cell>
          <table:table-cell office:value-type="float" office:value="9.3329" calcext:value-type="float">
            <text:p>9.3329</text:p>
          </table:table-cell>
          <table:table-cell office:value-type="float" office:value="138.0557" calcext:value-type="float">
            <text:p>138.0557</text:p>
          </table:table-cell>
          <table:table-cell table:style-name="ce51" office:value-type="string" calcext:value-type="string">
            <text:p>12/11/09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26:.W226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1743" calcext:value-type="float">
            <text:p>1174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WA</text:p>
          </table:table-cell>
          <table:table-cell office:value-type="string" calcext:value-type="string">
            <text:p>StMartin</text:p>
          </table:table-cell>
          <table:table-cell table:style-name="ce48" office:value-type="float" office:value="18.07" calcext:value-type="float">
            <text:p>18.07</text:p>
          </table:table-cell>
          <table:table-cell table:style-name="ce48" office:value-type="float" office:value="-63.012" calcext:value-type="float">
            <text:p>-63.012</text:p>
          </table:table-cell>
          <table:table-cell table:style-name="ce51" office:value-type="string" calcext:value-type="string">
            <text:p>04/09/12</text:p>
          </table:table-cell>
          <table:table-cell table:style-name="ce52" office:value-type="string" calcext:value-type="string">
            <text:p>N1007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227:.W227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1790" calcext:value-type="float">
            <text:p>1179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WA</text:p>
          </table:table-cell>
          <table:table-cell office:value-type="string" calcext:value-type="string">
            <text:p>StMartin</text:p>
          </table:table-cell>
          <table:table-cell table:style-name="ce48" office:value-type="float" office:value="18.102" calcext:value-type="float">
            <text:p>18.102</text:p>
          </table:table-cell>
          <table:table-cell table:style-name="ce48" office:value-type="float" office:value="-62.983" calcext:value-type="float">
            <text:p>-62.983</text:p>
          </table:table-cell>
          <table:table-cell office:value-type="string" calcext:value-type="string">
            <text:p>04/12/12</text:p>
          </table:table-cell>
          <table:table-cell table:style-name="ce52" office:value-type="string" calcext:value-type="string">
            <text:p>N1008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228:.W228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1817" calcext:value-type="float">
            <text:p>1181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WA</text:p>
          </table:table-cell>
          <table:table-cell office:value-type="string" calcext:value-type="string">
            <text:p>StMartin</text:p>
          </table:table-cell>
          <table:table-cell table:style-name="ce48" office:value-type="float" office:value="18.07" calcext:value-type="float">
            <text:p>18.07</text:p>
          </table:table-cell>
          <table:table-cell table:style-name="ce48" office:value-type="float" office:value="-63.012" calcext:value-type="float">
            <text:p>-63.012</text:p>
          </table:table-cell>
          <table:table-cell office:value-type="string" calcext:value-type="string">
            <text:p>4/17/2012</text:p>
          </table:table-cell>
          <table:table-cell table:style-name="ce52" office:value-type="string" calcext:value-type="string">
            <text:p>N1006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229:.W229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11956" calcext:value-type="float">
            <text:p>1195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tigerRedSea</text:p>
          </table:table-cell>
          <table:table-cell office:value-type="string" calcext:value-type="string">
            <text:p>TigerRedSea</text:p>
          </table:table-cell>
          <table:table-cell office:value-type="string" calcext:value-type="string">
            <text:p>Djibouti</text:p>
          </table:table-cell>
          <table:table-cell table:style-name="Excel_20_Built-in_20_Normal_5f_Sheet1" office:value-type="float" office:value="11.7" calcext:value-type="float">
            <text:p>11.7</text:p>
          </table:table-cell>
          <table:table-cell table:style-name="Excel_20_Built-in_20_Normal_5f_Sheet1" office:value-type="float" office:value="42.91" calcext:value-type="float">
            <text:p>42.91</text:p>
          </table:table-cell>
          <table:table-cell office:value-type="string" calcext:value-type="string">
            <text:p>10/02/12</text:p>
          </table:table-cell>
          <table:table-cell table:style-name="ce52" office:value-type="string" calcext:value-type="string">
            <text:p>N1162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230:.W230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2030" calcext:value-type="float">
            <text:p>1203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RedSea</text:p>
          </table:table-cell>
          <table:table-cell office:value-type="string" calcext:value-type="string">
            <text:p>Djibouti</text:p>
          </table:table-cell>
          <table:table-cell table:style-name="Excel_20_Built-in_20_Normal_5f_Sheet1" office:value-type="float" office:value="11.7" calcext:value-type="float">
            <text:p>11.7</text:p>
          </table:table-cell>
          <table:table-cell table:style-name="Excel_20_Built-in_20_Normal_5f_Sheet1" office:value-type="float" office:value="42.91" calcext:value-type="float">
            <text:p>42.91</text:p>
          </table:table-cell>
          <table:table-cell office:value-type="string" calcext:value-type="string">
            <text:p>9/30/2012</text:p>
          </table:table-cell>
          <table:table-cell table:style-name="ce52" office:value-type="string" calcext:value-type="string">
            <text:p>N1163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231:.W231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12049" calcext:value-type="float">
            <text:p>1204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style-name="ce46" office:value-type="string" calcext:value-type="string">
            <text:p>RedSea</text:p>
          </table:table-cell>
          <table:table-cell table:number-columns-repeated="2" office:value-type="string" calcext:value-type="string">
            <text:p>RedSea</text:p>
          </table:table-cell>
          <table:table-cell office:value-type="string" calcext:value-type="string">
            <text:p>Djibouti</text:p>
          </table:table-cell>
          <table:table-cell table:style-name="Excel_20_Built-in_20_Normal_5f_Sheet1" office:value-type="float" office:value="11.7" calcext:value-type="float">
            <text:p>11.7</text:p>
          </table:table-cell>
          <table:table-cell table:style-name="Excel_20_Built-in_20_Normal_5f_Sheet1" office:value-type="float" office:value="42.91" calcext:value-type="float">
            <text:p>42.91</text:p>
          </table:table-cell>
          <table:table-cell office:value-type="string" calcext:value-type="string">
            <text:p>10/1/2012</text:p>
          </table:table-cell>
          <table:table-cell table:style-name="ce52" office:value-type="string" calcext:value-type="string">
            <text:p>N1164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232:.W232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12051" calcext:value-type="float">
            <text:p>1205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RedSea</text:p>
          </table:table-cell>
          <table:table-cell office:value-type="string" calcext:value-type="string">
            <text:p>Djibouti</text:p>
          </table:table-cell>
          <table:table-cell table:style-name="Excel_20_Built-in_20_Normal_5f_Sheet1" office:value-type="float" office:value="11.7" calcext:value-type="float">
            <text:p>11.7</text:p>
          </table:table-cell>
          <table:table-cell table:style-name="Excel_20_Built-in_20_Normal_5f_Sheet1" office:value-type="float" office:value="42.91" calcext:value-type="float">
            <text:p>42.91</text:p>
          </table:table-cell>
          <table:table-cell office:value-type="string" calcext:value-type="string">
            <text:p>10/1/2012</text:p>
          </table:table-cell>
          <table:table-cell table:style-name="ce52" office:value-type="string" calcext:value-type="string">
            <text:p>N1165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233:.W233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float" office:value="12070" calcext:value-type="float">
            <text:p>1207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RedSea</text:p>
          </table:table-cell>
          <table:table-cell office:value-type="string" calcext:value-type="string">
            <text:p>Djibouti</text:p>
          </table:table-cell>
          <table:table-cell table:style-name="Excel_20_Built-in_20_Normal_5f_Sheet1" office:value-type="float" office:value="11.7" calcext:value-type="float">
            <text:p>11.7</text:p>
          </table:table-cell>
          <table:table-cell table:style-name="Excel_20_Built-in_20_Normal_5f_Sheet1" office:value-type="float" office:value="42.91" calcext:value-type="float">
            <text:p>42.91</text:p>
          </table:table-cell>
          <table:table-cell office:value-type="string" calcext:value-type="string">
            <text:p>10/2/2012</text:p>
          </table:table-cell>
          <table:table-cell office:value-type="string" calcext:value-type="string">
            <text:p>N1166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O234:.W234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086" calcext:value-type="float">
            <text:p>1208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tigerRedSea</text:p>
          </table:table-cell>
          <table:table-cell office:value-type="string" calcext:value-type="string">
            <text:p>TigerRedSea</text:p>
          </table:table-cell>
          <table:table-cell office:value-type="string" calcext:value-type="string">
            <text:p>Djibouti</text:p>
          </table:table-cell>
          <table:table-cell table:style-name="Excel_20_Built-in_20_Normal_5f_Sheet1" office:value-type="float" office:value="11.7" calcext:value-type="float">
            <text:p>11.7</text:p>
          </table:table-cell>
          <table:table-cell table:style-name="Excel_20_Built-in_20_Normal_5f_Sheet1" office:value-type="float" office:value="42.91" calcext:value-type="float">
            <text:p>42.91</text:p>
          </table:table-cell>
          <table:table-cell office:value-type="string" calcext:value-type="string">
            <text:p>10/2/2012</text:p>
          </table:table-cell>
          <table:table-cell table:style-name="ce52" office:value-type="string" calcext:value-type="string">
            <text:p>N1167</text:p>
          </table:table-cell>
          <table:table-cell table:style-name="ce52" table:number-columns-repeated="2"/>
          <table:table-cell table:style-name="ce5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235:.W235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2163" calcext:value-type="float">
            <text:p>1216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RedSea</text:p>
          </table:table-cell>
          <table:table-cell office:value-type="string" calcext:value-type="string">
            <text:p>Saudi Arabia</text:p>
          </table:table-cell>
          <table:table-cell table:style-name="Excel_20_Built-in_20_Normal_5f_Sheet1" office:value-type="float" office:value="22.2907" calcext:value-type="float">
            <text:p>22.2907</text:p>
          </table:table-cell>
          <table:table-cell table:style-name="Excel_20_Built-in_20_Normal_5f_Sheet1" office:value-type="float" office:value="39.0801" calcext:value-type="float">
            <text:p>39.0801</text:p>
          </table:table-cell>
          <table:table-cell office:value-type="string" calcext:value-type="string">
            <text:p>10/10/2012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36:.W236])" office:value-type="float" office:value="0" calcext:value-type="float">
            <text:p>0</text:p>
          </table:table-cell>
          <table:table-cell table:style-name="ce53" table:number-columns-repeated="2"/>
          <table:table-cell/>
          <table:table-cell table:style-name="ce53"/>
          <table:table-cell table:style-name="ce49" table:number-columns-repeated="2"/>
          <table:table-cell table:style-name="ce53"/>
          <table:table-cell table:number-columns-repeated="993"/>
        </table:table-row>
        <table:table-row table:style-name="ro3">
          <table:table-cell office:value-type="float" office:value="12184" calcext:value-type="float">
            <text:p>1218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tigerRedSea</text:p>
          </table:table-cell>
          <table:table-cell office:value-type="string" calcext:value-type="string">
            <text:p>TigerRedSea</text:p>
          </table:table-cell>
          <table:table-cell office:value-type="string" calcext:value-type="string">
            <text:p>Saudi Arabia</text:p>
          </table:table-cell>
          <table:table-cell table:style-name="Excel_20_Built-in_20_Normal_5f_Sheet1" office:value-type="float" office:value="21.75674" calcext:value-type="float">
            <text:p>21.75674</text:p>
          </table:table-cell>
          <table:table-cell table:style-name="Excel_20_Built-in_20_Normal_5f_Sheet1" office:value-type="float" office:value="39.05175" calcext:value-type="float">
            <text:p>39.05175</text:p>
          </table:table-cell>
          <table:table-cell office:value-type="string" calcext:value-type="string">
            <text:p>10/9/2012</text:p>
          </table:table-cell>
          <table:table-cell table:style-name="ce52" office:value-type="string" calcext:value-type="string">
            <text:p>N1168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237:.W237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2207" calcext:value-type="float">
            <text:p>1220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table:style-name="Excel_20_Built-in_20_Normal_5f_Sheet1" office:value-type="float" office:value="13.5" calcext:value-type="float">
            <text:p>13.5</text:p>
          </table:table-cell>
          <table:table-cell table:style-name="Excel_20_Built-in_20_Normal_5f_Sheet1" office:value-type="float" office:value="144.8" calcext:value-type="float">
            <text:p>144.8</text:p>
          </table:table-cell>
          <table:table-cell office:value-type="string" calcext:value-type="string">
            <text:p>8/8/1970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38:.W238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283" calcext:value-type="float">
            <text:p>1228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1? (too old)</text:p>
          </table:table-cell>
          <table:table-cell office:value-type="string" calcext:value-type="string">
            <text:p>Guam</text:p>
          </table:table-cell>
          <table:table-cell table:style-name="Excel_20_Built-in_20_Normal_5f_Sheet1" office:value-type="float" office:value="13.5" calcext:value-type="float">
            <text:p>13.5</text:p>
          </table:table-cell>
          <table:table-cell table:style-name="Excel_20_Built-in_20_Normal_5f_Sheet1" office:value-type="float" office:value="144.8" calcext:value-type="float">
            <text:p>144.8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39:.W239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290" calcext:value-type="float">
            <text:p>1229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2</text:p>
          </table:table-cell>
          <table:table-cell office:value-type="string" calcext:value-type="string">
            <text:p>Guam</text:p>
          </table:table-cell>
          <table:table-cell table:style-name="Excel_20_Built-in_20_Normal_5f_Sheet1" office:value-type="float" office:value="13.5" calcext:value-type="float">
            <text:p>13.5</text:p>
          </table:table-cell>
          <table:table-cell table:style-name="Excel_20_Built-in_20_Normal_5f_Sheet1" office:value-type="float" office:value="144.8" calcext:value-type="float">
            <text:p>144.8</text:p>
          </table:table-cell>
          <table:table-cell office:value-type="string" calcext:value-type="string">
            <text:p>4/5/1975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40:.W24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291" calcext:value-type="float">
            <text:p>1229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? too old</text:p>
          </table:table-cell>
          <table:table-cell office:value-type="string" calcext:value-type="string">
            <text:p>Palau</text:p>
          </table:table-cell>
          <table:table-cell table:style-name="Excel_20_Built-in_20_Normal_5f_Sheet1" office:value-type="float" office:value="6.978693" calcext:value-type="float">
            <text:p>6.978693</text:p>
          </table:table-cell>
          <table:table-cell table:style-name="Excel_20_Built-in_20_Normal_5f_Sheet1" office:value-type="float" office:value="134.228886" calcext:value-type="float">
            <text:p>134.228886</text:p>
          </table:table-cell>
          <table:table-cell office:value-type="string" calcext:value-type="string">
            <text:p>8/14/1966</text:p>
          </table:table-cell>
          <table:table-cell table:style-name="ce53"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41:.W241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342" calcext:value-type="float">
            <text:p>1234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2? (too old)</text:p>
          </table:table-cell>
          <table:table-cell office:value-type="string" calcext:value-type="string">
            <text:p>Guam</text:p>
          </table:table-cell>
          <table:table-cell table:style-name="Excel_20_Built-in_20_Normal_5f_Sheet1" office:value-type="float" office:value="13.5" calcext:value-type="float">
            <text:p>13.5</text:p>
          </table:table-cell>
          <table:table-cell table:style-name="Excel_20_Built-in_20_Normal_5f_Sheet1" office:value-type="float" office:value="144.8" calcext:value-type="float">
            <text:p>144.8</text:p>
          </table:table-cell>
          <table:table-cell office:value-type="string" calcext:value-type="string">
            <text:p>6/10/1977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42:.W242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364" calcext:value-type="float">
            <text:p>1236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mixed</text:p>
          </table:table-cell>
          <table:table-cell office:value-type="string" calcext:value-type="string">
            <text:p>Kosrae</text:p>
          </table:table-cell>
          <table:table-cell table:style-name="Excel_20_Built-in_20_Normal_5f_Sheet1" office:value-type="float" office:value="5.371358" calcext:value-type="float">
            <text:p>5.371358</text:p>
          </table:table-cell>
          <table:table-cell table:style-name="Excel_20_Built-in_20_Normal_5f_Sheet1" office:value-type="float" office:value="163.008345" calcext:value-type="float">
            <text:p>163.008345</text:p>
          </table:table-cell>
          <table:table-cell office:value-type="string" calcext:value-type="string">
            <text:p>8/22/1992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43:.W24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551" calcext:value-type="float">
            <text:p>1255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?? (missing)</text:p>
          </table:table-cell>
          <table:table-cell office:value-type="string" calcext:value-type="string">
            <text:p>Saipan</text:p>
          </table:table-cell>
          <table:table-cell table:style-name="Excel_20_Built-in_20_Normal_5f_Sheet1" office:value-type="float" office:value="15.158461" calcext:value-type="float">
            <text:p>15.158461</text:p>
          </table:table-cell>
          <table:table-cell table:style-name="Excel_20_Built-in_20_Normal_5f_Sheet1" office:value-type="float" office:value="145.767341" calcext:value-type="float">
            <text:p>145.767341</text:p>
          </table:table-cell>
          <table:table-cell table:number-columns-repeated="5"/>
          <table:table-cell table:number-columns-repeated="9" table:style-name="ce57" office:value-type="string" calcext:value-type="string">
            <text:p>NA</text:p>
          </table:table-cell>
          <table:table-cell table:formula="of:=SUM([.O244:.W244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636" calcext:value-type="float">
            <text:p>1263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1? (juvenile)</text:p>
          </table:table-cell>
          <table:table-cell office:value-type="string" calcext:value-type="string">
            <text:p>Guam</text:p>
          </table:table-cell>
          <table:table-cell table:style-name="Excel_20_Built-in_20_Normal_5f_Sheet1" office:value-type="float" office:value="13.5" calcext:value-type="float">
            <text:p>13.5</text:p>
          </table:table-cell>
          <table:table-cell table:style-name="Excel_20_Built-in_20_Normal_5f_Sheet1" office:value-type="float" office:value="144.8" calcext:value-type="float">
            <text:p>144.8</text:p>
          </table:table-cell>
          <table:table-cell office:value-type="string" calcext:value-type="string">
            <text:p>3/12/1999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45:.W245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2658" calcext:value-type="float">
            <text:p>1265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/>
          <table:table-cell office:value-type="string" calcext:value-type="string">
            <text:p>ESU2? (too old)</text:p>
          </table:table-cell>
          <table:table-cell office:value-type="string" calcext:value-type="string">
            <text:p>Kosrae</text:p>
          </table:table-cell>
          <table:table-cell table:style-name="Excel_20_Built-in_20_Normal_5f_Sheet1" office:value-type="float" office:value="5.362227" calcext:value-type="float">
            <text:p>5.362227</text:p>
          </table:table-cell>
          <table:table-cell table:style-name="Excel_20_Built-in_20_Normal_5f_Sheet1" office:value-type="float" office:value="162.966964" calcext:value-type="float">
            <text:p>162.966964</text:p>
          </table:table-cell>
          <table:table-cell office:value-type="string" calcext:value-type="string">
            <text:p>5/26/1979</text:p>
          </table:table-cell>
          <table:table-cell table:number-columns-repeated="4"/>
          <table:table-cell table:number-columns-repeated="9" table:style-name="ce57" office:value-type="string" calcext:value-type="string">
            <text:p>NA</text:p>
          </table:table-cell>
          <table:table-cell table:formula="of:=SUM([.O246:.W246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float" office:value="13279" calcext:value-type="float">
            <text:p>1327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Heron Island</text:p>
          </table:table-cell>
          <table:table-cell office:value-type="float" office:value="-23" calcext:value-type="float">
            <text:p>-23</text:p>
          </table:table-cell>
          <table:table-cell office:value-type="float" office:value="152" calcext:value-type="float">
            <text:p>152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3359" calcext:value-type="float">
            <text:p>1335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Yap</text:p>
          </table:table-cell>
          <table:table-cell office:value-type="float" office:value="9.33" calcext:value-type="float">
            <text:p>9.33</text:p>
          </table:table-cell>
          <table:table-cell office:value-type="float" office:value="138.05" calcext:value-type="float">
            <text:p>138.05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4044" calcext:value-type="float">
            <text:p>1404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Marquesas</text:p>
          </table:table-cell>
          <table:table-cell office:value-type="float" office:value="-10.47183" calcext:value-type="float">
            <text:p>-10.47183</text:p>
          </table:table-cell>
          <table:table-cell office:value-type="float" office:value="-138.678" calcext:value-type="float">
            <text:p>-138.678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4500" calcext:value-type="float">
            <text:p>1450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Papua New Guinea</text:p>
          </table:table-cell>
          <table:table-cell office:value-type="float" office:value="-5.18395" calcext:value-type="float">
            <text:p>-5.18395</text:p>
          </table:table-cell>
          <table:table-cell office:value-type="float" office:value="145.802183" calcext:value-type="float">
            <text:p>145.802183</text:p>
          </table:table-cell>
          <table:table-cell/>
          <table:table-cell office:value-type="string" calcext:value-type="string">
            <text:p>B0012</text:p>
          </table:table-cell>
          <table:table-cell table:number-columns-repeated="3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4540" calcext:value-type="float">
            <text:p>1454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Papua New Guinea</text:p>
          </table:table-cell>
          <table:table-cell office:value-type="float" office:value="-5.255087" calcext:value-type="float">
            <text:p>-5.255087</text:p>
          </table:table-cell>
          <table:table-cell office:value-type="float" office:value="145.785052" calcext:value-type="float">
            <text:p>145.785052</text:p>
          </table:table-cell>
          <table:table-cell/>
          <table:table-cell office:value-type="string" calcext:value-type="string">
            <text:p>B0019</text:p>
          </table:table-cell>
          <table:table-cell table:number-columns-repeated="3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4541" calcext:value-type="float">
            <text:p>1454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Papua New Guinea</text:p>
          </table:table-cell>
          <table:table-cell office:value-type="float" office:value="-5.255087" calcext:value-type="float">
            <text:p>-5.255087</text:p>
          </table:table-cell>
          <table:table-cell office:value-type="float" office:value="145.785052" calcext:value-type="float">
            <text:p>145.785052</text:p>
          </table:table-cell>
          <table:table-cell/>
          <table:table-cell office:value-type="string" calcext:value-type="string">
            <text:p>B0020</text:p>
          </table:table-cell>
          <table:table-cell table:number-columns-repeated="3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4542" calcext:value-type="float">
            <text:p>1454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Papua New Guinea</text:p>
          </table:table-cell>
          <table:table-cell office:value-type="float" office:value="-5.255087" calcext:value-type="float">
            <text:p>-5.255087</text:p>
          </table:table-cell>
          <table:table-cell office:value-type="float" office:value="145.785052" calcext:value-type="float">
            <text:p>145.785052</text:p>
          </table:table-cell>
          <table:table-cell/>
          <table:table-cell office:value-type="string" calcext:value-type="string">
            <text:p>B0021</text:p>
          </table:table-cell>
          <table:table-cell table:number-columns-repeated="3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661" calcext:value-type="float">
            <text:p>1566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Papua New Guinea</text:p>
          </table:table-cell>
          <table:table-cell office:value-type="float" office:value="-5.11194" calcext:value-type="float">
            <text:p>-5.11194</text:p>
          </table:table-cell>
          <table:table-cell office:value-type="float" office:value="145.82256" calcext:value-type="float">
            <text:p>145.82256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760" calcext:value-type="float">
            <text:p>1576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New Caledonia</text:p>
          </table:table-cell>
          <table:table-cell office:value-type="float" office:value="-18.48788" calcext:value-type="float">
            <text:p>-18.48788</text:p>
          </table:table-cell>
          <table:table-cell office:value-type="float" office:value="163.09553" calcext:value-type="float">
            <text:p>163.09553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762" calcext:value-type="float">
            <text:p>1576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New Caledonia</text:p>
          </table:table-cell>
          <table:table-cell office:value-type="float" office:value="-18.48788" calcext:value-type="float">
            <text:p>-18.48788</text:p>
          </table:table-cell>
          <table:table-cell office:value-type="float" office:value="163.09553" calcext:value-type="float">
            <text:p>163.09553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804" calcext:value-type="float">
            <text:p>1580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New Caledonia</text:p>
          </table:table-cell>
          <table:table-cell office:value-type="float" office:value="-18.48788" calcext:value-type="float">
            <text:p>-18.48788</text:p>
          </table:table-cell>
          <table:table-cell office:value-type="float" office:value="163.09553" calcext:value-type="float">
            <text:p>163.09553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829" calcext:value-type="float">
            <text:p>1582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New Caledonia</text:p>
          </table:table-cell>
          <table:table-cell office:value-type="float" office:value="-22.65027" calcext:value-type="float">
            <text:p>-22.65027</text:p>
          </table:table-cell>
          <table:table-cell office:value-type="float" office:value="167.38713" calcext:value-type="float">
            <text:p>167.38713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838" calcext:value-type="float">
            <text:p>1583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New Caledonia</text:p>
          </table:table-cell>
          <table:table-cell office:value-type="float" office:value="-18.86125" calcext:value-type="float">
            <text:p>-18.86125</text:p>
          </table:table-cell>
          <table:table-cell office:value-type="float" office:value="163.53815" calcext:value-type="float">
            <text:p>163.53815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840" calcext:value-type="float">
            <text:p>1584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New Caledonia</text:p>
          </table:table-cell>
          <table:table-cell office:value-type="float" office:value="-22.65027" calcext:value-type="float">
            <text:p>-22.65027</text:p>
          </table:table-cell>
          <table:table-cell office:value-type="float" office:value="167.38713" calcext:value-type="float">
            <text:p>167.38713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866" calcext:value-type="float">
            <text:p>1586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New Caledonia</text:p>
          </table:table-cell>
          <table:table-cell office:value-type="float" office:value="-22.64778" calcext:value-type="float">
            <text:p>-22.64778</text:p>
          </table:table-cell>
          <table:table-cell office:value-type="float" office:value="167.39611" calcext:value-type="float">
            <text:p>167.39611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889" calcext:value-type="float">
            <text:p>1588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New Caledonia</text:p>
          </table:table-cell>
          <table:table-cell office:value-type="float" office:value="-18.48788" calcext:value-type="float">
            <text:p>-18.48788</text:p>
          </table:table-cell>
          <table:table-cell office:value-type="float" office:value="163.09553" calcext:value-type="float">
            <text:p>163.09553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897" calcext:value-type="float">
            <text:p>1589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New Caledonia</text:p>
          </table:table-cell>
          <table:table-cell office:value-type="float" office:value="-22.58346" calcext:value-type="float">
            <text:p>-22.58346</text:p>
          </table:table-cell>
          <table:table-cell office:value-type="float" office:value="167.52262" calcext:value-type="float">
            <text:p>167.52262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907" calcext:value-type="float">
            <text:p>1590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New Caledonia</text:p>
          </table:table-cell>
          <table:table-cell office:value-type="float" office:value="-18.844935" calcext:value-type="float">
            <text:p>-18.844935</text:p>
          </table:table-cell>
          <table:table-cell office:value-type="float" office:value="163.47628" calcext:value-type="float">
            <text:p>163.47628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910" calcext:value-type="float">
            <text:p>1591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New Caledonia</text:p>
          </table:table-cell>
          <table:table-cell office:value-type="float" office:value="-18.844935" calcext:value-type="float">
            <text:p>-18.844935</text:p>
          </table:table-cell>
          <table:table-cell office:value-type="float" office:value="163.47628" calcext:value-type="float">
            <text:p>163.47628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911" calcext:value-type="float">
            <text:p>1591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New Caledonia</text:p>
          </table:table-cell>
          <table:table-cell office:value-type="float" office:value="-18.45693" calcext:value-type="float">
            <text:p>-18.45693</text:p>
          </table:table-cell>
          <table:table-cell office:value-type="float" office:value="162.84034" calcext:value-type="float">
            <text:p>162.84034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922" calcext:value-type="float">
            <text:p>1592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New Caledonia</text:p>
          </table:table-cell>
          <table:table-cell office:value-type="float" office:value="-22.58346" calcext:value-type="float">
            <text:p>-22.58346</text:p>
          </table:table-cell>
          <table:table-cell office:value-type="float" office:value="167.52262" calcext:value-type="float">
            <text:p>167.52262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float" office:value="15934" calcext:value-type="float">
            <text:p>1593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/>
          <table:table-cell office:value-type="string" calcext:value-type="string">
            <text:p>New Caledonia</text:p>
          </table:table-cell>
          <table:table-cell office:value-type="float" office:value="-18.58507" calcext:value-type="float">
            <text:p>-18.58507</text:p>
          </table:table-cell>
          <table:table-cell office:value-type="float" office:value="163.19933" calcext:value-type="float">
            <text:p>163.19933</text:p>
          </table:table-cell>
          <table:table-cell table:number-columns-repeated="5"/>
          <table:table-cell table:style-name="ce57" table:number-columns-repeated="9"/>
          <table:table-cell table:number-columns-repeated="1001"/>
        </table:table-row>
        <table:table-row table:style-name="ro3">
          <table:table-cell office:value-type="string" calcext:value-type="string">
            <text:p>1611b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Palau</text:p>
          </table:table-cell>
          <table:table-cell table:number-columns-repeated="2"/>
          <table:table-cell office:value-type="string" calcext:value-type="string">
            <text:p>3/5/2003</text:p>
          </table:table-cell>
          <table:table-cell office:value-type="string" calcext:value-type="string">
            <text:p>G010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O269:.W269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055a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assignESU</text:p>
          </table:table-cell>
          <table:table-cell table:style-name="ce46" office:value-type="string" calcext:value-type="string">
            <text:p>ESU2????</text:p>
          </table:table-cell>
          <table:table-cell office:value-type="string" calcext:value-type="string">
            <text:p>ESU1</text:p>
          </table:table-cell>
          <table:table-cell office:value-type="string" calcext:value-type="string">
            <text:p>Mayotte</text:p>
          </table:table-cell>
          <table:table-cell office:value-type="float" office:value="-12.947371" calcext:value-type="float">
            <text:p>-12.947371</text:p>
          </table:table-cell>
          <table:table-cell office:value-type="float" office:value="45.099797" calcext:value-type="float">
            <text:p>45.099797</text:p>
          </table:table-cell>
          <table:table-cell office:value-type="string" calcext:value-type="string">
            <text:p>5/29/2008</text:p>
          </table:table-cell>
          <table:table-cell/>
          <table:table-cell office:value-type="string" calcext:value-type="string">
            <text:p>extracted as C0206, but most likely contamination, needs re-extract</text:p>
          </table:table-cell>
          <table:table-cell table:number-columns-repeated="2"/>
          <table:table-cell table:number-columns-repeated="9" table:style-name="ce57" office:value-type="string" calcext:value-type="string">
            <text:p>NA</text:p>
          </table:table-cell>
          <table:table-cell table:formula="of:=SUM([.O270:.W270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055b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ayotte</text:p>
          </table:table-cell>
          <table:table-cell office:value-type="float" office:value="-12.947371" calcext:value-type="float">
            <text:p>-12.947371</text:p>
          </table:table-cell>
          <table:table-cell office:value-type="float" office:value="45.099797" calcext:value-type="float">
            <text:p>45.099797</text:p>
          </table:table-cell>
          <table:table-cell office:value-type="string" calcext:value-type="string">
            <text:p>5/29/2008</text:p>
          </table:table-cell>
          <table:table-cell office:value-type="string" calcext:value-type="string">
            <text:p>N1193</text:p>
          </table:table-cell>
          <table:table-cell table:number-columns-repeated="3"/>
          <table:table-cell table:number-columns-repeated="9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070a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ayotte</text:p>
          </table:table-cell>
          <table:table-cell office:value-type="float" office:value="-12.859323" calcext:value-type="float">
            <text:p>-12.859323</text:p>
          </table:table-cell>
          <table:table-cell office:value-type="float" office:value="45.268639" calcext:value-type="float">
            <text:p>45.268639</text:p>
          </table:table-cell>
          <table:table-cell office:value-type="string" calcext:value-type="string">
            <text:p>6/2/2008</text:p>
          </table:table-cell>
          <table:table-cell office:value-type="string" calcext:value-type="string">
            <text:p>C02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72:.W272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070b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ayotte</text:p>
          </table:table-cell>
          <table:table-cell office:value-type="float" office:value="-12.859323" calcext:value-type="float">
            <text:p>-12.859323</text:p>
          </table:table-cell>
          <table:table-cell office:value-type="float" office:value="45.268639" calcext:value-type="float">
            <text:p>45.268639</text:p>
          </table:table-cell>
          <table:table-cell office:value-type="string" calcext:value-type="string">
            <text:p>6/2/2008</text:p>
          </table:table-cell>
          <table:table-cell office:value-type="string" calcext:value-type="string">
            <text:p>C020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73:.W273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163a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26/2008</text:p>
          </table:table-cell>
          <table:table-cell office:value-type="string" calcext:value-type="string">
            <text:p>C020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74:.W27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163b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/>
          <table:table-cell office:value-type="string" calcext:value-type="string">
            <text:p>ESU2</text:p>
          </table:table-cell>
          <table:table-cell office:value-type="string" calcext:value-type="string">
            <text:p>Nosy Bé</text:p>
          </table:table-cell>
          <table:table-cell office:value-type="float" office:value="-13.44624" calcext:value-type="float">
            <text:p>-13.44624</text:p>
          </table:table-cell>
          <table:table-cell office:value-type="float" office:value="48.33157" calcext:value-type="float">
            <text:p>48.33157</text:p>
          </table:table-cell>
          <table:table-cell office:value-type="string" calcext:value-type="string">
            <text:p>5/26/2008</text:p>
          </table:table-cell>
          <table:table-cell office:value-type="string" calcext:value-type="string">
            <text:p>C020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75:.W275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519a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/>
          <table:table-cell table:style-name="ce43" office:value-type="string" calcext:value-type="string">
            <text:p>ESU3</text:p>
          </table:table-cell>
          <table:table-cell office:value-type="string" calcext:value-type="string">
            <text:p>Nosy Bé</text:p>
          </table:table-cell>
          <table:table-cell office:value-type="float" office:value="-13.4244" calcext:value-type="float">
            <text:p>-13.4244</text:p>
          </table:table-cell>
          <table:table-cell office:value-type="float" office:value="48.3642" calcext:value-type="float">
            <text:p>48.3642</text:p>
          </table:table-cell>
          <table:table-cell office:value-type="string" calcext:value-type="string">
            <text:p>5/15/2008</text:p>
          </table:table-cell>
          <table:table-cell office:value-type="string" calcext:value-type="string">
            <text:p>C020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76:.W276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7519b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3</text:p>
          </table:table-cell>
          <table:table-cell/>
          <table:table-cell table:style-name="ce43" office:value-type="string" calcext:value-type="string">
            <text:p>ESU3</text:p>
          </table:table-cell>
          <table:table-cell office:value-type="string" calcext:value-type="string">
            <text:p>Nosy Bé</text:p>
          </table:table-cell>
          <table:table-cell office:value-type="float" office:value="-13.4244" calcext:value-type="float">
            <text:p>-13.4244</text:p>
          </table:table-cell>
          <table:table-cell office:value-type="float" office:value="48.3642" calcext:value-type="float">
            <text:p>48.3642</text:p>
          </table:table-cell>
          <table:table-cell office:value-type="string" calcext:value-type="string">
            <text:p>5/15/2008</text:p>
          </table:table-cell>
          <table:table-cell table:style-name="ce52" office:value-type="string" calcext:value-type="string">
            <text:p>C0209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277:.W277])" office:value-type="float" office:value="5" calcext:value-type="float">
            <text:p>5</text:p>
          </table:table-cell>
          <table:table-cell table:number-columns-repeated="1000"/>
        </table:table-row>
        <table:table-row table:style-name="ro7">
          <table:table-cell table:style-name="ce44" office:value-type="string" calcext:value-type="string">
            <text:p>BNZ176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2</text:p>
          </table:table-cell>
          <table:table-cell table:number-columns-repeated="6"/>
          <table:table-cell office:value-type="string" calcext:value-type="string">
            <text:p>G03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O278:.W278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FRM10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97" calcext:value-type="float">
            <text:p>7.97</text:p>
          </table:table-cell>
          <table:table-cell office:value-type="float" office:value="-82.03" calcext:value-type="float">
            <text:p>-82.03</text:p>
          </table:table-cell>
          <table:table-cell/>
          <table:table-cell office:value-type="string" calcext:value-type="string">
            <text:p>N013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279:.W279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FRM10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966" calcext:value-type="float">
            <text:p>7.966</text:p>
          </table:table-cell>
          <table:table-cell office:value-type="float" office:value="-81.983" calcext:value-type="float">
            <text:p>-81.983</text:p>
          </table:table-cell>
          <table:table-cell/>
          <table:table-cell office:value-type="string" calcext:value-type="string">
            <text:p>N013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280:.W280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FRM11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97" calcext:value-type="float">
            <text:p>7.97</text:p>
          </table:table-cell>
          <table:table-cell office:value-type="float" office:value="-82.03" calcext:value-type="float">
            <text:p>-82.03</text:p>
          </table:table-cell>
          <table:table-cell/>
          <table:table-cell office:value-type="string" calcext:value-type="string">
            <text:p>N0134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281:.W281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FRM12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627" calcext:value-type="float">
            <text:p>7.627</text:p>
          </table:table-cell>
          <table:table-cell office:value-type="float" office:value="-81.7265" calcext:value-type="float">
            <text:p>-81.7265</text:p>
          </table:table-cell>
          <table:table-cell/>
          <table:table-cell office:value-type="string" calcext:value-type="string">
            <text:p>N0167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282:.W282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FRM124small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627" calcext:value-type="float">
            <text:p>7.627</text:p>
          </table:table-cell>
          <table:table-cell office:value-type="float" office:value="-81.7265" calcext:value-type="float">
            <text:p>-81.7265</text:p>
          </table:table-cell>
          <table:table-cell/>
          <table:table-cell office:value-type="string" calcext:value-type="string">
            <text:p>N0240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283:.W283])"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FRM13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64" calcext:value-type="float">
            <text:p>7.64</text:p>
          </table:table-cell>
          <table:table-cell office:value-type="float" office:value="-81.739" calcext:value-type="float">
            <text:p>-81.739</text:p>
          </table:table-cell>
          <table:table-cell/>
          <table:table-cell office:value-type="string" calcext:value-type="string">
            <text:p>C0028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O284:.W284])"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FRM15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Panama</text:p>
          </table:table-cell>
          <table:table-cell office:value-type="float" office:value="7.64" calcext:value-type="float">
            <text:p>7.64</text:p>
          </table:table-cell>
          <table:table-cell office:value-type="float" office:value="-81.739" calcext:value-type="float">
            <text:p>-81.739</text:p>
          </table:table-cell>
          <table:table-cell/>
          <table:table-cell office:value-type="string" calcext:value-type="string">
            <text:p>N0263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O285:.W285])" office:value-type="float" office:value="6" calcext:value-type="float">
            <text:p>6</text:p>
          </table:table-cell>
          <table:table-cell table:number-columns-repeated="1000"/>
        </table:table-row>
        <table:table-row table:style-name="ro7">
          <table:table-cell table:style-name="ce45" office:value-type="string" calcext:value-type="string">
            <text:p>IE-2007-812</text:p>
          </table:table-cell>
          <table:table-cell table:style-name="ce45"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style-name="ce45" office:value-type="string" calcext:value-type="string">
            <text:p>assignESU</text:p>
          </table:table-cell>
          <table:table-cell table:style-name="ce45"/>
          <table:table-cell/>
          <table:table-cell office:value-type="string" calcext:value-type="string">
            <text:p>Madagascar</text:p>
          </table:table-cell>
          <table:table-cell office:value-type="float" office:value="-13.416" calcext:value-type="float">
            <text:p>-13.416</text:p>
          </table:table-cell>
          <table:table-cell office:value-type="float" office:value="47.95" calcext:value-type="float">
            <text:p>47.95</text:p>
          </table:table-cell>
          <table:table-cell/>
          <table:table-cell table:style-name="ce54" office:value-type="string" calcext:value-type="string">
            <text:p>N1063</text:p>
          </table:table-cell>
          <table:table-cell table:style-name="ce54" table:number-columns-repeated="2"/>
          <table:table-cell/>
          <table:table-cell table:number-columns-repeated="9" office:value-type="float" office:value="0" calcext:value-type="float">
            <text:p>0</text:p>
          </table:table-cell>
          <table:table-cell table:formula="of:=SUM([.O286:.W286])" office:value-type="float" office:value="0" calcext:value-type="float">
            <text:p>0</text:p>
          </table:table-cell>
          <table:table-cell table:number-columns-repeated="1000"/>
        </table:table-row>
        <table:table-row table:style-name="ro7">
          <table:table-cell table:style-name="ce44" office:value-type="string" calcext:value-type="string">
            <text:p>LACM_2003_7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A</text:p>
          </table:table-cell>
          <table:table-cell office:value-type="string" calcext:value-type="string">
            <text:p>subsample only</text:p>
          </table:table-cell>
          <table:table-cell office:value-type="string" calcext:value-type="string">
            <text:p>Bocas</text:p>
          </table:table-cell>
          <table:table-cell office:value-type="float" office:value="9.350162" calcext:value-type="float">
            <text:p>9.350162</text:p>
          </table:table-cell>
          <table:table-cell office:value-type="float" office:value="-82.259313" calcext:value-type="float">
            <text:p>-82.259313</text:p>
          </table:table-cell>
          <table:table-cell/>
          <table:table-cell office:value-type="string" calcext:value-type="string">
            <text:p>G034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O287:.W287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HE006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Mexico</text:p>
          </table:table-cell>
          <table:table-cell table:number-columns-repeated="3"/>
          <table:table-cell office:value-type="string" calcext:value-type="string">
            <text:p>A00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88:.W288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HE04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P</text:p>
          </table:table-cell>
          <table:table-cell/>
          <table:table-cell office:value-type="string" calcext:value-type="string">
            <text:p>Mexico</text:p>
          </table:table-cell>
          <table:table-cell table:number-columns-repeated="3"/>
          <table:table-cell office:value-type="string" calcext:value-type="string">
            <text:p>A00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89:.W289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OLAF087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Medit</text:p>
          </table:table-cell>
          <table:table-cell/>
          <table:table-cell office:value-type="string" calcext:value-type="string">
            <text:p>Sicily</text:p>
          </table:table-cell>
          <table:table-cell table:style-name="ce49" office:value-type="float" office:value="38.13" calcext:value-type="float">
            <text:p>38.13</text:p>
          </table:table-cell>
          <table:table-cell office:value-type="float" office:value="15.05" calcext:value-type="float">
            <text:p>15.05</text:p>
          </table:table-cell>
          <table:table-cell/>
          <table:table-cell table:style-name="ce52" office:value-type="string" calcext:value-type="string">
            <text:p>G0242</text:p>
          </table:table-cell>
          <table:table-cell table:style-name="ce52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2" table:formula="of:=SUM([.O290:.W290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OLAF12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Medit</text:p>
          </table:table-cell>
          <table:table-cell/>
          <table:table-cell office:value-type="string" calcext:value-type="string">
            <text:p>Sicily</text:p>
          </table:table-cell>
          <table:table-cell table:style-name="ce49" office:value-type="float" office:value="38.13" calcext:value-type="float">
            <text:p>38.13</text:p>
          </table:table-cell>
          <table:table-cell office:value-type="float" office:value="15.05" calcext:value-type="float">
            <text:p>15.05</text:p>
          </table:table-cell>
          <table:table-cell/>
          <table:table-cell table:style-name="ce52" office:value-type="string" calcext:value-type="string">
            <text:p>N0014</text:p>
          </table:table-cell>
          <table:table-cell table:style-name="ce52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291:.W291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OLAF12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Medit</text:p>
          </table:table-cell>
          <table:table-cell/>
          <table:table-cell office:value-type="string" calcext:value-type="string">
            <text:p>Sicily</text:p>
          </table:table-cell>
          <table:table-cell table:style-name="ce49" office:value-type="float" office:value="38.13" calcext:value-type="float">
            <text:p>38.13</text:p>
          </table:table-cell>
          <table:table-cell office:value-type="float" office:value="15.05" calcext:value-type="float">
            <text:p>15.05</text:p>
          </table:table-cell>
          <table:table-cell/>
          <table:table-cell table:style-name="ce52" office:value-type="string" calcext:value-type="string">
            <text:p>X0002</text:p>
          </table:table-cell>
          <table:table-cell table:style-name="ce52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2" table:formula="of:=SUM([.O292:.W292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OLAF12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/>
          <table:table-cell office:value-type="string" calcext:value-type="string">
            <text:p>GBR</text:p>
          </table:table-cell>
          <table:table-cell table:style-name="ce49" office:value-type="float" office:value="-12.2533333" calcext:value-type="float">
            <text:p>-12.2533333</text:p>
          </table:table-cell>
          <table:table-cell office:value-type="float" office:value="143.2316667" calcext:value-type="float">
            <text:p>143.2316667</text:p>
          </table:table-cell>
          <table:table-cell/>
          <table:table-cell office:value-type="string" calcext:value-type="string">
            <text:p>N0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93:.W293])"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OLAF138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3</text:p>
          </table:table-cell>
          <table:table-cell/>
          <table:table-cell office:value-type="string" calcext:value-type="string">
            <text:p>PNG</text:p>
          </table:table-cell>
          <table:table-cell table:style-name="ce49" office:value-type="float" office:value="-10.33" calcext:value-type="float">
            <text:p>-10.33</text:p>
          </table:table-cell>
          <table:table-cell office:value-type="float" office:value="150.42" calcext:value-type="float">
            <text:p>150.42</text:p>
          </table:table-cell>
          <table:table-cell/>
          <table:table-cell office:value-type="string" calcext:value-type="string">
            <text:p>N0027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94:.W294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OLAF13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/>
          <table:table-cell office:value-type="string" calcext:value-type="string">
            <text:p>PNG</text:p>
          </table:table-cell>
          <table:table-cell office:value-type="float" office:value="-9.536" calcext:value-type="float">
            <text:p>-9.536</text:p>
          </table:table-cell>
          <table:table-cell office:value-type="float" office:value="147.289" calcext:value-type="float">
            <text:p>147.289</text:p>
          </table:table-cell>
          <table:table-cell/>
          <table:table-cell office:value-type="string" calcext:value-type="string">
            <text:p>N0028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295:.W295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10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subsample only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14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296:.W296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1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subsample only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15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297:.W297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gracilis</text:p>
          </table:table-cell>
          <table:table-cell office:value-type="string" calcext:value-type="string">
            <text:p>subsample only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13</text:p>
          </table:table-cell>
          <table:table-cell table:style-name="ce52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298:.W298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HI-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27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299:.W299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HI-2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28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300:.W300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HI-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table:style-name="ce43" office:value-type="string" calcext:value-type="string">
            <text:p>NA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29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301:.W301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HI-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54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SUM([.O302:.W302])" office:value-type="float" office:value="4" calcext:value-type="float">
            <text:p>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-HI-5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Wpa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hilippines</text:p>
          </table:table-cell>
          <table:table-cell office:value-type="float" office:value="16.38" calcext:value-type="float">
            <text:p>16.38</text:p>
          </table:table-cell>
          <table:table-cell office:value-type="float" office:value="119.91" calcext:value-type="float">
            <text:p>119.91</text:p>
          </table:table-cell>
          <table:table-cell/>
          <table:table-cell table:style-name="ce52" office:value-type="string" calcext:value-type="string">
            <text:p>N0655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2" table:formula="of:=SUM([.O303:.W303])" office:value-type="float" office:value="3" calcext:value-type="float">
            <text:p>3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REU_172_1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 table:style-name="ce43" office:value-type="string" calcext:value-type="string">
            <text:p>ESU1</text:p>
          </table:table-cell>
          <table:table-cell/>
          <table:table-cell office:value-type="string" calcext:value-type="string">
            <text:p>Réunion</text:p>
          </table:table-cell>
          <table:table-cell office:value-type="float" office:value="-21.0787" calcext:value-type="float">
            <text:p>-21.0787</text:p>
          </table:table-cell>
          <table:table-cell office:value-type="float" office:value="55.2256" calcext:value-type="float">
            <text:p>55.2256</text:p>
          </table:table-cell>
          <table:table-cell/>
          <table:table-cell office:value-type="string" calcext:value-type="string">
            <text:p>S022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304:.W304])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RUMF-ZE-0007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3" office:value-type="string" calcext:value-type="string">
            <text:p>ESU3</text:p>
          </table:table-cell>
          <table:table-cell office:value-type="string" calcext:value-type="string">
            <text:p>Okinawa</text:p>
          </table:table-cell>
          <table:table-cell office:value-type="float" office:value="26.406339" calcext:value-type="float">
            <text:p>26.406339</text:p>
          </table:table-cell>
          <table:table-cell office:value-type="float" office:value="127.844547" calcext:value-type="float">
            <text:p>127.844547</text:p>
          </table:table-cell>
          <table:table-cell/>
          <table:table-cell table:style-name="ce52" office:value-type="string" calcext:value-type="string">
            <text:p>N0758</text:p>
          </table:table-cell>
          <table:table-cell table:style-name="ce52" table:number-columns-repeated="2"/>
          <table:table-cell table:style-name="ce52" office:value-type="string" calcext:value-type="string">
            <text:p>y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SUM([.O305:.W305])"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Samyn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table:number-columns-repeated="2" office:value-type="string" calcext:value-type="string">
            <text:p>ESU1</text:p>
          </table:table-cell>
          <table:table-cell/>
          <table:table-cell office:value-type="string" calcext:value-type="string">
            <text:p>Comoros</text:p>
          </table:table-cell>
          <table:table-cell office:value-type="float" office:value="-11.65" calcext:value-type="float">
            <text:p>-11.65</text:p>
          </table:table-cell>
          <table:table-cell office:value-type="float" office:value="43.33" calcext:value-type="float">
            <text:p>43.33</text:p>
          </table:table-cell>
          <table:table-cell/>
          <table:table-cell office:value-type="string" calcext:value-type="string">
            <text:p>K01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O306:.W306])" office:value-type="float" office:value="2" calcext:value-type="float">
            <text:p>2</text:p>
          </table:table-cell>
          <table:table-cell table:number-columns-repeated="1000"/>
        </table:table-row>
      </table:table>
      <table:table table:name="Pivot Table_Sheet1_1" table:style-name="ta1">
        <table:table-column table:style-name="co8" table:default-cell-style-name="ce20"/>
        <table:table-column table:style-name="co8" table:default-cell-style-name="ce25"/>
        <table:table-column table:style-name="co8" table:default-cell-style-name="Pivot_20_Table_20_Value"/>
        <table:table-column table:style-name="co8" table:default-cell-style-name="ce36"/>
        <table:table-row table:style-name="ro4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4">
          <table:table-cell table:style-name="Default" table:number-columns-repeated="4"/>
        </table:table-row>
        <table:table-row table:style-name="ro4">
          <table:table-cell table:style-name="ce17"/>
          <table:table-cell table:style-name="ce22" office:value-type="string" calcext:value-type="string">
            <text:p>Data</text:p>
          </table:table-cell>
          <table:table-cell table:style-name="ce28"/>
          <table:table-cell table:style-name="ce33"/>
        </table:table-row>
        <table:table-row table:style-name="ro4">
          <table:table-cell table:style-name="ce18" office:value-type="string" calcext:value-type="string">
            <text:p>ESU</text:p>
          </table:table-cell>
          <table:table-cell table:style-name="ce23" office:value-type="string" calcext:value-type="string">
            <text:p>Count - COI</text:p>
          </table:table-cell>
          <table:table-cell table:style-name="ce29" office:value-type="string" calcext:value-type="string">
            <text:p>Count - 16S</text:p>
          </table:table-cell>
          <table:table-cell table:style-name="ce34" office:value-type="string" calcext:value-type="string">
            <text:p>Count - 16Sc</text:p>
          </table:table-cell>
        </table:table-row>
        <table:table-row table:style-name="ro4">
          <table:table-cell table:style-name="ce19" office:value-type="string" calcext:value-type="string">
            <text:p>(empty)</text:p>
          </table:table-cell>
          <table:table-cell table:style-name="ce24" office:value-type="float" office:value="2" calcext:value-type="float">
            <text:p>2</text:p>
          </table:table-cell>
          <table:table-cell table:style-name="ce30"/>
          <table:table-cell table:style-name="ce35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andW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E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ESU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ESU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ESU3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Gala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racili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waii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Med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dSe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ig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pac</text:p>
          </table:table-cell>
          <table:table-cell table:style-name="ce26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</table:table-row>
        <table:table-row table:style-name="ro4">
          <table:table-cell table:style-name="ce21" office:value-type="string" calcext:value-type="string">
            <text:p>Total Result</text:p>
          </table:table-cell>
          <table:table-cell table:style-name="ce27" office:value-type="float" office:value="92" calcext:value-type="float">
            <text:p>92</text:p>
          </table:table-cell>
          <table:table-cell table:style-name="ce32" office:value-type="float" office:value="89" calcext:value-type="float">
            <text:p>89</text:p>
          </table:table-cell>
          <table:table-cell table:style-name="ce38" office:value-type="float" office:value="64" calcext:value-type="float">
            <text:p>64</text:p>
          </table:table-cell>
        </table:table-row>
      </table:table>
      <table:table table:name="contaminations" table:style-name="ta1" table:print="false">
        <table:table-column table:style-name="co8" table:number-columns-repeated="12" table:default-cell-style-name="Default"/>
        <table:table-column table:style-name="co9" table:number-columns-repeated="12" table:default-cell-style-name="Default"/>
        <table:table-row table:style-name="ro4">
          <table:table-cell office:value-type="string" calcext:value-type="string">
            <text:p>UF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ESU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Date Collected</text:p>
          </table:table-cell>
          <table:table-cell office:value-type="string" calcext:value-type="string">
            <text:p>ExtractionNb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16Sc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es2</text:p>
          </table:table-cell>
          <table:table-cell table:number-columns-repeated="12"/>
        </table:table-row>
        <table:table-row table:style-name="ro4">
          <table:table-cell office:value-type="float" office:value="8669" calcext:value-type="float">
            <text:p>8669</text:p>
          </table:table-cell>
          <table:table-cell office:value-type="string" calcext:value-type="string">
            <text:p>Holothuria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New Caledonia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dentified as edulis</text:p>
          </table:table-cell>
          <table:table-cell office:value-type="string" calcext:value-type="string">
            <text:p>contamination</text:p>
          </table:table-cell>
          <table:table-cell table:number-columns-repeated="12"/>
        </table:table-row>
        <table:table-row table:style-name="ro4">
          <table:table-cell office:value-type="float" office:value="5314" calcext:value-type="float">
            <text:p>5314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Moorea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dentified as atra</text:p>
          </table:table-cell>
          <table:table-cell office:value-type="string" calcext:value-type="string">
            <text:p>contamination</text:p>
          </table:table-cell>
          <table:table-cell table:number-columns-repeated="12"/>
        </table:table-row>
        <table:table-row table:style-name="ro4">
          <table:table-cell office:value-type="float" office:value="573" calcext:value-type="float">
            <text:p>573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office:annotation draw:style-name="gr1" draw:text-style-name="P1" svg:width="1.1413in" svg:height="0.5457in" svg:x="2.9031in" svg:y="0.3543in" draw:caption-point-x="-0.2303in" draw:caption-point-y="0.1535in">
              <dc:creator>FM</dc:creator>
              <dc:date>2011-09-02T00:00:00</dc:date>
              <text:p text:style-name="P1"><text:span text:style-name="T1">Identified as hawaiensis in UF </text:span></text:p>
              <text:p text:style-name="P1"><text:span text:style-name="T1">database</text:span></text:p>
            </office:annotation>
            <text:p>impatiens</text:p>
          </table:table-cell>
          <table:table-cell/>
          <table:table-cell office:value-type="string" calcext:value-type="string">
            <text:p>Tikehau</text:p>
          </table:table-cell>
          <table:table-cell office:value-type="string" calcext:value-type="string">
            <text:p>6/10/2001</text:p>
          </table:table-cell>
          <table:table-cell office:value-type="string" calcext:value-type="string">
            <text:p>G047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dentified as hawaiensis</text:p>
          </table:table-cell>
          <table:table-cell office:value-type="string" calcext:value-type="string">
            <text:p>contamination</text:p>
          </table:table-cell>
          <table:table-cell table:number-columns-repeated="12"/>
        </table:table-row>
        <table:table-row table:style-name="ro4">
          <table:table-cell office:value-type="float" office:value="7339" calcext:value-type="float">
            <text:p>7339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not impatiens</text:p>
          </table:table-cell>
          <table:table-cell office:value-type="string" calcext:value-type="string">
            <text:p>Nosy Bé</text:p>
          </table:table-cell>
          <table:table-cell office:value-type="string" calcext:value-type="string">
            <text:p>5/11/2008</text:p>
          </table:table-cell>
          <table:table-cell office:value-type="string" calcext:value-type="string">
            <text:p>FLMNH_4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contamination</text:p>
          </table:table-cell>
          <table:table-cell table:number-columns-repeated="12"/>
        </table:table-row>
        <table:table-row table:style-name="ro4">
          <table:table-cell table:style-name="ce39" office:value-type="string" calcext:value-type="string">
            <text:p>???</text:p>
          </table:table-cell>
          <table:table-cell table:style-name="ce40" table:number-columns-repeated="5"/>
          <table:table-cell table:style-name="ce40" office:value-type="string" calcext:value-type="string">
            <text:p>X051</text:p>
          </table:table-cell>
          <table:table-cell table:style-name="ce40"/>
          <table:table-cell table:style-name="ce40" office:value-type="string" calcext:value-type="string">
            <text:p>yes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7055b</text:p>
          </table:table-cell>
          <table:table-cell office:value-type="string" calcext:value-type="string">
            <text:p>Holothuria</text:p>
          </table:table-cell>
          <table:table-cell office:value-type="string" calcext:value-type="string">
            <text:p>impatiens</text:p>
          </table:table-cell>
          <table:table-cell office:value-type="string" calcext:value-type="string">
            <text:p>ESU1</text:p>
          </table:table-cell>
          <table:table-cell/>
          <table:table-cell office:value-type="string" calcext:value-type="string">
            <text:p>ESU1</text:p>
          </table:table-cell>
          <table:table-cell office:value-type="string" calcext:value-type="string">
            <text:p>Mayotte</text:p>
          </table:table-cell>
          <table:table-cell office:value-type="float" office:value="-12.947371" calcext:value-type="float">
            <text:p>-12.947371</text:p>
          </table:table-cell>
          <table:table-cell office:value-type="float" office:value="45.099797" calcext:value-type="float">
            <text:p>45.099797</text:p>
          </table:table-cell>
          <table:table-cell office:value-type="string" calcext:value-type="string">
            <text:p>5/29/2008</text:p>
          </table:table-cell>
          <table:table-cell office:value-type="string" calcext:value-type="string">
            <text:p>C0207</text:p>
          </table:table-cell>
          <table:table-cell office:value-type="string" calcext:value-type="string">
            <text:p>ESU mix up/contamination</text:p>
          </table:table-cell>
          <table:table-cell table:number-columns-repeated="2"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formula="of:=SUM([.O7:.W7])" office:value-type="float" office:value="1" calcext:value-type="float">
            <text:p>1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main.A1:main.AMJ1048576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D19" table:buttons="'Pivot Table_Sheet1_1'.A1 'Pivot Table_Sheet1_1'.A4 'Pivot Table_Sheet1_1'.B3" table:grand-total="row" table:ignore-empty-rows="true">
          <table:source-cell-range table:cell-range-address="main.A1:main.T294">
            <table:filter table:condition-source-range-address="">
              <table:filter-or>
                <table:filter-condition table:field-number="9" table:value="yes" table:operator="="/>
                <table:filter-condition table:field-number="10" table:value="yes" table:operator="="/>
                <table:filter-condition table:field-number="11" table:value="yes" table:operator="="/>
              </table:filter-or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ESU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BandW" table:display="true" table:show-details="true"/>
                <table:data-pilot-member table:name="EP" table:display="true" table:show-details="true"/>
                <table:data-pilot-member table:name="ESU1" table:display="true" table:show-details="true"/>
                <table:data-pilot-member table:name="ESU2" table:display="true" table:show-details="true"/>
                <table:data-pilot-member table:name="ESU3" table:display="true" table:show-details="true"/>
                <table:data-pilot-member table:name="Gala" table:display="true" table:show-details="true"/>
                <table:data-pilot-member table:name="gracilis" table:display="true" table:show-details="true"/>
                <table:data-pilot-member table:name="Hawaii" table:display="true" table:show-details="true"/>
                <table:data-pilot-member table:name="Medit" table:display="true" table:show-details="true"/>
                <table:data-pilot-member table:name="RedSea" table:display="true" table:show-details="true"/>
                <table:data-pilot-member table:name="tiger" table:display="true" table:show-details="true"/>
                <table:data-pilot-member table:name="WA" table:display="true" table:show-details="true"/>
                <table:data-pilot-member table:name="Wpa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I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6S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pcr failed" table:display="true" table:show-details="true"/>
                <table:data-pilot-member table:name="todo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6Sc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pcr failed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 number:style="long"/>
      <number:text>-</number:text>
      <number:day number:style="long"/>
      <number:text>-</number:text>
      <number:year/>
    </number:date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loext:fill-character> </loext:fill-character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4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4P2" style:volatile="true">
      <number:text> $</number:text>
      <loext:fill-character> </loext:fill-character>
      <number:text>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7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8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4P2" style:volatile="true">
      <number:text> $</number:text>
      <loext:fill-character> </loext:fill-character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6P2" style:volatile="true">
      <loext:fill-character> </loext:fill-character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9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9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date-style style:name="N191">
      <number:day/>
      <number:text>-</number:text>
      <number:month number:textual="true"/>
      <number:text>-</number:text>
      <number:year/>
    </number:date-style>
    <number:date-style style:name="N192">
      <number:day/>
      <number:text>-</number:text>
      <number:month number:textual="true"/>
    </number:date-style>
    <number:date-style style:name="N193">
      <number:month/>
      <number:text>/</number:text>
      <number:day/>
      <number:text>/</number:text>
      <number:year number:style="long"/>
    </number:date-style>
    <number:date-style style:name="N19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number:number number: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10124P2" style:volatile="true" number:language="en" number:country="CA">
      <number:text> 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number:number number: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10132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CA">
      <number:minutes number:style="long"/>
      <number:text>:</number:text>
      <number:seconds number:style="long"/>
    </number:time-style>
    <number:time-style style:name="N10138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CA">
      <number:minutes number:style="long"/>
      <number:text>:</number:text>
      <number:seconds number:style="long" number:decimal-places="1"/>
    </number:time-style>
    <number:number-style style:name="N10140" number:language="en" number:country="CA">
      <number:scientific-number number:decimal-places="1" number:min-integer-digits="3" number:min-exponent-digits="1"/>
    </number:number-style>
    <number:currency-style style:name="N2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1P0"/>
    </number:currency-style>
    <number:currency-style style:name="N2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2P0"/>
    </number:currency-style>
    <number:currency-style style:name="N2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4P0"/>
    </number:currency-style>
    <number:currency-style style:name="N2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5P0"/>
    </number:currency-style>
    <number:date-style style:name="N20126" number:language="en" number:country="US">
      <number:month/>
      <number:text>/</number:text>
      <number:day/>
      <number:text>/</number:text>
      <number:year number:style="long"/>
    </number:date-style>
    <number:date-style style:name="N20127" number:language="en" number:country="US">
      <number:day/>
      <number:text>-</number:text>
      <number:month number:textual="true"/>
      <number:text>-</number:text>
      <number:year/>
    </number:date-style>
    <number:date-style style:name="N20128" number:language="en" number:country="US">
      <number:day/>
      <number:text>-</number:text>
      <number:month number:textual="true"/>
    </number:date-style>
    <number:date-style style:name="N20129" number:language="en" number:country="US">
      <number:month number:textual="true"/>
      <number:text>-</number:text>
      <number:year/>
    </number:date-style>
    <number:time-style style:name="N20130" number:language="en" number:country="US">
      <number:hours/>
      <number:text>:</number:text>
      <number:minute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</number:time-style>
    <number:time-style style:name="N2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6P0" style:volatile="true" number:language="en" number:country="US">
      <number:number number:decimal-places="0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6P0"/>
    </number:number-style>
    <number:number-style style:name="N20138P0" style:volatile="true" number:language="en" number:country="US">
      <number:number number:decimal-places="2" number:min-integer-digits="1" number:grouping="true"/>
      <number:text> </number:text>
    </number:number-style>
    <number:number-style style:name="N2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8P0"/>
    </number:number-style>
    <number:number-style style:name="N2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2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0142P2" style:volatile="true" number:language="en" number:country="US">
      <loext:fill-character> </loext:fill-character>
      <number:text>- </number:text>
    </number:number-style>
    <number:text-style style:name="N20142" number:language="en" number:country="US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2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0146P2" style:volatile="true" number:language="en" number:country="US">
      <number:currency-symbol/>
      <loext:fill-character> </loext:fill-character>
      <number:text>- </number:text>
    </number:currency-style>
    <number:text-style style:name="N20146" number:language="en" number:country="US">
      <number:text-content/>
      <number:text> </number:text>
      <style:map style:condition="value()&gt;0" style:apply-style-name="N20146P0"/>
      <style:map style:condition="value()&lt;0" style:apply-style-name="N20146P1"/>
      <style:map style:condition="value()=0" style:apply-style-name="N20146P2"/>
    </number:text-style>
    <number:number-style style:name="N2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2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20150" number:language="en" number:country="US"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currency-style style:name="N2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0154" number:language="en" number:country="US">
      <number:text-content/>
      <number:text> </number:text>
      <style:map style:condition="value()&gt;0" style:apply-style-name="N20154P0"/>
      <style:map style:condition="value()&lt;0" style:apply-style-name="N20154P1"/>
      <style:map style:condition="value()=0" style:apply-style-name="N20154P2"/>
    </number:text-style>
    <number:time-style style:name="N20155" number:language="en" number:country="US">
      <number:minutes number:style="long"/>
      <number:text>:</number:text>
      <number:seconds number:style="long"/>
    </number:time-style>
    <number:time-style style:name="N2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7" number:language="en" number:country="US">
      <number:minutes number:style="long"/>
      <number:text>:</number:text>
      <number:seconds number:style="long" number:decimal-places="1"/>
    </number:time-style>
    <number:number-style style:name="N2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Excel_20_Built-in_20_Normal_5f_Sheet1" style:display-name="Excel Built-in 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 style:data-style-name="N2" text:time-value="17:49:29.019520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çois Michonneau</meta:initial-creator>
    <meta:creation-date>2011-08-31T12:55:17</meta:creation-date>
    <dc:date>2014-05-22T18:05:49.267153836</dc:date>
    <dc:creator>François Michonneau</dc:creator>
    <meta:editing-duration>P9DT8H30M55S</meta:editing-duration>
    <meta:editing-cycles>151</meta:editing-cycles>
    <meta:generator>LibreOffice/4.2.4.2$Linux_X86_64 LibreOffice_project/420m0$Build-2</meta:generator>
    <meta:printed-by>François Michonneau</meta:printed-by>
    <meta:print-date>2013-03-11T16:02:50</meta:print-date>
    <meta:document-statistic meta:table-count="4" meta:cell-count="6139" meta:object-count="0"/>
  </office:meta>
</office:document-meta>
</file>